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anifest.rdf" manifest:media-type="application/rdf+xml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content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3.102in"/>
    </style:style>
    <style:style style:name="co12" style:family="table-column">
      <style:table-column-properties fo:break-before="auto" style:column-width="1.6866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2.4016in"/>
    </style:style>
    <style:style style:name="co15" style:family="table-column">
      <style:table-column-properties fo:break-before="auto" style:column-width="2.7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">
      <style:table-cell-properties fo:border="none"/>
    </style:style>
    <style:style style:name="ce1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129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41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 run" table:style-name="ta1">
        <table:shapes>
          <draw:frame draw:z-index="0" draw:style-name="gr1" draw:text-style-name="P1" svg:width="6.2988in" svg:height="3.5429in" svg:x="7.1579in" svg:y="1.1795in">
            <draw:object draw:notify-on-update-of-ranges="'first run'.B9:'first run'.B16 'first run'.C8:'first run'.C8 'first run'.C9:'first run'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'first run'.B9:'first run'.B16 'first run'.D8:'first run'.D8 'first run'.D9:'first run'.D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515.81" calcext:value-type="float">
            <text:p>515.81</text:p>
          </table:table-cell>
          <table:table-cell table:style-name="ce12" table:formula="of:=[.$C$3]/[.C9]" office:value-type="float" office:value="9.69349178961246" calcext:value-type="float">
            <text:p>10</text:p>
          </table:table-cell>
          <table:table-cell table:style-name="ce15" table:formula="of:=([.C9]*1000000/[.$C$3])/3600" office:value-type="float" office:value="28.6561111111111" calcext:value-type="float">
            <text:p>28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33.77" calcext:value-type="float">
            <text:p>233.77</text:p>
          </table:table-cell>
          <table:table-cell table:style-name="ce12" table:formula="of:=[.$C$3]/[.C10]" office:value-type="float" office:value="21.3885442956752" calcext:value-type="float">
            <text:p>21</text:p>
          </table:table-cell>
          <table:table-cell table:style-name="ce15" table:formula="of:=([.C10]*1000000/[.$C$3])/3600" office:value-type="float" office:value="12.9872222222222" calcext:value-type="float">
            <text:p>1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4.28" calcext:value-type="float">
            <text:p>164.28</text:p>
          </table:table-cell>
          <table:table-cell table:style-name="ce12" table:formula="of:=[.$C$3]/[.C11]" office:value-type="float" office:value="30.4358412466521" calcext:value-type="float">
            <text:p>30</text:p>
          </table:table-cell>
          <table:table-cell table:style-name="ce15" table:formula="of:=([.C11]*1000000/[.$C$3])/3600" office:value-type="float" office:value="9.12666666666667" calcext:value-type="float">
            <text:p>9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94.85" calcext:value-type="float">
            <text:p>194.85</text:p>
          </table:table-cell>
          <table:table-cell table:style-name="ce12" table:formula="of:=[.$C$3]/[.C12]" office:value-type="float" office:value="25.6607646907878" calcext:value-type="float">
            <text:p>26</text:p>
          </table:table-cell>
          <table:table-cell table:style-name="ce15" table:formula="of:=([.C12]*1000000/[.$C$3])/3600" office:value-type="float" office:value="10.825" calcext:value-type="float">
            <text:p>10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96.52" calcext:value-type="float">
            <text:p>96.52</text:p>
          </table:table-cell>
          <table:table-cell table:style-name="ce12" table:formula="of:=[.$C$3]/[.C13]" office:value-type="float" office:value="51.8027351844177" calcext:value-type="float">
            <text:p>52</text:p>
          </table:table-cell>
          <table:table-cell table:style-name="ce15" table:formula="of:=([.C13]*1000000/[.$C$3])/3600" office:value-type="float" office:value="5.36222222222222" calcext:value-type="float">
            <text:p>5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06.47" calcext:value-type="float">
            <text:p>106.47</text:p>
          </table:table-cell>
          <table:table-cell table:style-name="ce12" table:formula="of:=[.$C$3]/[.C14]" office:value-type="float" office:value="46.9615854231239" calcext:value-type="float">
            <text:p>47</text:p>
          </table:table-cell>
          <table:table-cell table:style-name="ce15" table:formula="of:=([.C14]*1000000/[.$C$3])/3600" office:value-type="float" office:value="5.915" calcext:value-type="float">
            <text:p>5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97.86" calcext:value-type="float">
            <text:p>97.86</text:p>
          </table:table-cell>
          <table:table-cell table:style-name="ce12" table:formula="of:=[.$C$3]/[.C15]" office:value-type="float" office:value="51.0933987328837" calcext:value-type="float">
            <text:p>51</text:p>
          </table:table-cell>
          <table:table-cell table:style-name="ce15" table:formula="of:=([.C15]*1000000/[.$C$3])/3600" office:value-type="float" office:value="5.43666666666667" calcext:value-type="float">
            <text:p>5.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4.31" calcext:value-type="float">
            <text:p>94.31</text:p>
          </table:table-cell>
          <table:table-cell table:style-name="ce13" table:formula="of:=[.$C$3]/[.C16]" office:value-type="float" office:value="53.0166472272294" calcext:value-type="float">
            <text:p>53</text:p>
          </table:table-cell>
          <table:table-cell table:style-name="ce16" table:formula="of:=([.C16]*1000000/[.$C$3])/3600" office:value-type="float" office:value="5.23944444444445" calcext:value-type="float">
            <text:p>5.2</text:p>
          </table:table-cell>
          <table:table-cell table:number-columns-repeated="9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'first run'.B33:'first run'.B40 'first run'.C32:'first run'.C32 'first run'.C33:'first run'.C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'first run'.B32:'first run'.B40 'first run'.D8:'first run'.D8 'first run'.D32:'first run'.D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420.09" calcext:value-type="float">
            <text:p>420.09</text:p>
          </table:table-cell>
          <table:table-cell table:style-name="ce12" table:formula="of:=[.$C$3]/[.C33]" office:value-type="float" office:value="11.9022114308839" calcext:value-type="float">
            <text:p>12</text:p>
          </table:table-cell>
          <table:table-cell table:style-name="ce15" table:formula="of:=([.C33]*1000000/[.$C$3])/3600" office:value-type="float" office:value="23.3383333333333" calcext:value-type="float">
            <text:p>23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33.87" calcext:value-type="float">
            <text:p>233.87</text:p>
          </table:table-cell>
          <table:table-cell table:style-name="ce12" table:formula="of:=[.$C$3]/[.C34]" office:value-type="float" office:value="21.3793988113054" calcext:value-type="float">
            <text:p>21</text:p>
          </table:table-cell>
          <table:table-cell table:style-name="ce15" table:formula="of:=([.C34]*1000000/[.$C$3])/3600" office:value-type="float" office:value="12.9927777777778" calcext:value-type="float">
            <text:p>1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37.88" calcext:value-type="float">
            <text:p>137.88</text:p>
          </table:table-cell>
          <table:table-cell table:style-name="ce12" table:formula="of:=[.$C$3]/[.C35]" office:value-type="float" office:value="36.2634174644619" calcext:value-type="float">
            <text:p>36</text:p>
          </table:table-cell>
          <table:table-cell table:style-name="ce15" table:formula="of:=([.C35]*1000000/[.$C$3])/3600" office:value-type="float" office:value="7.66" calcext:value-type="float">
            <text:p>7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8.97" calcext:value-type="float">
            <text:p>118.97</text:p>
          </table:table-cell>
          <table:table-cell table:style-name="ce12" table:formula="of:=[.$C$3]/[.C36]" office:value-type="float" office:value="42.0274018660166" calcext:value-type="float">
            <text:p>42</text:p>
          </table:table-cell>
          <table:table-cell table:style-name="ce15" table:formula="of:=([.C36]*1000000/[.$C$3])/3600" office:value-type="float" office:value="6.60944444444445" calcext:value-type="float">
            <text:p>6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30.42" calcext:value-type="float">
            <text:p>130.42</text:p>
          </table:table-cell>
          <table:table-cell table:style-name="ce12" table:formula="of:=[.$C$3]/[.C37]" office:value-type="float" office:value="38.337678270204" calcext:value-type="float">
            <text:p>38</text:p>
          </table:table-cell>
          <table:table-cell table:style-name="ce15" table:formula="of:=([.C37]*1000000/[.$C$3])/3600" office:value-type="float" office:value="7.24555555555556" calcext:value-type="float">
            <text:p>7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2.06" calcext:value-type="float">
            <text:p>82.06</text:p>
          </table:table-cell>
          <table:table-cell table:style-name="ce12" table:formula="of:=[.$C$3]/[.C38]" office:value-type="float" office:value="60.9310260784792" calcext:value-type="float">
            <text:p>61</text:p>
          </table:table-cell>
          <table:table-cell table:style-name="ce15" table:formula="of:=([.C38]*1000000/[.$C$3])/3600" office:value-type="float" office:value="4.55888888888889" calcext:value-type="float">
            <text:p>4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6.92" calcext:value-type="float">
            <text:p>76.92</text:p>
          </table:table-cell>
          <table:table-cell table:style-name="ce12" table:formula="of:=[.$C$3]/[.C39]" office:value-type="float" office:value="65.0026001040042" calcext:value-type="float">
            <text:p>65</text:p>
          </table:table-cell>
          <table:table-cell table:style-name="ce15" table:formula="of:=([.C39]*1000000/[.$C$3])/3600" office:value-type="float" office:value="4.27333333333333" calcext:value-type="float">
            <text:p>4.3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6.84" calcext:value-type="float">
            <text:p>76.84</text:p>
          </table:table-cell>
          <table:table-cell table:style-name="ce13" table:formula="of:=[.$C$3]/[.C40]" office:value-type="float" office:value="65.0702758979698" calcext:value-type="float">
            <text:p>65</text:p>
          </table:table-cell>
          <table:table-cell table:style-name="ce16" table:formula="of:=([.C40]*1000000/[.$C$3])/3600" office:value-type="float" office:value="4.26888888888889" calcext:value-type="float">
            <text:p>4.3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6283in" svg:y="0.1677in">
              <draw:object draw:notify-on-update-of-ranges="'first run'.B53:'first run'.B60 'first run'.C32:'first run'.C32 'first run'.C53:'first run'.C6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992in" svg:y="0.1602in">
              <draw:object draw:notify-on-update-of-ranges="'first run'.B53:'first run'.B60 'first run'.D8:'first run'.D8 'first run'.D53:'first run'.D60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9.8" calcext:value-type="float">
            <text:p>379.8</text:p>
          </table:table-cell>
          <table:table-cell table:style-name="ce12" table:formula="of:=[.$C$3]/[.C53]" office:value-type="float" office:value="13.1648235913639" calcext:value-type="float">
            <text:p>13</text:p>
          </table:table-cell>
          <table:table-cell table:style-name="ce15" table:formula="of:=([.C53]*1000000/[.$C$3])/3600" office:value-type="float" office:value="21.1" calcext:value-type="float">
            <text:p>21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09.04" calcext:value-type="float">
            <text:p>209.04</text:p>
          </table:table-cell>
          <table:table-cell table:style-name="ce12" table:formula="of:=[.$C$3]/[.C54]" office:value-type="float" office:value="23.9188672024493" calcext:value-type="float">
            <text:p>24</text:p>
          </table:table-cell>
          <table:table-cell table:style-name="ce15" table:formula="of:=([.C54]*1000000/[.$C$3])/3600" office:value-type="float" office:value="11.6133333333333" calcext:value-type="float">
            <text:p>11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50.34" calcext:value-type="float">
            <text:p>150.34</text:p>
          </table:table-cell>
          <table:table-cell table:style-name="ce12" table:formula="of:=[.$C$3]/[.C55]" office:value-type="float" office:value="33.2579486497273" calcext:value-type="float">
            <text:p>33</text:p>
          </table:table-cell>
          <table:table-cell table:style-name="ce15" table:formula="of:=([.C55]*1000000/[.$C$3])/3600" office:value-type="float" office:value="8.35222222222222" calcext:value-type="float">
            <text:p>8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29.09" calcext:value-type="float">
            <text:p>129.09</text:p>
          </table:table-cell>
          <table:table-cell table:style-name="ce12" table:formula="of:=[.$C$3]/[.C56]" office:value-type="float" office:value="38.7326671314587" calcext:value-type="float">
            <text:p>39</text:p>
          </table:table-cell>
          <table:table-cell table:style-name="ce15" table:formula="of:=([.C56]*1000000/[.$C$3])/3600" office:value-type="float" office:value="7.17166666666667" calcext:value-type="float">
            <text:p>7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10.46" calcext:value-type="float">
            <text:p>110.46</text:p>
          </table:table-cell>
          <table:table-cell table:style-name="ce12" table:formula="of:=[.$C$3]/[.C57]" office:value-type="float" office:value="45.2652543907297" calcext:value-type="float">
            <text:p>45</text:p>
          </table:table-cell>
          <table:table-cell table:style-name="ce15" table:formula="of:=([.C57]*1000000/[.$C$3])/3600" office:value-type="float" office:value="6.13666666666667" calcext:value-type="float">
            <text:p>6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18.51" calcext:value-type="float">
            <text:p>118.51</text:p>
          </table:table-cell>
          <table:table-cell table:style-name="ce12" table:formula="of:=[.$C$3]/[.C58]" office:value-type="float" office:value="42.1905324445195" calcext:value-type="float">
            <text:p>42</text:p>
          </table:table-cell>
          <table:table-cell table:style-name="ce15" table:formula="of:=([.C58]*1000000/[.$C$3])/3600" office:value-type="float" office:value="6.58388888888889" calcext:value-type="float">
            <text:p>6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90.44" calcext:value-type="float">
            <text:p>90.44</text:p>
          </table:table-cell>
          <table:table-cell table:style-name="ce12" table:formula="of:=[.$C$3]/[.C59]" office:value-type="float" office:value="55.2852720035383" calcext:value-type="float">
            <text:p>55</text:p>
          </table:table-cell>
          <table:table-cell table:style-name="ce15" table:formula="of:=([.C59]*1000000/[.$C$3])/3600" office:value-type="float" office:value="5.02444444444445" calcext:value-type="float">
            <text:p>5.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2.2" calcext:value-type="float">
            <text:p>92.2</text:p>
          </table:table-cell>
          <table:table-cell table:style-name="ce13" table:formula="of:=[.$C$3]/[.C60]" office:value-type="float" office:value="54.2299349240781" calcext:value-type="float">
            <text:p>54</text:p>
          </table:table-cell>
          <table:table-cell table:style-name="ce16" table:formula="of:=([.C60]*1000000/[.$C$3])/3600" office:value-type="float" office:value="5.12222222222222" calcext:value-type="float">
            <text:p>5.1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/>
          <table:table-cell>
            <draw:frame draw:z-index="4" draw:style-name="gr1" draw:text-style-name="P1" svg:width="6.2988in" svg:height="3.5429in" svg:x="0.6161in" svg:y="0.0008in">
              <draw:object draw:notify-on-update-of-ranges="'first run'.B72:'first run'.B79 'first run'.C32:'first run'.C32 'first run'.C72:'first run'.C7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6122in" svg:y="0.0004in">
              <draw:object draw:notify-on-update-of-ranges="'first run'.B72:'first run'.B79 'first run'.D8:'first run'.D8 'first run'.D72:'first run'.D7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99.69" calcext:value-type="float">
            <text:p>399.69</text:p>
          </table:table-cell>
          <table:table-cell table:style-name="ce12" table:formula="of:=[.$C$3]/[.C72]" office:value-type="float" office:value="12.5096950136356" calcext:value-type="float">
            <text:p>13</text:p>
          </table:table-cell>
          <table:table-cell table:style-name="ce15" table:formula="of:=([.C72]*1000000/[.$C$3])/3600" office:value-type="float" office:value="22.205" calcext:value-type="float">
            <text:p>22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42.55" calcext:value-type="float">
            <text:p>242.55</text:p>
          </table:table-cell>
          <table:table-cell table:style-name="ce12" table:formula="of:=[.$C$3]/[.C73]" office:value-type="float" office:value="20.614306328592" calcext:value-type="float">
            <text:p>21</text:p>
          </table:table-cell>
          <table:table-cell table:style-name="ce15" table:formula="of:=([.C73]*1000000/[.$C$3])/3600" office:value-type="float" office:value="13.475" calcext:value-type="float">
            <text:p>13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0.08" calcext:value-type="float">
            <text:p>160.08</text:p>
          </table:table-cell>
          <table:table-cell table:style-name="ce12" table:formula="of:=[.$C$3]/[.C74]" office:value-type="float" office:value="31.2343828085957" calcext:value-type="float">
            <text:p>31</text:p>
          </table:table-cell>
          <table:table-cell table:style-name="ce15" table:formula="of:=([.C74]*1000000/[.$C$3])/3600" office:value-type="float" office:value="8.89333333333333" calcext:value-type="float">
            <text:p>8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40.23" calcext:value-type="float">
            <text:p>140.23</text:p>
          </table:table-cell>
          <table:table-cell table:style-name="ce12" table:formula="of:=[.$C$3]/[.C75]" office:value-type="float" office:value="35.6557084789275" calcext:value-type="float">
            <text:p>36</text:p>
          </table:table-cell>
          <table:table-cell table:style-name="ce15" table:formula="of:=([.C75]*1000000/[.$C$3])/3600" office:value-type="float" office:value="7.79055555555556" calcext:value-type="float">
            <text:p>7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39.44" calcext:value-type="float">
            <text:p>139.44</text:p>
          </table:table-cell>
          <table:table-cell table:style-name="ce12" table:formula="of:=[.$C$3]/[.C76]" office:value-type="float" office:value="35.8577165806082" calcext:value-type="float">
            <text:p>36</text:p>
          </table:table-cell>
          <table:table-cell table:style-name="ce15" table:formula="of:=([.C76]*1000000/[.$C$3])/3600" office:value-type="float" office:value="7.74666666666667" calcext:value-type="float">
            <text:p>7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31.15" calcext:value-type="float">
            <text:p>131.15</text:p>
          </table:table-cell>
          <table:table-cell table:style-name="ce12" table:formula="of:=[.$C$3]/[.C77]" office:value-type="float" office:value="38.1242851696531" calcext:value-type="float">
            <text:p>38</text:p>
          </table:table-cell>
          <table:table-cell table:style-name="ce15" table:formula="of:=([.C77]*1000000/[.$C$3])/3600" office:value-type="float" office:value="7.28611111111111" calcext:value-type="float">
            <text:p>7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7.36" calcext:value-type="float">
            <text:p>107.36</text:p>
          </table:table-cell>
          <table:table-cell table:style-name="ce12" table:formula="of:=[.$C$3]/[.C78]" office:value-type="float" office:value="46.5722801788376" calcext:value-type="float">
            <text:p>47</text:p>
          </table:table-cell>
          <table:table-cell table:style-name="ce15" table:formula="of:=([.C78]*1000000/[.$C$3])/3600" office:value-type="float" office:value="5.96444444444444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6.3" calcext:value-type="float">
            <text:p>96.3</text:p>
          </table:table-cell>
          <table:table-cell table:style-name="ce13" table:formula="of:=[.$C$3]/[.C79]" office:value-type="float" office:value="51.9210799584631" calcext:value-type="float">
            <text:p>52</text:p>
          </table:table-cell>
          <table:table-cell table:style-name="ce16" table:formula="of:=([.C79]*1000000/[.$C$3])/3600" office:value-type="float" office:value="5.35" calcext:value-type="float">
            <text:p>5.4</text:p>
          </table:table-cell>
          <table:table-cell table:number-columns-repeated="9"/>
        </table:table-row>
      </table:table>
      <table:table table:name="second run" table:style-name="ta1">
        <table:shapes>
          <draw:frame draw:z-index="0" draw:style-name="gr1" draw:text-style-name="P1" svg:width="6.2988in" svg:height="3.5429in" svg:x="7.1579in" svg:y="1.1795in">
            <draw:object draw:notify-on-update-of-ranges="'second run'.B9:'second run'.B16 'second run'.C8:'second run'.C8 'second run'.C9:'second run'.C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'second run'.B9:'second run'.B16 'second run'.D8:'second run'.D8 'second run'.D9:'second run'.D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3.03" calcext:value-type="float">
            <text:p>373.03</text:p>
          </table:table-cell>
          <table:table-cell table:style-name="ce12" table:formula="of:=[.$C$3]/[.C9]" office:value-type="float" office:value="13.4037476878535" calcext:value-type="float">
            <text:p>13</text:p>
          </table:table-cell>
          <table:table-cell table:style-name="ce15" table:formula="of:=([.C9]*1000000/[.$C$3])/3600" office:value-type="float" office:value="20.7238888888889" calcext:value-type="float">
            <text:p>20.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27.57" calcext:value-type="float">
            <text:p>227.57</text:p>
          </table:table-cell>
          <table:table-cell table:style-name="ce12" table:formula="of:=[.$C$3]/[.C10]" office:value-type="float" office:value="21.9712615898405" calcext:value-type="float">
            <text:p>22</text:p>
          </table:table-cell>
          <table:table-cell table:style-name="ce15" table:formula="of:=([.C10]*1000000/[.$C$3])/3600" office:value-type="float" office:value="12.6427777777778" calcext:value-type="float">
            <text:p>12.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2.17" calcext:value-type="float">
            <text:p>162.17</text:p>
          </table:table-cell>
          <table:table-cell table:style-name="ce12" table:formula="of:=[.$C$3]/[.C11]" office:value-type="float" office:value="30.8318431275822" calcext:value-type="float">
            <text:p>31</text:p>
          </table:table-cell>
          <table:table-cell table:style-name="ce15" table:formula="of:=([.C11]*1000000/[.$C$3])/3600" office:value-type="float" office:value="9.00944444444444" calcext:value-type="float">
            <text:p>9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54.52" calcext:value-type="float">
            <text:p>154.52</text:p>
          </table:table-cell>
          <table:table-cell table:style-name="ce12" table:formula="of:=[.$C$3]/[.C12]" office:value-type="float" office:value="32.3582707740098" calcext:value-type="float">
            <text:p>32</text:p>
          </table:table-cell>
          <table:table-cell table:style-name="ce15" table:formula="of:=([.C12]*1000000/[.$C$3])/3600" office:value-type="float" office:value="8.58444444444445" calcext:value-type="float">
            <text:p>8.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98.43" calcext:value-type="float">
            <text:p>98.43</text:p>
          </table:table-cell>
          <table:table-cell table:style-name="ce12" table:formula="of:=[.$C$3]/[.C13]" office:value-type="float" office:value="50.7975210809712" calcext:value-type="float">
            <text:p>51</text:p>
          </table:table-cell>
          <table:table-cell table:style-name="ce15" table:formula="of:=([.C13]*1000000/[.$C$3])/3600" office:value-type="float" office:value="5.46833333333333" calcext:value-type="float">
            <text:p>5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09.63" calcext:value-type="float">
            <text:p>109.63</text:p>
          </table:table-cell>
          <table:table-cell table:style-name="ce12" table:formula="of:=[.$C$3]/[.C14]" office:value-type="float" office:value="45.6079540271823" calcext:value-type="float">
            <text:p>46</text:p>
          </table:table-cell>
          <table:table-cell table:style-name="ce15" table:formula="of:=([.C14]*1000000/[.$C$3])/3600" office:value-type="float" office:value="6.09055555555556" calcext:value-type="float">
            <text:p>6.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0.94" calcext:value-type="float">
            <text:p>100.94</text:p>
          </table:table-cell>
          <table:table-cell table:style-name="ce12" table:formula="of:=[.$C$3]/[.C15]" office:value-type="float" office:value="49.5343768575391" calcext:value-type="float">
            <text:p>50</text:p>
          </table:table-cell>
          <table:table-cell table:style-name="ce15" table:formula="of:=([.C15]*1000000/[.$C$3])/3600" office:value-type="float" office:value="5.60777777777778" calcext:value-type="float">
            <text:p>5.6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8" calcext:value-type="float">
            <text:p>98</text:p>
          </table:table-cell>
          <table:table-cell table:style-name="ce13" table:formula="of:=[.$C$3]/[.C16]" office:value-type="float" office:value="51.0204081632653" calcext:value-type="float">
            <text:p>51</text:p>
          </table:table-cell>
          <table:table-cell table:style-name="ce16" table:formula="of:=([.C16]*1000000/[.$C$3])/3600" office:value-type="float" office:value="5.44444444444445" calcext:value-type="float">
            <text:p>5.4</text:p>
          </table:table-cell>
          <table:table-cell table:number-columns-repeated="10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'second run'.B33:'second run'.B40 'second run'.C32:'second run'.C32 'second run'.C33:'second run'.C4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'second run'.B32:'second run'.B40 'second run'.D8:'second run'.D8 'second run'.D32:'second run'.D4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67.98" calcext:value-type="float">
            <text:p>367.98</text:p>
          </table:table-cell>
          <table:table-cell table:style-name="ce12" table:formula="of:=[.$C$3]/[.C33]" office:value-type="float" office:value="13.587694983423" calcext:value-type="float">
            <text:p>14</text:p>
          </table:table-cell>
          <table:table-cell table:style-name="ce15" table:formula="of:=([.C33]*1000000/[.$C$3])/3600" office:value-type="float" office:value="20.4433333333333" calcext:value-type="float">
            <text:p>20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92.25" calcext:value-type="float">
            <text:p>192.25</text:p>
          </table:table-cell>
          <table:table-cell table:style-name="ce12" table:formula="of:=[.$C$3]/[.C34]" office:value-type="float" office:value="26.0078023407022" calcext:value-type="float">
            <text:p>26</text:p>
          </table:table-cell>
          <table:table-cell table:style-name="ce15" table:formula="of:=([.C34]*1000000/[.$C$3])/3600" office:value-type="float" office:value="10.6805555555556" calcext:value-type="float">
            <text:p>10.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45.86" calcext:value-type="float">
            <text:p>145.86</text:p>
          </table:table-cell>
          <table:table-cell table:style-name="ce12" table:formula="of:=[.$C$3]/[.C35]" office:value-type="float" office:value="34.2794460441519" calcext:value-type="float">
            <text:p>34</text:p>
          </table:table-cell>
          <table:table-cell table:style-name="ce15" table:formula="of:=([.C35]*1000000/[.$C$3])/3600" office:value-type="float" office:value="8.10333333333333" calcext:value-type="float">
            <text:p>8.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6.38" calcext:value-type="float">
            <text:p>116.38</text:p>
          </table:table-cell>
          <table:table-cell table:style-name="ce12" table:formula="of:=[.$C$3]/[.C36]" office:value-type="float" office:value="42.9627083691356" calcext:value-type="float">
            <text:p>43</text:p>
          </table:table-cell>
          <table:table-cell table:style-name="ce15" table:formula="of:=([.C36]*1000000/[.$C$3])/3600" office:value-type="float" office:value="6.46555555555556" calcext:value-type="float">
            <text:p>6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2.71" calcext:value-type="float">
            <text:p>102.71</text:p>
          </table:table-cell>
          <table:table-cell table:style-name="ce12" table:formula="of:=[.$C$3]/[.C37]" office:value-type="float" office:value="48.6807516308052" calcext:value-type="float">
            <text:p>49</text:p>
          </table:table-cell>
          <table:table-cell table:style-name="ce15" table:formula="of:=([.C37]*1000000/[.$C$3])/3600" office:value-type="float" office:value="5.70611111111111" calcext:value-type="float">
            <text:p>5.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93.77" calcext:value-type="float">
            <text:p>93.77</text:p>
          </table:table-cell>
          <table:table-cell table:style-name="ce12" table:formula="of:=[.$C$3]/[.C38]" office:value-type="float" office:value="53.3219579822971" calcext:value-type="float">
            <text:p>53</text:p>
          </table:table-cell>
          <table:table-cell table:style-name="ce15" table:formula="of:=([.C38]*1000000/[.$C$3])/3600" office:value-type="float" office:value="5.20944444444444" calcext:value-type="float">
            <text:p>5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9.96" calcext:value-type="float">
            <text:p>79.96</text:p>
          </table:table-cell>
          <table:table-cell table:style-name="ce12" table:formula="of:=[.$C$3]/[.C39]" office:value-type="float" office:value="62.5312656328164" calcext:value-type="float">
            <text:p>63</text:p>
          </table:table-cell>
          <table:table-cell table:style-name="ce15" table:formula="of:=([.C39]*1000000/[.$C$3])/3600" office:value-type="float" office:value="4.44222222222222" calcext:value-type="float">
            <text:p>4.4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6.41" calcext:value-type="float">
            <text:p>86.41</text:p>
          </table:table-cell>
          <table:table-cell table:style-name="ce13" table:formula="of:=[.$C$3]/[.C40]" office:value-type="float" office:value="57.8636731859738" calcext:value-type="float">
            <text:p>58</text:p>
          </table:table-cell>
          <table:table-cell table:style-name="ce16" table:formula="of:=([.C40]*1000000/[.$C$3])/3600" office:value-type="float" office:value="4.80055555555556" calcext:value-type="float">
            <text:p>4.8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5984in" svg:y="0.0701in">
              <draw:object draw:notify-on-update-of-ranges="'second run'.B53:'second run'.B60 'first run'.C32:'first run'.C32 'second run'.C53:'second run'.C6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693in" svg:y="0.0626in">
              <draw:object draw:notify-on-update-of-ranges="'second run'.B53:'second run'.B60 'first run'.D8:'first run'.D8 'second run'.D53:'second run'.D6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4.57" calcext:value-type="float">
            <text:p>374.57</text:p>
          </table:table-cell>
          <table:table-cell table:style-name="ce12" table:formula="of:=[.$C$3]/[.C53]" office:value-type="float" office:value="13.3486397736071" calcext:value-type="float">
            <text:p>13</text:p>
          </table:table-cell>
          <table:table-cell table:style-name="ce15" table:formula="of:=([.C53]*1000000/[.$C$3])/3600" office:value-type="float" office:value="20.8094444444444" calcext:value-type="float">
            <text:p>20.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97.28" calcext:value-type="float">
            <text:p>197.28</text:p>
          </table:table-cell>
          <table:table-cell table:style-name="ce12" table:formula="of:=[.$C$3]/[.C54]" office:value-type="float" office:value="25.3446877534469" calcext:value-type="float">
            <text:p>25</text:p>
          </table:table-cell>
          <table:table-cell table:style-name="ce15" table:formula="of:=([.C54]*1000000/[.$C$3])/3600" office:value-type="float" office:value="10.96" calcext:value-type="float">
            <text:p>11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58.75" calcext:value-type="float">
            <text:p>158.75</text:p>
          </table:table-cell>
          <table:table-cell table:style-name="ce12" table:formula="of:=[.$C$3]/[.C55]" office:value-type="float" office:value="31.496062992126" calcext:value-type="float">
            <text:p>31</text:p>
          </table:table-cell>
          <table:table-cell table:style-name="ce15" table:formula="of:=([.C55]*1000000/[.$C$3])/3600" office:value-type="float" office:value="8.81944444444445" calcext:value-type="float">
            <text:p>8.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30.41" calcext:value-type="float">
            <text:p>130.41</text:p>
          </table:table-cell>
          <table:table-cell table:style-name="ce12" table:formula="of:=[.$C$3]/[.C56]" office:value-type="float" office:value="38.340618050763" calcext:value-type="float">
            <text:p>38</text:p>
          </table:table-cell>
          <table:table-cell table:style-name="ce15" table:formula="of:=([.C56]*1000000/[.$C$3])/3600" office:value-type="float" office:value="7.245" calcext:value-type="float">
            <text:p>7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5.99" calcext:value-type="float">
            <text:p>105.99</text:p>
          </table:table-cell>
          <table:table-cell table:style-name="ce12" table:formula="of:=[.$C$3]/[.C57]" office:value-type="float" office:value="47.174261722804" calcext:value-type="float">
            <text:p>47</text:p>
          </table:table-cell>
          <table:table-cell table:style-name="ce15" table:formula="of:=([.C57]*1000000/[.$C$3])/3600" office:value-type="float" office:value="5.88833333333333" calcext:value-type="float">
            <text:p>5.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9.65" calcext:value-type="float">
            <text:p>89.65</text:p>
          </table:table-cell>
          <table:table-cell table:style-name="ce12" table:formula="of:=[.$C$3]/[.C58]" office:value-type="float" office:value="55.7724484104852" calcext:value-type="float">
            <text:p>56</text:p>
          </table:table-cell>
          <table:table-cell table:style-name="ce15" table:formula="of:=([.C58]*1000000/[.$C$3])/3600" office:value-type="float" office:value="4.98055555555556" calcext:value-type="float">
            <text:p>5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88.7" calcext:value-type="float">
            <text:p>88.7</text:p>
          </table:table-cell>
          <table:table-cell table:style-name="ce12" table:formula="of:=[.$C$3]/[.C59]" office:value-type="float" office:value="56.369785794814" calcext:value-type="float">
            <text:p>56</text:p>
          </table:table-cell>
          <table:table-cell table:style-name="ce15" table:formula="of:=([.C59]*1000000/[.$C$3])/3600" office:value-type="float" office:value="4.92777777777778" calcext:value-type="float">
            <text:p>4.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0.58" calcext:value-type="float">
            <text:p>80.58</text:p>
          </table:table-cell>
          <table:table-cell table:style-name="ce13" table:formula="of:=[.$C$3]/[.C60]" office:value-type="float" office:value="62.0501365103003" calcext:value-type="float">
            <text:p>62</text:p>
          </table:table-cell>
          <table:table-cell table:style-name="ce16" table:formula="of:=([.C60]*1000000/[.$C$3])/3600" office:value-type="float" office:value="4.47666666666667" calcext:value-type="float">
            <text:p>4.5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2"/>
          <table:table-cell>
            <draw:frame draw:z-index="4" draw:style-name="gr1" draw:text-style-name="P1" svg:width="6.2988in" svg:height="3.5429in" svg:x="0.0067in" svg:y="0.0008in">
              <draw:object draw:notify-on-update-of-ranges="'second run'.B72:'second run'.B79 'second run'.C32:'second run'.C32 'second run'.C72:'second run'.C7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0028in" svg:y="0.0004in">
              <draw:object draw:notify-on-update-of-ranges="'second run'.B72:'second run'.B79 'second run'.D8:'second run'.D8 'second run'.D72:'second run'.D7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66.33" calcext:value-type="float">
            <text:p>366.33</text:p>
          </table:table-cell>
          <table:table-cell table:style-name="ce12" table:formula="of:=[.$C$3]/[.C72]" office:value-type="float" office:value="13.6488958043294" calcext:value-type="float">
            <text:p>14</text:p>
          </table:table-cell>
          <table:table-cell table:style-name="ce15" table:formula="of:=([.C72]*1000000/[.$C$3])/3600" office:value-type="float" office:value="20.3516666666667" calcext:value-type="float">
            <text:p>20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88.22" calcext:value-type="float">
            <text:p>188.22</text:p>
          </table:table-cell>
          <table:table-cell table:style-name="ce12" table:formula="of:=[.$C$3]/[.C73]" office:value-type="float" office:value="26.5646583784933" calcext:value-type="float">
            <text:p>27</text:p>
          </table:table-cell>
          <table:table-cell table:style-name="ce15" table:formula="of:=([.C73]*1000000/[.$C$3])/3600" office:value-type="float" office:value="10.4566666666667" calcext:value-type="float">
            <text:p>10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48.59" calcext:value-type="float">
            <text:p>148.59</text:p>
          </table:table-cell>
          <table:table-cell table:style-name="ce12" table:formula="of:=[.$C$3]/[.C74]" office:value-type="float" office:value="33.6496399488525" calcext:value-type="float">
            <text:p>34</text:p>
          </table:table-cell>
          <table:table-cell table:style-name="ce15" table:formula="of:=([.C74]*1000000/[.$C$3])/3600" office:value-type="float" office:value="8.255" calcext:value-type="float">
            <text:p>8.3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5.58" calcext:value-type="float">
            <text:p>115.58</text:p>
          </table:table-cell>
          <table:table-cell table:style-name="ce12" table:formula="of:=[.$C$3]/[.C75]" office:value-type="float" office:value="43.2600795985465" calcext:value-type="float">
            <text:p>43</text:p>
          </table:table-cell>
          <table:table-cell table:style-name="ce15" table:formula="of:=([.C75]*1000000/[.$C$3])/3600" office:value-type="float" office:value="6.42111111111111" calcext:value-type="float">
            <text:p>6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7.67" calcext:value-type="float">
            <text:p>107.67</text:p>
          </table:table-cell>
          <table:table-cell table:style-name="ce12" table:formula="of:=[.$C$3]/[.C76]" office:value-type="float" office:value="46.4381907680877" calcext:value-type="float">
            <text:p>46</text:p>
          </table:table-cell>
          <table:table-cell table:style-name="ce15" table:formula="of:=([.C76]*1000000/[.$C$3])/3600" office:value-type="float" office:value="5.98166666666667" calcext:value-type="float">
            <text:p>6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6.35" calcext:value-type="float">
            <text:p>86.35</text:p>
          </table:table-cell>
          <table:table-cell table:style-name="ce12" table:formula="of:=[.$C$3]/[.C77]" office:value-type="float" office:value="57.9038795599305" calcext:value-type="float">
            <text:p>58</text:p>
          </table:table-cell>
          <table:table-cell table:style-name="ce15" table:formula="of:=([.C77]*1000000/[.$C$3])/3600" office:value-type="float" office:value="4.79722222222222" calcext:value-type="float">
            <text:p>4.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9.75" calcext:value-type="float">
            <text:p>79.75</text:p>
          </table:table-cell>
          <table:table-cell table:style-name="ce12" table:formula="of:=[.$C$3]/[.C78]" office:value-type="float" office:value="62.6959247648903" calcext:value-type="float">
            <text:p>63</text:p>
          </table:table-cell>
          <table:table-cell table:style-name="ce15" table:formula="of:=([.C78]*1000000/[.$C$3])/3600" office:value-type="float" office:value="4.43055555555556" calcext:value-type="float">
            <text:p>4.4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8.19" calcext:value-type="float">
            <text:p>78.19</text:p>
          </table:table-cell>
          <table:table-cell table:style-name="ce13" table:formula="of:=[.$C$3]/[.C79]" office:value-type="float" office:value="63.9467962655071" calcext:value-type="float">
            <text:p>64</text:p>
          </table:table-cell>
          <table:table-cell table:style-name="ce16" table:formula="of:=([.C79]*1000000/[.$C$3])/3600" office:value-type="float" office:value="4.34388888888889" calcext:value-type="float">
            <text:p>4.3</text:p>
          </table:table-cell>
          <table:table-cell table:number-columns-repeated="10"/>
        </table:table-row>
      </table:table>
      <table:table table:name="average" table:style-name="ta1">
        <table:shapes>
          <draw:frame draw:z-index="0" draw:style-name="gr1" draw:text-style-name="P1" svg:width="6.2988in" svg:height="3.5429in" svg:x="7.1579in" svg:y="1.1795in">
            <draw:object draw:notify-on-update-of-ranges="average.B9:average.B16 average.C8:average.C8 average.C9:average.C1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average.B9:average.B16 average.D8:average.D8 average.D9:average.D1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9];[$'second run'.C9])" office:value-type="float" office:value="444.42" calcext:value-type="float">
            <text:p>444.42</text:p>
          </table:table-cell>
          <table:table-cell table:style-name="ce12" table:formula="of:=[.$C$3]/[.C9]" office:value-type="float" office:value="11.2506187840331" calcext:value-type="float">
            <text:p>11</text:p>
          </table:table-cell>
          <table:table-cell table:style-name="ce15" table:formula="of:=([.C9]*1000000/[.$C$3])/3600" office:value-type="float" office:value="24.69" calcext:value-type="float">
            <text:p>24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10];[$'second run'.C10])" office:value-type="float" office:value="230.67" calcext:value-type="float">
            <text:p>230.67</text:p>
          </table:table-cell>
          <table:table-cell table:style-name="ce12" table:formula="of:=[.$C$3]/[.C10]" office:value-type="float" office:value="21.6759873412234" calcext:value-type="float">
            <text:p>22</text:p>
          </table:table-cell>
          <table:table-cell table:style-name="ce15" table:formula="of:=([.C10]*1000000/[.$C$3])/3600" office:value-type="float" office:value="12.815" calcext:value-type="float">
            <text:p>12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11];[$'second run'.C11])" office:value-type="float" office:value="163.225" calcext:value-type="float">
            <text:p>163.225</text:p>
          </table:table-cell>
          <table:table-cell table:style-name="ce12" table:formula="of:=[.$C$3]/[.C11]" office:value-type="float" office:value="30.6325624138459" calcext:value-type="float">
            <text:p>31</text:p>
          </table:table-cell>
          <table:table-cell table:style-name="ce15" table:formula="of:=([.C11]*1000000/[.$C$3])/3600" office:value-type="float" office:value="9.06805555555556" calcext:value-type="float">
            <text:p>9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12];[$'second run'.C12])" office:value-type="float" office:value="174.685" calcext:value-type="float">
            <text:p>174.685</text:p>
          </table:table-cell>
          <table:table-cell table:style-name="ce12" table:formula="of:=[.$C$3]/[.C12]" office:value-type="float" office:value="28.6229498812148" calcext:value-type="float">
            <text:p>29</text:p>
          </table:table-cell>
          <table:table-cell table:style-name="ce15" table:formula="of:=([.C12]*1000000/[.$C$3])/3600" office:value-type="float" office:value="9.70472222222222" calcext:value-type="float">
            <text:p>9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13];[$'second run'.C13])" office:value-type="float" office:value="97.475" calcext:value-type="float">
            <text:p>97.475</text:p>
          </table:table-cell>
          <table:table-cell table:style-name="ce12" table:formula="of:=[.$C$3]/[.C13]" office:value-type="float" office:value="51.2952038984355" calcext:value-type="float">
            <text:p>51</text:p>
          </table:table-cell>
          <table:table-cell table:style-name="ce15" table:formula="of:=([.C13]*1000000/[.$C$3])/3600" office:value-type="float" office:value="5.41527777777778" calcext:value-type="float">
            <text:p>5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14];[$'second run'.C14])" office:value-type="float" office:value="108.05" calcext:value-type="float">
            <text:p>108.05</text:p>
          </table:table-cell>
          <table:table-cell table:style-name="ce12" table:formula="of:=[.$C$3]/[.C14]" office:value-type="float" office:value="46.2748727441" calcext:value-type="float">
            <text:p>46</text:p>
          </table:table-cell>
          <table:table-cell table:style-name="ce15" table:formula="of:=([.C14]*1000000/[.$C$3])/3600" office:value-type="float" office:value="6.00277777777778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15];[$'second run'.C15])" office:value-type="float" office:value="99.4" calcext:value-type="float">
            <text:p>99.4</text:p>
          </table:table-cell>
          <table:table-cell table:style-name="ce12" table:formula="of:=[.$C$3]/[.C15]" office:value-type="float" office:value="50.3018108651911" calcext:value-type="float">
            <text:p>50</text:p>
          </table:table-cell>
          <table:table-cell table:style-name="ce15" table:formula="of:=([.C15]*1000000/[.$C$3])/3600" office:value-type="float" office:value="5.52222222222222" calcext:value-type="float">
            <text:p>5.5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16];[$'second run'.C16])" office:value-type="float" office:value="96.155" calcext:value-type="float">
            <text:p>96.155</text:p>
          </table:table-cell>
          <table:table-cell table:style-name="ce13" table:formula="of:=[.$C$3]/[.C16]" office:value-type="float" office:value="51.9993760074879" calcext:value-type="float">
            <text:p>52</text:p>
          </table:table-cell>
          <table:table-cell table:style-name="ce15" table:formula="of:=([.C16]*1000000/[.$C$3])/3600" office:value-type="float" office:value="5.34194444444445" calcext:value-type="float">
            <text:p>5.3</text:p>
          </table:table-cell>
          <table:table-cell table:number-columns-repeated="9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average.B33:average.B40 average.C32:average.C32 average.C33:average.C4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average.B32:average.B40 average.D8:average.D8 average.D32:average.D4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33];[$'second run'.C33])" office:value-type="float" office:value="394.035" calcext:value-type="float">
            <text:p>394.035</text:p>
          </table:table-cell>
          <table:table-cell table:style-name="ce12" table:formula="of:=[.$C$3]/[.C33]" office:value-type="float" office:value="12.6892281142538" calcext:value-type="float">
            <text:p>13</text:p>
          </table:table-cell>
          <table:table-cell table:style-name="ce15" table:formula="of:=([.C33]*1000000/[.$C$3])/3600" office:value-type="float" office:value="21.8908333333333" calcext:value-type="float">
            <text:p>21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34];[$'second run'.C34])" office:value-type="float" office:value="213.06" calcext:value-type="float">
            <text:p>213.06</text:p>
          </table:table-cell>
          <table:table-cell table:style-name="ce12" table:formula="of:=[.$C$3]/[.C34]" office:value-type="float" office:value="23.467567821271" calcext:value-type="float">
            <text:p>23</text:p>
          </table:table-cell>
          <table:table-cell table:style-name="ce15" table:formula="of:=([.C34]*1000000/[.$C$3])/3600" office:value-type="float" office:value="11.8366666666667" calcext:value-type="float">
            <text:p>11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35];[$'second run'.C35])" office:value-type="float" office:value="141.87" calcext:value-type="float">
            <text:p>141.87</text:p>
          </table:table-cell>
          <table:table-cell table:style-name="ce12" table:formula="of:=[.$C$3]/[.C35]" office:value-type="float" office:value="35.2435328117291" calcext:value-type="float">
            <text:p>35</text:p>
          </table:table-cell>
          <table:table-cell table:style-name="ce15" table:formula="of:=([.C35]*1000000/[.$C$3])/3600" office:value-type="float" office:value="7.88166666666667" calcext:value-type="float">
            <text:p>7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36];[$'second run'.C36])" office:value-type="float" office:value="117.675" calcext:value-type="float">
            <text:p>117.675</text:p>
          </table:table-cell>
          <table:table-cell table:style-name="ce12" table:formula="of:=[.$C$3]/[.C36]" office:value-type="float" office:value="42.4899086466964" calcext:value-type="float">
            <text:p>42</text:p>
          </table:table-cell>
          <table:table-cell table:style-name="ce15" table:formula="of:=([.C36]*1000000/[.$C$3])/3600" office:value-type="float" office:value="6.5375" calcext:value-type="float">
            <text:p>6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37];[$'second run'.C37])" office:value-type="float" office:value="116.565" calcext:value-type="float">
            <text:p>116.565</text:p>
          </table:table-cell>
          <table:table-cell table:style-name="ce12" table:formula="of:=[.$C$3]/[.C37]" office:value-type="float" office:value="42.8945223694934" calcext:value-type="float">
            <text:p>43</text:p>
          </table:table-cell>
          <table:table-cell table:style-name="ce15" table:formula="of:=([.C37]*1000000/[.$C$3])/3600" office:value-type="float" office:value="6.47583333333333" calcext:value-type="float">
            <text:p>6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38];[$'second run'.C38])" office:value-type="float" office:value="87.915" calcext:value-type="float">
            <text:p>87.915</text:p>
          </table:table-cell>
          <table:table-cell table:style-name="ce12" table:formula="of:=[.$C$3]/[.C38]" office:value-type="float" office:value="56.8731160780299" calcext:value-type="float">
            <text:p>57</text:p>
          </table:table-cell>
          <table:table-cell table:style-name="ce15" table:formula="of:=([.C38]*1000000/[.$C$3])/3600" office:value-type="float" office:value="4.88416666666667" calcext:value-type="float">
            <text:p>4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39];[$'second run'.C39])" office:value-type="float" office:value="78.44" calcext:value-type="float">
            <text:p>78.44</text:p>
          </table:table-cell>
          <table:table-cell table:style-name="ce12" table:formula="of:=[.$C$3]/[.C39]" office:value-type="float" office:value="63.7429882712902" calcext:value-type="float">
            <text:p>64</text:p>
          </table:table-cell>
          <table:table-cell table:style-name="ce15" table:formula="of:=([.C39]*1000000/[.$C$3])/3600" office:value-type="float" office:value="4.35777777777778" calcext:value-type="float">
            <text:p>4.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40];[$'second run'.C40])" office:value-type="float" office:value="81.625" calcext:value-type="float">
            <text:p>81.625</text:p>
          </table:table-cell>
          <table:table-cell table:style-name="ce13" table:formula="of:=[.$C$3]/[.C40]" office:value-type="float" office:value="61.2557427258806" calcext:value-type="float">
            <text:p>61</text:p>
          </table:table-cell>
          <table:table-cell table:style-name="ce16" table:formula="of:=([.C40]*1000000/[.$C$3])/3600" office:value-type="float" office:value="4.53472222222222" calcext:value-type="float">
            <text:p>4.5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6283in" svg:y="0.1677in">
              <draw:object draw:notify-on-update-of-ranges="average.B53:average.B60 average.C32:average.C32 average.C53:average.C6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992in" svg:y="0.1602in">
              <draw:object draw:notify-on-update-of-ranges="average.B53:average.B60 average.D8:average.D8 average.D53:average.D6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53];[$'second run'.C53])" office:value-type="float" office:value="377.185" calcext:value-type="float">
            <text:p>377.185</text:p>
          </table:table-cell>
          <table:table-cell table:style-name="ce12" table:formula="of:=[.$C$3]/[.C53]" office:value-type="float" office:value="13.2560944894415" calcext:value-type="float">
            <text:p>13</text:p>
          </table:table-cell>
          <table:table-cell table:style-name="ce15" table:formula="of:=([.C53]*1000000/[.$C$3])/3600" office:value-type="float" office:value="20.9547222222222" calcext:value-type="float">
            <text:p>21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54];[$'second run'.C54])" office:value-type="float" office:value="203.16" calcext:value-type="float">
            <text:p>203.16</text:p>
          </table:table-cell>
          <table:table-cell table:style-name="ce12" table:formula="of:=[.$C$3]/[.C54]" office:value-type="float" office:value="24.6111439259697" calcext:value-type="float">
            <text:p>25</text:p>
          </table:table-cell>
          <table:table-cell table:style-name="ce15" table:formula="of:=([.C54]*1000000/[.$C$3])/3600" office:value-type="float" office:value="11.2866666666667" calcext:value-type="float">
            <text:p>11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55];[$'second run'.C55])" office:value-type="float" office:value="154.545" calcext:value-type="float">
            <text:p>154.545</text:p>
          </table:table-cell>
          <table:table-cell table:style-name="ce12" table:formula="of:=[.$C$3]/[.C55]" office:value-type="float" office:value="32.3530363324598" calcext:value-type="float">
            <text:p>32</text:p>
          </table:table-cell>
          <table:table-cell table:style-name="ce15" table:formula="of:=([.C55]*1000000/[.$C$3])/3600" office:value-type="float" office:value="8.58583333333334" calcext:value-type="float">
            <text:p>8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56];[$'second run'.C56])" office:value-type="float" office:value="129.75" calcext:value-type="float">
            <text:p>129.75</text:p>
          </table:table-cell>
          <table:table-cell table:style-name="ce12" table:formula="of:=[.$C$3]/[.C56]" office:value-type="float" office:value="38.5356454720617" calcext:value-type="float">
            <text:p>39</text:p>
          </table:table-cell>
          <table:table-cell table:style-name="ce15" table:formula="of:=([.C56]*1000000/[.$C$3])/3600" office:value-type="float" office:value="7.20833333333333" calcext:value-type="float">
            <text:p>7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57];[$'second run'.C57])" office:value-type="float" office:value="108.225" calcext:value-type="float">
            <text:p>108.225</text:p>
          </table:table-cell>
          <table:table-cell table:style-name="ce12" table:formula="of:=[.$C$3]/[.C57]" office:value-type="float" office:value="46.2000462000462" calcext:value-type="float">
            <text:p>46</text:p>
          </table:table-cell>
          <table:table-cell table:style-name="ce15" table:formula="of:=([.C57]*1000000/[.$C$3])/3600" office:value-type="float" office:value="6.0125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58];[$'second run'.C58])" office:value-type="float" office:value="104.08" calcext:value-type="float">
            <text:p>104.08</text:p>
          </table:table-cell>
          <table:table-cell table:style-name="ce12" table:formula="of:=[.$C$3]/[.C58]" office:value-type="float" office:value="48.0399692544197" calcext:value-type="float">
            <text:p>48</text:p>
          </table:table-cell>
          <table:table-cell table:style-name="ce15" table:formula="of:=([.C58]*1000000/[.$C$3])/3600" office:value-type="float" office:value="5.78222222222222" calcext:value-type="float">
            <text:p>5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59];[$'second run'.C59])" office:value-type="float" office:value="89.57" calcext:value-type="float">
            <text:p>89.57</text:p>
          </table:table-cell>
          <table:table-cell table:style-name="ce12" table:formula="of:=[.$C$3]/[.C59]" office:value-type="float" office:value="55.8222619180529" calcext:value-type="float">
            <text:p>56</text:p>
          </table:table-cell>
          <table:table-cell table:style-name="ce15" table:formula="of:=([.C59]*1000000/[.$C$3])/3600" office:value-type="float" office:value="4.97611111111111" calcext:value-type="float">
            <text:p>5.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60];[$'second run'.C60])" office:value-type="float" office:value="86.39" calcext:value-type="float">
            <text:p>86.39</text:p>
          </table:table-cell>
          <table:table-cell table:style-name="ce13" table:formula="of:=[.$C$3]/[.C60]" office:value-type="float" office:value="57.8770691052205" calcext:value-type="float">
            <text:p>58</text:p>
          </table:table-cell>
          <table:table-cell table:style-name="ce16" table:formula="of:=([.C60]*1000000/[.$C$3])/3600" office:value-type="float" office:value="4.79944444444444" calcext:value-type="float">
            <text:p>4.8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/>
          <table:table-cell>
            <draw:frame draw:z-index="4" draw:style-name="gr1" draw:text-style-name="P1" svg:width="6.2988in" svg:height="3.5429in" svg:x="0.6161in" svg:y="0.0008in">
              <draw:object draw:notify-on-update-of-ranges="average.B72:average.B79 average.C32:average.C32 average.C72:average.C79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6122in" svg:y="0.0004in">
              <draw:object draw:notify-on-update-of-ranges="average.B72:average.B79 average.D8:average.D8 average.D72:average.D79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72];[$'second run'.C72])" office:value-type="float" office:value="383.01" calcext:value-type="float">
            <text:p>383.01</text:p>
          </table:table-cell>
          <table:table-cell table:style-name="ce12" table:formula="of:=[.$C$3]/[.C72]" office:value-type="float" office:value="13.054489438918" calcext:value-type="float">
            <text:p>13</text:p>
          </table:table-cell>
          <table:table-cell table:style-name="ce15" table:formula="of:=([.C72]*1000000/[.$C$3])/3600" office:value-type="float" office:value="21.2783333333333" calcext:value-type="float">
            <text:p>21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73];[$'second run'.C73])" office:value-type="float" office:value="215.385" calcext:value-type="float">
            <text:p>215.385</text:p>
          </table:table-cell>
          <table:table-cell table:style-name="ce12" table:formula="of:=[.$C$3]/[.C73]" office:value-type="float" office:value="23.2142442602781" calcext:value-type="float">
            <text:p>23</text:p>
          </table:table-cell>
          <table:table-cell table:style-name="ce15" table:formula="of:=([.C73]*1000000/[.$C$3])/3600" office:value-type="float" office:value="11.9658333333333" calcext:value-type="float">
            <text:p>12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74];[$'second run'.C74])" office:value-type="float" office:value="154.335" calcext:value-type="float">
            <text:p>154.335</text:p>
          </table:table-cell>
          <table:table-cell table:style-name="ce12" table:formula="of:=[.$C$3]/[.C74]" office:value-type="float" office:value="32.3970583471021" calcext:value-type="float">
            <text:p>32</text:p>
          </table:table-cell>
          <table:table-cell table:style-name="ce15" table:formula="of:=([.C74]*1000000/[.$C$3])/3600" office:value-type="float" office:value="8.57416666666667" calcext:value-type="float">
            <text:p>8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75];[$'second run'.C75])" office:value-type="float" office:value="127.905" calcext:value-type="float">
            <text:p>127.905</text:p>
          </table:table-cell>
          <table:table-cell table:style-name="ce12" table:formula="of:=[.$C$3]/[.C75]" office:value-type="float" office:value="39.0915132324772" calcext:value-type="float">
            <text:p>39</text:p>
          </table:table-cell>
          <table:table-cell table:style-name="ce15" table:formula="of:=([.C75]*1000000/[.$C$3])/3600" office:value-type="float" office:value="7.10583333333333" calcext:value-type="float">
            <text:p>7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76];[$'second run'.C76])" office:value-type="float" office:value="123.555" calcext:value-type="float">
            <text:p>123.555</text:p>
          </table:table-cell>
          <table:table-cell table:style-name="ce12" table:formula="of:=[.$C$3]/[.C76]" office:value-type="float" office:value="40.4678078588483" calcext:value-type="float">
            <text:p>40</text:p>
          </table:table-cell>
          <table:table-cell table:style-name="ce15" table:formula="of:=([.C76]*1000000/[.$C$3])/3600" office:value-type="float" office:value="6.86416666666667" calcext:value-type="float">
            <text:p>6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77];[$'second run'.C77])" office:value-type="float" office:value="108.75" calcext:value-type="float">
            <text:p>108.75</text:p>
          </table:table-cell>
          <table:table-cell table:style-name="ce12" table:formula="of:=[.$C$3]/[.C77]" office:value-type="float" office:value="45.9770114942529" calcext:value-type="float">
            <text:p>46</text:p>
          </table:table-cell>
          <table:table-cell table:style-name="ce15" table:formula="of:=([.C77]*1000000/[.$C$3])/3600" office:value-type="float" office:value="6.04166666666667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78];[$'second run'.C78])" office:value-type="float" office:value="93.555" calcext:value-type="float">
            <text:p>93.555</text:p>
          </table:table-cell>
          <table:table-cell table:style-name="ce12" table:formula="of:=[.$C$3]/[.C78]" office:value-type="float" office:value="53.4444978889423" calcext:value-type="float">
            <text:p>53</text:p>
          </table:table-cell>
          <table:table-cell table:style-name="ce15" table:formula="of:=([.C78]*1000000/[.$C$3])/3600" office:value-type="float" office:value="5.1975" calcext:value-type="float">
            <text:p>5.2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79];[$'second run'.C79])" office:value-type="float" office:value="87.245" calcext:value-type="float">
            <text:p>87.245</text:p>
          </table:table-cell>
          <table:table-cell table:style-name="ce13" table:formula="of:=[.$C$3]/[.C79]" office:value-type="float" office:value="57.3098744913749" calcext:value-type="float">
            <text:p>57</text:p>
          </table:table-cell>
          <table:table-cell table:style-name="ce16" table:formula="of:=([.C79]*1000000/[.$C$3])/3600" office:value-type="float" office:value="4.84694444444444" calcext:value-type="float">
            <text:p>4.8</text:p>
          </table:table-cell>
          <table:table-cell table:number-columns-repeated="9"/>
        </table:table-row>
      </table:table>
      <table:table table:name="batch-size-100-detail" table:style-name="ta1">
        <table:table-column table:style-name="co8" table:default-cell-style-name="Default"/>
        <table:table-column table:style-name="co2" table:default-cell-style-name="ce4"/>
        <table:table-column table:style-name="co7" table:default-cell-style-name="Default"/>
        <table:table-column table:style-name="co9" table:default-cell-style-name="ce12"/>
        <table:table-column table:style-name="co10" table:default-cell-style-name="ce15"/>
        <table:table-column table:style-name="co7" table:number-columns-repeated="8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2"/>
          <table:table-cell>
            <draw:frame draw:z-index="0" draw:style-name="gr1" draw:text-style-name="P1" svg:width="6.2988in" svg:height="3.5429in" svg:x="0.1894in" svg:y="0.0701in">
              <draw:object draw:notify-on-update-of-ranges="'batch-size-100-detail'.B13:'batch-size-100-detail'.B27 'second run'.C32:'second run'.C32 'batch-size-100-detail'.C13:'batch-size-100-detail'.C2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2425in" svg:y="0.0122in">
              <draw:object draw:notify-on-update-of-ranges="'batch-size-100-detail'.B13:'batch-size-100-detail'.B27 'second run'.D8:'second run'.D8 'batch-size-100-detail'.D13:'batch-size-100-detail'.D2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ce35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First Run</text:p>
          </table:table-cell>
          <table:table-cell table:style-name="ce35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420.09" calcext:value-type="float">
            <text:p>420.09</text:p>
          </table:table-cell>
          <table:table-cell table:formula="of:=[.$C$3]/[.C13]" office:value-type="float" office:value="11.9022114308839" calcext:value-type="float">
            <text:p>12</text:p>
          </table:table-cell>
          <table:table-cell table:formula="of:=([.C13]*1000000/[.$C$3])/3600" office:value-type="float" office:value="23.3383333333333" calcext:value-type="float">
            <text:p>2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3.87" calcext:value-type="float">
            <text:p>233.87</text:p>
          </table:table-cell>
          <table:table-cell table:formula="of:=[.$C$3]/[.C14]" office:value-type="float" office:value="21.3793988113054" calcext:value-type="float">
            <text:p>21</text:p>
          </table:table-cell>
          <table:table-cell table:formula="of:=([.C14]*1000000/[.$C$3])/3600" office:value-type="float" office:value="12.9927777777778" calcext:value-type="float">
            <text:p>13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7.88" calcext:value-type="float">
            <text:p>137.88</text:p>
          </table:table-cell>
          <table:table-cell table:formula="of:=[.$C$3]/[.C15]" office:value-type="float" office:value="36.2634174644619" calcext:value-type="float">
            <text:p>36</text:p>
          </table:table-cell>
          <table:table-cell table:formula="of:=([.C15]*1000000/[.$C$3])/3600" office:value-type="float" office:value="7.66" calcext:value-type="float">
            <text:p>7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8.97" calcext:value-type="float">
            <text:p>118.97</text:p>
          </table:table-cell>
          <table:table-cell table:formula="of:=[.$C$3]/[.C16]" office:value-type="float" office:value="42.0274018660166" calcext:value-type="float">
            <text:p>42</text:p>
          </table:table-cell>
          <table:table-cell table:formula="of:=([.C16]*1000000/[.$C$3])/3600" office:value-type="float" office:value="6.60944444444445" calcext:value-type="float">
            <text:p>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.42" calcext:value-type="float">
            <text:p>130.42</text:p>
          </table:table-cell>
          <table:table-cell table:formula="of:=[.$C$3]/[.C17]" office:value-type="float" office:value="38.337678270204" calcext:value-type="float">
            <text:p>38</text:p>
          </table:table-cell>
          <table:table-cell table:formula="of:=([.C17]*1000000/[.$C$3])/3600" office:value-type="float" office:value="7.24555555555556" calcext:value-type="float">
            <text:p>7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2.08" calcext:value-type="float">
            <text:p>92.08</text:p>
          </table:table-cell>
          <table:table-cell table:formula="of:=[.$C$3]/[.C18]" office:value-type="float" office:value="54.3006081668115" calcext:value-type="float">
            <text:p>54</text:p>
          </table:table-cell>
          <table:table-cell table:formula="of:=([.C18]*1000000/[.$C$3])/3600" office:value-type="float" office:value="5.11555555555556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.25" calcext:value-type="float">
            <text:p>80.25</text:p>
          </table:table-cell>
          <table:table-cell table:formula="of:=[.$C$3]/[.C19]" office:value-type="float" office:value="62.3052959501558" calcext:value-type="float">
            <text:p>62</text:p>
          </table:table-cell>
          <table:table-cell table:formula="of:=([.C19]*1000000/[.$C$3])/3600" office:value-type="float" office:value="4.45833333333333" calcext:value-type="float">
            <text:p>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82.06" calcext:value-type="float">
            <text:p>82.06</text:p>
          </table:table-cell>
          <table:table-cell table:formula="of:=[.$C$3]/[.C20]" office:value-type="float" office:value="60.9310260784792" calcext:value-type="float">
            <text:p>61</text:p>
          </table:table-cell>
          <table:table-cell table:formula="of:=([.C20]*1000000/[.$C$3])/3600" office:value-type="float" office:value="4.55888888888889" calcext:value-type="float">
            <text:p>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75.03" calcext:value-type="float">
            <text:p>75.03</text:p>
          </table:table-cell>
          <table:table-cell table:formula="of:=[.$C$3]/[.C21]" office:value-type="float" office:value="66.6400106624017" calcext:value-type="float">
            <text:p>67</text:p>
          </table:table-cell>
          <table:table-cell table:formula="of:=([.C21]*1000000/[.$C$3])/3600" office:value-type="float" office:value="4.16833333333333" calcext:value-type="float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6.92" calcext:value-type="float">
            <text:p>76.92</text:p>
          </table:table-cell>
          <table:table-cell table:formula="of:=[.$C$3]/[.C22]" office:value-type="float" office:value="65.0026001040042" calcext:value-type="float">
            <text:p>65</text:p>
          </table:table-cell>
          <table:table-cell table:formula="of:=([.C22]*1000000/[.$C$3])/3600" office:value-type="float" office:value="4.27333333333333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5.77" calcext:value-type="float">
            <text:p>75.77</text:p>
          </table:table-cell>
          <table:table-cell table:formula="of:=[.$C$3]/[.C23]" office:value-type="float" office:value="65.9891777748449" calcext:value-type="float">
            <text:p>66</text:p>
          </table:table-cell>
          <table:table-cell table:formula="of:=([.C23]*1000000/[.$C$3])/3600" office:value-type="float" office:value="4.20944444444444" calcext:value-type="float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.72" calcext:value-type="float">
            <text:p>96.72</text:p>
          </table:table-cell>
          <table:table-cell table:formula="of:=[.$C$3]/[.C24]" office:value-type="float" office:value="51.6956162117453" calcext:value-type="float">
            <text:p>52</text:p>
          </table:table-cell>
          <table:table-cell table:formula="of:=([.C24]*1000000/[.$C$3])/3600" office:value-type="float" office:value="5.37333333333333" calcext:value-type="float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.07" calcext:value-type="float">
            <text:p>67.07</text:p>
          </table:table-cell>
          <table:table-cell table:formula="of:=[.$C$3]/[.C25]" office:value-type="float" office:value="74.5489786789921" calcext:value-type="float">
            <text:p>75</text:p>
          </table:table-cell>
          <table:table-cell table:formula="of:=([.C25]*1000000/[.$C$3])/3600" office:value-type="float" office:value="3.72611111111111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.52" calcext:value-type="float">
            <text:p>69.52</text:p>
          </table:table-cell>
          <table:table-cell table:formula="of:=[.$C$3]/[.C26]" office:value-type="float" office:value="71.921749136939" calcext:value-type="float">
            <text:p>72</text:p>
          </table:table-cell>
          <table:table-cell table:formula="of:=([.C26]*1000000/[.$C$3])/3600" office:value-type="float" office:value="3.86222222222222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6.84" calcext:value-type="float">
            <text:p>76.84</text:p>
          </table:table-cell>
          <table:table-cell table:style-name="ce13" table:formula="of:=[.$C$3]/[.C27]" office:value-type="float" office:value="65.0702758979698" calcext:value-type="float">
            <text:p>65</text:p>
          </table:table-cell>
          <table:table-cell table:style-name="ce16" table:formula="of:=([.C27]*1000000/[.$C$3])/3600" office:value-type="float" office:value="4.26888888888889" calcext:value-type="float">
            <text:p>4.3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Second run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2" draw:style-name="gr1" draw:text-style-name="P1" svg:width="6.2988in" svg:height="3.5429in" svg:x="0.1169in" svg:y="0.0579in">
              <draw:object draw:notify-on-update-of-ranges="'batch-size-100-detail'.B36:'batch-size-100-detail'.B50 'second run'.C32:'second run'.C32 'batch-size-100-detail'.C36:'batch-size-100-detail'.C50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1701in" svg:y="0in">
              <draw:object draw:notify-on-update-of-ranges="'batch-size-100-detail'.B36:'batch-size-100-detail'.B50 'second run'.D8:'second run'.D8 'batch-size-100-detail'.D36:'batch-size-100-detail'.D50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367.98" calcext:value-type="float">
            <text:p>367.98</text:p>
          </table:table-cell>
          <table:table-cell table:formula="of:=[.$C$3]/[.C36]" office:value-type="float" office:value="13.587694983423" calcext:value-type="float">
            <text:p>14</text:p>
          </table:table-cell>
          <table:table-cell table:formula="of:=([.C36]*1000000/[.$C$3])/3600" office:value-type="float" office:value="20.4433333333333" calcext:value-type="float">
            <text:p>2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2.25" calcext:value-type="float">
            <text:p>192.25</text:p>
          </table:table-cell>
          <table:table-cell table:formula="of:=[.$C$3]/[.C37]" office:value-type="float" office:value="26.0078023407022" calcext:value-type="float">
            <text:p>26</text:p>
          </table:table-cell>
          <table:table-cell table:formula="of:=([.C37]*1000000/[.$C$3])/3600" office:value-type="float" office:value="10.6805555555556" calcext:value-type="float">
            <text:p>1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5.86" calcext:value-type="float">
            <text:p>145.86</text:p>
          </table:table-cell>
          <table:table-cell table:formula="of:=[.$C$3]/[.C38]" office:value-type="float" office:value="34.2794460441519" calcext:value-type="float">
            <text:p>34</text:p>
          </table:table-cell>
          <table:table-cell table:formula="of:=([.C38]*1000000/[.$C$3])/3600" office:value-type="float" office:value="8.10333333333333" calcext:value-type="float">
            <text:p>8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.38" calcext:value-type="float">
            <text:p>116.38</text:p>
          </table:table-cell>
          <table:table-cell table:formula="of:=[.$C$3]/[.C39]" office:value-type="float" office:value="42.9627083691356" calcext:value-type="float">
            <text:p>43</text:p>
          </table:table-cell>
          <table:table-cell table:formula="of:=([.C39]*1000000/[.$C$3])/3600" office:value-type="float" office:value="6.46555555555556" calcext:value-type="float">
            <text:p>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2.71" calcext:value-type="float">
            <text:p>102.71</text:p>
          </table:table-cell>
          <table:table-cell table:formula="of:=[.$C$3]/[.C40]" office:value-type="float" office:value="48.6807516308052" calcext:value-type="float">
            <text:p>49</text:p>
          </table:table-cell>
          <table:table-cell table:formula="of:=([.C40]*1000000/[.$C$3])/3600" office:value-type="float" office:value="5.70611111111111" calcext:value-type="float">
            <text:p>5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.73" calcext:value-type="float">
            <text:p>90.73</text:p>
          </table:table-cell>
          <table:table-cell table:formula="of:=[.$C$3]/[.C41]" office:value-type="float" office:value="55.1085638708255" calcext:value-type="float">
            <text:p>55</text:p>
          </table:table-cell>
          <table:table-cell table:formula="of:=([.C41]*1000000/[.$C$3])/3600" office:value-type="float" office:value="5.04055555555556" calcext:value-type="float">
            <text:p>5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.05" calcext:value-type="float">
            <text:p>83.05</text:p>
          </table:table-cell>
          <table:table-cell table:formula="of:=[.$C$3]/[.C42]" office:value-type="float" office:value="60.2046959662854" calcext:value-type="float">
            <text:p>60</text:p>
          </table:table-cell>
          <table:table-cell table:formula="of:=([.C42]*1000000/[.$C$3])/3600" office:value-type="float" office:value="4.61388888888889" calcext:value-type="float">
            <text:p>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93.77" calcext:value-type="float">
            <text:p>93.77</text:p>
          </table:table-cell>
          <table:table-cell table:formula="of:=[.$C$3]/[.C43]" office:value-type="float" office:value="53.3219579822971" calcext:value-type="float">
            <text:p>53</text:p>
          </table:table-cell>
          <table:table-cell table:formula="of:=([.C43]*1000000/[.$C$3])/3600" office:value-type="float" office:value="5.20944444444444" calcext:value-type="float">
            <text:p>5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70.51" calcext:value-type="float">
            <text:p>70.51</text:p>
          </table:table-cell>
          <table:table-cell table:formula="of:=[.$C$3]/[.C44]" office:value-type="float" office:value="70.9119273861864" calcext:value-type="float">
            <text:p>71</text:p>
          </table:table-cell>
          <table:table-cell table:formula="of:=([.C44]*1000000/[.$C$3])/3600" office:value-type="float" office:value="3.91722222222222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.96" calcext:value-type="float">
            <text:p>79.96</text:p>
          </table:table-cell>
          <table:table-cell table:formula="of:=[.$C$3]/[.C45]" office:value-type="float" office:value="62.5312656328164" calcext:value-type="float">
            <text:p>63</text:p>
          </table:table-cell>
          <table:table-cell table:formula="of:=([.C45]*1000000/[.$C$3])/3600" office:value-type="float" office:value="4.44222222222222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7.46" calcext:value-type="float">
            <text:p>67.46</text:p>
          </table:table-cell>
          <table:table-cell table:formula="of:=[.$C$3]/[.C46]" office:value-type="float" office:value="74.1179958493922" calcext:value-type="float">
            <text:p>74</text:p>
          </table:table-cell>
          <table:table-cell table:formula="of:=([.C46]*1000000/[.$C$3])/3600" office:value-type="float" office:value="3.74777777777778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1.5" calcext:value-type="float">
            <text:p>71.5</text:p>
          </table:table-cell>
          <table:table-cell table:formula="of:=[.$C$3]/[.C47]" office:value-type="float" office:value="69.9300699300699" calcext:value-type="float">
            <text:p>70</text:p>
          </table:table-cell>
          <table:table-cell table:formula="of:=([.C47]*1000000/[.$C$3])/3600" office:value-type="float" office:value="3.97222222222222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6.9" calcext:value-type="float">
            <text:p>66.9</text:p>
          </table:table-cell>
          <table:table-cell table:formula="of:=[.$C$3]/[.C48]" office:value-type="float" office:value="74.7384155455904" calcext:value-type="float">
            <text:p>75</text:p>
          </table:table-cell>
          <table:table-cell table:formula="of:=([.C48]*1000000/[.$C$3])/3600" office:value-type="float" office:value="3.71666666666667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3.59" calcext:value-type="float">
            <text:p>73.59</text:p>
          </table:table-cell>
          <table:table-cell table:formula="of:=[.$C$3]/[.C49]" office:value-type="float" office:value="67.9440141323549" calcext:value-type="float">
            <text:p>68</text:p>
          </table:table-cell>
          <table:table-cell table:formula="of:=([.C49]*1000000/[.$C$3])/3600" office:value-type="float" office:value="4.08833333333333" calcext:value-type="float">
            <text:p>4.1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6.41" calcext:value-type="float">
            <text:p>86.41</text:p>
          </table:table-cell>
          <table:table-cell table:style-name="ce13" table:formula="of:=[.$C$3]/[.C50]" office:value-type="float" office:value="57.8636731859738" calcext:value-type="float">
            <text:p>58</text:p>
          </table:table-cell>
          <table:table-cell table:style-name="ce16" table:formula="of:=([.C50]*1000000/[.$C$3])/3600" office:value-type="float" office:value="4.80055555555556" calcext:value-type="float">
            <text:p>4.8</text:p>
          </table:table-cell>
          <table:table-cell table:number-columns-repeated="8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Averag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  <table:table-cell>
            <draw:frame draw:z-index="5" draw:style-name="gr1" draw:text-style-name="P1" svg:width="6.2988in" svg:height="3.5429in" svg:x="0.1701in" svg:y="0.1386in">
              <draw:object draw:notify-on-update-of-ranges="'batch-size-100-detail'.B60:'batch-size-100-detail'.B74 'second run'.D8:'second run'.D8 'batch-size-100-detail'.D60:'batch-size-100-detail'.D7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4" draw:style-name="gr1" draw:text-style-name="P1" svg:width="6.2988in" svg:height="3.5429in" svg:x="0.1169in" svg:y="0.0185in">
              <draw:object draw:notify-on-update-of-ranges="'batch-size-100-detail'.B60:'batch-size-100-detail'.B74 'second run'.C32:'second run'.C32 'batch-size-100-detail'.C60:'batch-size-100-detail'.C7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13];[.C36])" office:value-type="float" office:value="394.035" calcext:value-type="float">
            <text:p>394.035</text:p>
          </table:table-cell>
          <table:table-cell table:formula="of:=[.$C$3]/[.C60]" office:value-type="float" office:value="12.6892281142538" calcext:value-type="float">
            <text:p>13</text:p>
          </table:table-cell>
          <table:table-cell table:formula="of:=([.C60]*1000000/[.$C$3])/3600" office:value-type="float" office:value="21.8908333333333" calcext:value-type="float">
            <text:p>2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14];[.C37])" office:value-type="float" office:value="213.06" calcext:value-type="float">
            <text:p>213.06</text:p>
          </table:table-cell>
          <table:table-cell table:formula="of:=[.$C$3]/[.C61]" office:value-type="float" office:value="23.467567821271" calcext:value-type="float">
            <text:p>23</text:p>
          </table:table-cell>
          <table:table-cell table:formula="of:=([.C61]*1000000/[.$C$3])/3600" office:value-type="float" office:value="11.8366666666667" calcext:value-type="float">
            <text:p>1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15];[.C38])" office:value-type="float" office:value="141.87" calcext:value-type="float">
            <text:p>141.87</text:p>
          </table:table-cell>
          <table:table-cell table:formula="of:=[.$C$3]/[.C62]" office:value-type="float" office:value="35.2435328117291" calcext:value-type="float">
            <text:p>35</text:p>
          </table:table-cell>
          <table:table-cell table:formula="of:=([.C62]*1000000/[.$C$3])/3600" office:value-type="float" office:value="7.88166666666667" calcext:value-type="float">
            <text:p>7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16];[.C39])" office:value-type="float" office:value="117.675" calcext:value-type="float">
            <text:p>117.675</text:p>
          </table:table-cell>
          <table:table-cell table:formula="of:=[.$C$3]/[.C63]" office:value-type="float" office:value="42.4899086466964" calcext:value-type="float">
            <text:p>42</text:p>
          </table:table-cell>
          <table:table-cell table:formula="of:=([.C63]*1000000/[.$C$3])/3600" office:value-type="float" office:value="6.5375" calcext:value-type="float">
            <text:p>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17];[.C40])" office:value-type="float" office:value="116.565" calcext:value-type="float">
            <text:p>116.565</text:p>
          </table:table-cell>
          <table:table-cell table:formula="of:=[.$C$3]/[.C64]" office:value-type="float" office:value="42.8945223694934" calcext:value-type="float">
            <text:p>43</text:p>
          </table:table-cell>
          <table:table-cell table:formula="of:=([.C64]*1000000/[.$C$3])/3600" office:value-type="float" office:value="6.47583333333333" calcext:value-type="float">
            <text:p>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18];[.C41])" office:value-type="float" office:value="91.405" calcext:value-type="float">
            <text:p>91.405</text:p>
          </table:table-cell>
          <table:table-cell table:formula="of:=[.$C$3]/[.C65]" office:value-type="float" office:value="54.7016027569608" calcext:value-type="float">
            <text:p>55</text:p>
          </table:table-cell>
          <table:table-cell table:formula="of:=([.C65]*1000000/[.$C$3])/3600" office:value-type="float" office:value="5.07805555555556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AVERAGE([.C19];[.C42])" office:value-type="float" office:value="81.65" calcext:value-type="float">
            <text:p>81.65</text:p>
          </table:table-cell>
          <table:table-cell table:formula="of:=[.$C$3]/[.C66]" office:value-type="float" office:value="61.2369871402327" calcext:value-type="float">
            <text:p>61</text:p>
          </table:table-cell>
          <table:table-cell table:formula="of:=([.C66]*1000000/[.$C$3])/3600" office:value-type="float" office:value="4.53611111111111" calcext:value-type="float">
            <text:p>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table:formula="of:=AVERAGE([.C20];[.C43])" office:value-type="float" office:value="87.915" calcext:value-type="float">
            <text:p>87.915</text:p>
          </table:table-cell>
          <table:table-cell table:formula="of:=[.$C$3]/[.C67]" office:value-type="float" office:value="56.8731160780299" calcext:value-type="float">
            <text:p>57</text:p>
          </table:table-cell>
          <table:table-cell table:formula="of:=([.C67]*1000000/[.$C$3])/3600" office:value-type="float" office:value="4.88416666666667" calcext:value-type="float">
            <text:p>4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table:formula="of:=AVERAGE([.C21];[.C44])" office:value-type="float" office:value="72.77" calcext:value-type="float">
            <text:p>72.77</text:p>
          </table:table-cell>
          <table:table-cell table:formula="of:=[.$C$3]/[.C68]" office:value-type="float" office:value="68.7096330905593" calcext:value-type="float">
            <text:p>69</text:p>
          </table:table-cell>
          <table:table-cell table:formula="of:=([.C68]*1000000/[.$C$3])/3600" office:value-type="float" office:value="4.04277777777778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table:formula="of:=AVERAGE([.C22];[.C45])" office:value-type="float" office:value="78.44" calcext:value-type="float">
            <text:p>78.44</text:p>
          </table:table-cell>
          <table:table-cell table:formula="of:=[.$C$3]/[.C69]" office:value-type="float" office:value="63.7429882712902" calcext:value-type="float">
            <text:p>64</text:p>
          </table:table-cell>
          <table:table-cell table:formula="of:=([.C69]*1000000/[.$C$3])/3600" office:value-type="float" office:value="4.35777777777778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0" table:formula="of:=AVERAGE([.C23];[.C46])" office:value-type="float" office:value="71.615" calcext:value-type="float">
            <text:p>71.615</text:p>
          </table:table-cell>
          <table:table-cell table:formula="of:=[.$C$3]/[.C70]" office:value-type="float" office:value="69.8177756056692" calcext:value-type="float">
            <text:p>70</text:p>
          </table:table-cell>
          <table:table-cell table:formula="of:=([.C70]*1000000/[.$C$3])/3600" office:value-type="float" office:value="3.97861111111111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" table:formula="of:=AVERAGE([.C24];[.C47])" office:value-type="float" office:value="84.11" calcext:value-type="float">
            <text:p>84.11</text:p>
          </table:table-cell>
          <table:table-cell table:formula="of:=[.$C$3]/[.C71]" office:value-type="float" office:value="59.4459636190703" calcext:value-type="float">
            <text:p>59</text:p>
          </table:table-cell>
          <table:table-cell table:formula="of:=([.C71]*1000000/[.$C$3])/3600" office:value-type="float" office:value="4.67277777777778" calcext:value-type="float">
            <text:p>4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0" table:formula="of:=AVERAGE([.C25];[.C48])" office:value-type="float" office:value="66.985" calcext:value-type="float">
            <text:p>66.985</text:p>
          </table:table-cell>
          <table:table-cell table:formula="of:=[.$C$3]/[.C72]" office:value-type="float" office:value="74.643576920206" calcext:value-type="float">
            <text:p>75</text:p>
          </table:table-cell>
          <table:table-cell table:formula="of:=([.C72]*1000000/[.$C$3])/3600" office:value-type="float" office:value="3.72138888888889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table:formula="of:=AVERAGE([.C26];[.C49])" office:value-type="float" office:value="71.555" calcext:value-type="float">
            <text:p>71.555</text:p>
          </table:table-cell>
          <table:table-cell table:formula="of:=[.$C$3]/[.C73]" office:value-type="float" office:value="69.8763189155195" calcext:value-type="float">
            <text:p>70</text:p>
          </table:table-cell>
          <table:table-cell table:formula="of:=([.C73]*1000000/[.$C$3])/3600" office:value-type="float" office:value="3.97527777777778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.C27];[.C50])" office:value-type="float" office:value="81.625" calcext:value-type="float">
            <text:p>81.625</text:p>
          </table:table-cell>
          <table:table-cell table:style-name="ce13" table:formula="of:=[.$C$3]/[.C74]" office:value-type="float" office:value="61.2557427258806" calcext:value-type="float">
            <text:p>61</text:p>
          </table:table-cell>
          <table:table-cell table:style-name="ce16" table:formula="of:=([.C74]*1000000/[.$C$3])/3600" office:value-type="float" office:value="4.53472222222222" calcext:value-type="float">
            <text:p>4.5</text:p>
          </table:table-cell>
          <table:table-cell table:number-columns-repeated="8"/>
        </table:table-row>
      </table:table>
      <table:table table:name="batch-size-100-detail-overwrite" table:style-name="ta1">
        <table:shapes>
          <draw:frame draw:z-index="6" draw:style-name="gr1" draw:text-style-name="P1" svg:width="8.3in" svg:height="4.6685in" svg:x="10.2374in" svg:y="14.2465in">
            <draw:object draw:notify-on-update-of-ranges="'batch-size-100-detail-overwrite'.B81:'batch-size-100-detail-overwrite'.B81 'batch-size-100-detail-overwrite'.B82:'batch-size-100-detail-overwrite'.B96 'batch-size-100-detail-overwrite'.D81:'batch-size-100-detail-overwrite'.D81 'batch-size-100-detail-overwrite'.D82:'batch-size-100-detail-overwrite'.D96 'batch-size-100-detail-overwrite'.B81:'batch-size-100-detail-overwrite'.B81 'batch-size-100-detail-overwrite'.B82:'batch-size-100-detail-overwrite'.B96 'batch-size-100-detail-overwrite'.E81:'batch-size-100-detail-overwrite'.E81 'batch-size-100-detail-overwrite'.E82:'batch-size-100-detail-overwrite'.E96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8" table:default-cell-style-name="Default"/>
        <table:table-column table:style-name="co11" table:default-cell-style-name="ce4"/>
        <table:table-column table:style-name="co7" table:default-cell-style-name="Default"/>
        <table:table-column table:style-name="co9" table:default-cell-style-name="ce12"/>
        <table:table-column table:style-name="co12" table:default-cell-style-name="ce15"/>
        <table:table-column table:style-name="co13" table:default-cell-style-name="Default"/>
        <table:table-column table:style-name="co7" table:number-columns-repeated="7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2"/>
          <table:table-cell>
            <draw:frame draw:z-index="0" draw:style-name="gr1" draw:text-style-name="P1" svg:width="6.2988in" svg:height="3.5429in" svg:x="0.1894in" svg:y="0.0701in">
              <draw:object draw:notify-on-update-of-ranges="'batch-size-100-detail-overwrite'.B13:'batch-size-100-detail-overwrite'.B27 'second run'.C32:'second run'.C32 'batch-size-100-detail-overwrite'.C13:'batch-size-100-detail-overwrite'.C27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2425in" svg:y="0.0122in">
              <draw:object draw:notify-on-update-of-ranges="'batch-size-100-detail-overwrite'.B13:'batch-size-100-detail-overwrite'.B27 'second run'.D8:'second run'.D8 'batch-size-100-detail-overwrite'.D13:'batch-size-100-detail-overwrite'.D2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ce35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First Run</text:p>
          </table:table-cell>
          <table:table-cell table:style-name="ce35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210.72" calcext:value-type="float">
            <text:p>210.72</text:p>
          </table:table-cell>
          <table:table-cell table:formula="of:=[.$C$3]/[.C13]" office:value-type="float" office:value="23.7281700835232" calcext:value-type="float">
            <text:p>24</text:p>
          </table:table-cell>
          <table:table-cell table:formula="of:=([.C13]*1000000/[.$C$3])/3600" office:value-type="float" office:value="11.7066666666667" calcext:value-type="float">
            <text:p>1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3.05" calcext:value-type="float">
            <text:p>123.05</text:p>
          </table:table-cell>
          <table:table-cell table:formula="of:=[.$C$3]/[.C14]" office:value-type="float" office:value="40.6338886631451" calcext:value-type="float">
            <text:p>41</text:p>
          </table:table-cell>
          <table:table-cell table:formula="of:=([.C14]*1000000/[.$C$3])/3600" office:value-type="float" office:value="6.83611111111111" calcext:value-type="float">
            <text:p>6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51" calcext:value-type="float">
            <text:p>96.51</text:p>
          </table:table-cell>
          <table:table-cell table:formula="of:=[.$C$3]/[.C15]" office:value-type="float" office:value="51.8081027872759" calcext:value-type="float">
            <text:p>52</text:p>
          </table:table-cell>
          <table:table-cell table:formula="of:=([.C15]*1000000/[.$C$3])/3600" office:value-type="float" office:value="5.36166666666667" calcext:value-type="float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9.14" calcext:value-type="float">
            <text:p>79.14</text:p>
          </table:table-cell>
          <table:table-cell table:formula="of:=[.$C$3]/[.C16]" office:value-type="float" office:value="63.1791761435431" calcext:value-type="float">
            <text:p>63</text:p>
          </table:table-cell>
          <table:table-cell table:formula="of:=([.C16]*1000000/[.$C$3])/3600" office:value-type="float" office:value="4.39666666666667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8.38" calcext:value-type="float">
            <text:p>68.38</text:p>
          </table:table-cell>
          <table:table-cell table:formula="of:=[.$C$3]/[.C17]" office:value-type="float" office:value="73.1207955542556" calcext:value-type="float">
            <text:p>73</text:p>
          </table:table-cell>
          <table:table-cell table:formula="of:=([.C17]*1000000/[.$C$3])/3600" office:value-type="float" office:value="3.79888888888889" calcext:value-type="float">
            <text:p>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.96" calcext:value-type="float">
            <text:p>63.96</text:p>
          </table:table-cell>
          <table:table-cell table:formula="of:=[.$C$3]/[.C18]" office:value-type="float" office:value="78.1738586616635" calcext:value-type="float">
            <text:p>78</text:p>
          </table:table-cell>
          <table:table-cell table:formula="of:=([.C18]*1000000/[.$C$3])/3600" office:value-type="float" office:value="3.55333333333333" calcext:value-type="float">
            <text:p>3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.13" calcext:value-type="float">
            <text:p>61.13</text:p>
          </table:table-cell>
          <table:table-cell table:formula="of:=[.$C$3]/[.C19]" office:value-type="float" office:value="81.7929003762473" calcext:value-type="float">
            <text:p>82</text:p>
          </table:table-cell>
          <table:table-cell table:formula="of:=([.C19]*1000000/[.$C$3])/3600" office:value-type="float" office:value="3.39611111111111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58.99" calcext:value-type="float">
            <text:p>58.99</text:p>
          </table:table-cell>
          <table:table-cell table:formula="of:=[.$C$3]/[.C20]" office:value-type="float" office:value="84.7601288353958" calcext:value-type="float">
            <text:p>85</text:p>
          </table:table-cell>
          <table:table-cell table:formula="of:=([.C20]*1000000/[.$C$3])/3600" office:value-type="float" office:value="3.27722222222222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53.15" calcext:value-type="float">
            <text:p>53.15</text:p>
          </table:table-cell>
          <table:table-cell table:formula="of:=[.$C$3]/[.C21]" office:value-type="float" office:value="94.0733772342427" calcext:value-type="float">
            <text:p>94</text:p>
          </table:table-cell>
          <table:table-cell table:formula="of:=([.C21]*1000000/[.$C$3])/3600" office:value-type="float" office:value="2.95277777777778" calcext:value-type="float">
            <text:p>3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.37" calcext:value-type="float">
            <text:p>49.37</text:p>
          </table:table-cell>
          <table:table-cell table:formula="of:=[.$C$3]/[.C22]" office:value-type="float" office:value="101.276078590237" calcext:value-type="float">
            <text:p>101</text:p>
          </table:table-cell>
          <table:table-cell table:formula="of:=([.C22]*1000000/[.$C$3])/3600" office:value-type="float" office:value="2.74277777777778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0.71" calcext:value-type="float">
            <text:p>50.71</text:p>
          </table:table-cell>
          <table:table-cell table:formula="of:=[.$C$3]/[.C23]" office:value-type="float" office:value="98.599881680142" calcext:value-type="float">
            <text:p>99</text:p>
          </table:table-cell>
          <table:table-cell table:formula="of:=([.C23]*1000000/[.$C$3])/3600" office:value-type="float" office:value="2.81722222222222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.6" calcext:value-type="float">
            <text:p>51.6</text:p>
          </table:table-cell>
          <table:table-cell table:formula="of:=[.$C$3]/[.C24]" office:value-type="float" office:value="96.8992248062015" calcext:value-type="float">
            <text:p>97</text:p>
          </table:table-cell>
          <table:table-cell table:formula="of:=([.C24]*1000000/[.$C$3])/3600" office:value-type="float" office:value="2.86666666666667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.41" calcext:value-type="float">
            <text:p>46.41</text:p>
          </table:table-cell>
          <table:table-cell table:formula="of:=[.$C$3]/[.C25]" office:value-type="float" office:value="107.735401853049" calcext:value-type="float">
            <text:p>108</text:p>
          </table:table-cell>
          <table:table-cell table:formula="of:=([.C25]*1000000/[.$C$3])/3600" office:value-type="float" office:value="2.57833333333333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7" office:value-type="float" office:value="50.25" calcext:value-type="float">
            <text:p>50.25</text:p>
          </table:table-cell>
          <table:table-cell table:formula="of:=[.$C$3]/[.C26]" office:value-type="float" office:value="99.5024875621891" calcext:value-type="float">
            <text:p>100</text:p>
          </table:table-cell>
          <table:table-cell table:formula="of:=([.C25]*1000000/[.$C$3])/3600" office:value-type="float" office:value="2.57833333333333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50.51" calcext:value-type="float">
            <text:p>50.51</text:p>
          </table:table-cell>
          <table:table-cell table:style-name="ce13" table:formula="of:=[.$C$3]/[.C27]" office:value-type="float" office:value="98.9902989507028" calcext:value-type="float">
            <text:p>99</text:p>
          </table:table-cell>
          <table:table-cell table:style-name="ce16" table:formula="of:=([.C26]*1000000/[.$C$3])/3600" office:value-type="float" office:value="2.79166666666667" calcext:value-type="float">
            <text:p>2.8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Second run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2" draw:style-name="gr1" draw:text-style-name="P1" svg:width="6.2988in" svg:height="3.5429in" svg:x="0.3138in" svg:y="0.0579in">
              <draw:object draw:notify-on-update-of-ranges="'batch-size-100-detail-overwrite'.B36:'batch-size-100-detail-overwrite'.B50 'second run'.C32:'second run'.C32 'batch-size-100-detail-overwrite'.C36:'batch-size-100-detail-overwrite'.C50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1701in" svg:y="0in">
              <draw:object draw:notify-on-update-of-ranges="'batch-size-100-detail-overwrite'.B36:'batch-size-100-detail-overwrite'.B50 'second run'.D8:'second run'.D8 'batch-size-100-detail-overwrite'.D36:'batch-size-100-detail-overwrite'.D50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213.31" calcext:value-type="float">
            <text:p>213.31</text:p>
          </table:table-cell>
          <table:table-cell table:formula="of:=[.$C$3]/[.C36]" office:value-type="float" office:value="23.4400637569734" calcext:value-type="float">
            <text:p>23</text:p>
          </table:table-cell>
          <table:table-cell table:formula="of:=([.C36]*1000000/[.$C$3])/3600" office:value-type="float" office:value="11.8505555555556" calcext:value-type="float">
            <text:p>1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.68" calcext:value-type="float">
            <text:p>122.68</text:p>
          </table:table-cell>
          <table:table-cell table:formula="of:=[.$C$3]/[.C37]" office:value-type="float" office:value="40.7564395174438" calcext:value-type="float">
            <text:p>41</text:p>
          </table:table-cell>
          <table:table-cell table:formula="of:=([.C37]*1000000/[.$C$3])/3600" office:value-type="float" office:value="6.81555555555556" calcext:value-type="float">
            <text:p>6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.88" calcext:value-type="float">
            <text:p>86.88</text:p>
          </table:table-cell>
          <table:table-cell table:formula="of:=[.$C$3]/[.C38]" office:value-type="float" office:value="57.5506445672192" calcext:value-type="float">
            <text:p>58</text:p>
          </table:table-cell>
          <table:table-cell table:formula="of:=([.C38]*1000000/[.$C$3])/3600" office:value-type="float" office:value="4.82666666666667" calcext:value-type="float">
            <text:p>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table:formula="of:=[.$C$3]/[.C39]" office:value-type="float" office:value="65.359477124183" calcext:value-type="float">
            <text:p>65</text:p>
          </table:table-cell>
          <table:table-cell table:formula="of:=([.C39]*1000000/[.$C$3])/3600" office:value-type="float" office:value="4.25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.43" calcext:value-type="float">
            <text:p>66.43</text:p>
          </table:table-cell>
          <table:table-cell table:formula="of:=[.$C$3]/[.C40]" office:value-type="float" office:value="75.2671985548698" calcext:value-type="float">
            <text:p>75</text:p>
          </table:table-cell>
          <table:table-cell table:formula="of:=([.C40]*1000000/[.$C$3])/3600" office:value-type="float" office:value="3.69055555555556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.9" calcext:value-type="float">
            <text:p>60.9</text:p>
          </table:table-cell>
          <table:table-cell table:formula="of:=[.$C$3]/[.C41]" office:value-type="float" office:value="82.1018062397373" calcext:value-type="float">
            <text:p>82</text:p>
          </table:table-cell>
          <table:table-cell table:formula="of:=([.C41]*1000000/[.$C$3])/3600" office:value-type="float" office:value="3.38333333333333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.71" calcext:value-type="float">
            <text:p>61.71</text:p>
          </table:table-cell>
          <table:table-cell table:formula="of:=[.$C$3]/[.C42]" office:value-type="float" office:value="81.0241451952682" calcext:value-type="float">
            <text:p>81</text:p>
          </table:table-cell>
          <table:table-cell table:formula="of:=([.C42]*1000000/[.$C$3])/3600" office:value-type="float" office:value="3.42833333333333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54.82" calcext:value-type="float">
            <text:p>54.82</text:p>
          </table:table-cell>
          <table:table-cell table:formula="of:=[.$C$3]/[.C43]" office:value-type="float" office:value="91.2075884713608" calcext:value-type="float">
            <text:p>91</text:p>
          </table:table-cell>
          <table:table-cell table:formula="of:=([.C43]*1000000/[.$C$3])/3600" office:value-type="float" office:value="3.04555555555556" calcext:value-type="float">
            <text:p>3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51.82" calcext:value-type="float">
            <text:p>51.82</text:p>
          </table:table-cell>
          <table:table-cell table:formula="of:=[.$C$3]/[.C44]" office:value-type="float" office:value="96.487842531841" calcext:value-type="float">
            <text:p>96</text:p>
          </table:table-cell>
          <table:table-cell table:formula="of:=([.C44]*1000000/[.$C$3])/3600" office:value-type="float" office:value="2.87888888888889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.25" calcext:value-type="float">
            <text:p>49.25</text:p>
          </table:table-cell>
          <table:table-cell table:formula="of:=[.$C$3]/[.C45]" office:value-type="float" office:value="101.522842639594" calcext:value-type="float">
            <text:p>102</text:p>
          </table:table-cell>
          <table:table-cell table:formula="of:=([.C45]*1000000/[.$C$3])/3600" office:value-type="float" office:value="2.73611111111111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.43" calcext:value-type="float">
            <text:p>49.43</text:p>
          </table:table-cell>
          <table:table-cell table:formula="of:=[.$C$3]/[.C46]" office:value-type="float" office:value="101.153145862836" calcext:value-type="float">
            <text:p>101</text:p>
          </table:table-cell>
          <table:table-cell table:formula="of:=([.C46]*1000000/[.$C$3])/3600" office:value-type="float" office:value="2.74611111111111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.51" calcext:value-type="float">
            <text:p>50.51</text:p>
          </table:table-cell>
          <table:table-cell table:formula="of:=[.$C$3]/[.C47]" office:value-type="float" office:value="98.9902989507028" calcext:value-type="float">
            <text:p>99</text:p>
          </table:table-cell>
          <table:table-cell table:formula="of:=([.C47]*1000000/[.$C$3])/3600" office:value-type="float" office:value="2.80611111111111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.59" calcext:value-type="float">
            <text:p>49.59</text:p>
          </table:table-cell>
          <table:table-cell table:formula="of:=[.$C$3]/[.C48]" office:value-type="float" office:value="100.82677959266" calcext:value-type="float">
            <text:p>101</text:p>
          </table:table-cell>
          <table:table-cell table:formula="of:=([.C48]*1000000/[.$C$3])/3600" office:value-type="float" office:value="2.755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.59" calcext:value-type="float">
            <text:p>47.59</text:p>
          </table:table-cell>
          <table:table-cell table:formula="of:=[.$C$3]/[.C49]" office:value-type="float" office:value="105.064089094348" calcext:value-type="float">
            <text:p>105</text:p>
          </table:table-cell>
          <table:table-cell table:formula="of:=([.C49]*1000000/[.$C$3])/3600" office:value-type="float" office:value="2.64388888888889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48.62" calcext:value-type="float">
            <text:p>48.62</text:p>
          </table:table-cell>
          <table:table-cell table:style-name="ce13" table:formula="of:=[.$C$3]/[.C50]" office:value-type="float" office:value="102.838338132456" calcext:value-type="float">
            <text:p>103</text:p>
          </table:table-cell>
          <table:table-cell table:style-name="ce16" table:formula="of:=([.C50]*1000000/[.$C$3])/3600" office:value-type="float" office:value="2.70111111111111" calcext:value-type="float">
            <text:p>2.7</text:p>
          </table:table-cell>
          <table:table-cell table:number-columns-repeated="8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Averag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>
            <draw:frame draw:z-index="4" draw:style-name="gr1" draw:text-style-name="P1" svg:width="6.2988in" svg:height="3.5429in" svg:x="0.235in" svg:y="0.1173in">
              <draw:object draw:notify-on-update-of-ranges="'batch-size-100-detail-overwrite'.B60:'batch-size-100-detail-overwrite'.B74 'second run'.C32:'second run'.C32 'batch-size-100-detail-overwrite'.C60:'batch-size-100-detail-overwrite'.C74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1701in" svg:y="0.1386in">
              <draw:object draw:notify-on-update-of-ranges="'batch-size-100-detail-overwrite'.B60:'batch-size-100-detail-overwrite'.B74 'second run'.D8:'second run'.D8 'batch-size-100-detail-overwrite'.D60:'batch-size-100-detail-overwrite'.D74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13];[.C36])" office:value-type="float" office:value="212.015" calcext:value-type="float">
            <text:p>212.015</text:p>
          </table:table-cell>
          <table:table-cell table:formula="of:=[.$C$3]/[.C60]" office:value-type="float" office:value="23.5832370351154" calcext:value-type="float">
            <text:p>24</text:p>
          </table:table-cell>
          <table:table-cell table:formula="of:=([.C60]*1000000/[.$C$3])/3600" office:value-type="float" office:value="11.7786111111111" calcext:value-type="float">
            <text:p>1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14];[.C37])" office:value-type="float" office:value="122.865" calcext:value-type="float">
            <text:p>122.865</text:p>
          </table:table-cell>
          <table:table-cell table:formula="of:=[.$C$3]/[.C61]" office:value-type="float" office:value="40.6950718268018" calcext:value-type="float">
            <text:p>41</text:p>
          </table:table-cell>
          <table:table-cell table:formula="of:=([.C61]*1000000/[.$C$3])/3600" office:value-type="float" office:value="6.82583333333333" calcext:value-type="float">
            <text:p>6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15];[.C38])" office:value-type="float" office:value="91.695" calcext:value-type="float">
            <text:p>91.695</text:p>
          </table:table-cell>
          <table:table-cell table:formula="of:=[.$C$3]/[.C62]" office:value-type="float" office:value="54.5286002508316" calcext:value-type="float">
            <text:p>55</text:p>
          </table:table-cell>
          <table:table-cell table:formula="of:=([.C62]*1000000/[.$C$3])/3600" office:value-type="float" office:value="5.09416666666667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16];[.C39])" office:value-type="float" office:value="77.82" calcext:value-type="float">
            <text:p>77.82</text:p>
          </table:table-cell>
          <table:table-cell table:formula="of:=[.$C$3]/[.C63]" office:value-type="float" office:value="64.2508352608584" calcext:value-type="float">
            <text:p>64</text:p>
          </table:table-cell>
          <table:table-cell table:formula="of:=([.C63]*1000000/[.$C$3])/3600" office:value-type="float" office:value="4.32333333333333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17];[.C40])" office:value-type="float" office:value="67.405" calcext:value-type="float">
            <text:p>67.405</text:p>
          </table:table-cell>
          <table:table-cell table:formula="of:=[.$C$3]/[.C64]" office:value-type="float" office:value="74.1784734070173" calcext:value-type="float">
            <text:p>74</text:p>
          </table:table-cell>
          <table:table-cell table:formula="of:=([.C64]*1000000/[.$C$3])/3600" office:value-type="float" office:value="3.74472222222222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18];[.C41])" office:value-type="float" office:value="62.43" calcext:value-type="float">
            <text:p>62.43</text:p>
          </table:table-cell>
          <table:table-cell table:formula="of:=[.$C$3]/[.C65]" office:value-type="float" office:value="80.0897004645203" calcext:value-type="float">
            <text:p>80</text:p>
          </table:table-cell>
          <table:table-cell table:formula="of:=([.C65]*1000000/[.$C$3])/3600" office:value-type="float" office:value="3.46833333333333" calcext:value-type="float">
            <text:p>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AVERAGE([.C19];[.C42])" office:value-type="float" office:value="61.42" calcext:value-type="float">
            <text:p>61.42</text:p>
          </table:table-cell>
          <table:table-cell table:formula="of:=[.$C$3]/[.C66]" office:value-type="float" office:value="81.406707912732" calcext:value-type="float">
            <text:p>81</text:p>
          </table:table-cell>
          <table:table-cell table:formula="of:=([.C66]*1000000/[.$C$3])/3600" office:value-type="float" office:value="3.41222222222222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table:formula="of:=AVERAGE([.C20];[.C43])" office:value-type="float" office:value="56.905" calcext:value-type="float">
            <text:p>56.905</text:p>
          </table:table-cell>
          <table:table-cell table:formula="of:=[.$C$3]/[.C67]" office:value-type="float" office:value="87.8657411475266" calcext:value-type="float">
            <text:p>88</text:p>
          </table:table-cell>
          <table:table-cell table:formula="of:=([.C67]*1000000/[.$C$3])/3600" office:value-type="float" office:value="3.16138888888889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table:formula="of:=AVERAGE([.C21];[.C44])" office:value-type="float" office:value="52.485" calcext:value-type="float">
            <text:p>52.485</text:p>
          </table:table-cell>
          <table:table-cell table:formula="of:=[.$C$3]/[.C68]" office:value-type="float" office:value="95.2653138992093" calcext:value-type="float">
            <text:p>95</text:p>
          </table:table-cell>
          <table:table-cell table:formula="of:=([.C68]*1000000/[.$C$3])/3600" office:value-type="float" office:value="2.91583333333333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table:formula="of:=AVERAGE([.C22];[.C45])" office:value-type="float" office:value="49.31" calcext:value-type="float">
            <text:p>49.31</text:p>
          </table:table-cell>
          <table:table-cell table:formula="of:=[.$C$3]/[.C69]" office:value-type="float" office:value="101.399310484689" calcext:value-type="float">
            <text:p>101</text:p>
          </table:table-cell>
          <table:table-cell table:formula="of:=([.C69]*1000000/[.$C$3])/3600" office:value-type="float" office:value="2.73944444444444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0" table:formula="of:=AVERAGE([.C23];[.C46])" office:value-type="float" office:value="50.07" calcext:value-type="float">
            <text:p>50.07</text:p>
          </table:table-cell>
          <table:table-cell table:formula="of:=[.$C$3]/[.C70]" office:value-type="float" office:value="99.8601957259836" calcext:value-type="float">
            <text:p>100</text:p>
          </table:table-cell>
          <table:table-cell table:formula="of:=([.C70]*1000000/[.$C$3])/3600" office:value-type="float" office:value="2.78166666666667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" table:formula="of:=AVERAGE([.C24];[.C47])" office:value-type="float" office:value="51.055" calcext:value-type="float">
            <text:p>51.055</text:p>
          </table:table-cell>
          <table:table-cell table:formula="of:=[.$C$3]/[.C71]" office:value-type="float" office:value="97.9336010185095" calcext:value-type="float">
            <text:p>98</text:p>
          </table:table-cell>
          <table:table-cell table:formula="of:=([.C71]*1000000/[.$C$3])/3600" office:value-type="float" office:value="2.83638888888889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0" table:formula="of:=AVERAGE([.C25];[.C48])" office:value-type="float" office:value="48" calcext:value-type="float">
            <text:p>48</text:p>
          </table:table-cell>
          <table:table-cell table:formula="of:=[.$C$3]/[.C72]" office:value-type="float" office:value="104.166666666667" calcext:value-type="float">
            <text:p>104</text:p>
          </table:table-cell>
          <table:table-cell table:formula="of:=([.C72]*1000000/[.$C$3])/3600" office:value-type="float" office:value="2.66666666666667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table:formula="of:=AVERAGE([.C25];[.C49])" office:value-type="float" office:value="47" calcext:value-type="float">
            <text:p>47</text:p>
          </table:table-cell>
          <table:table-cell table:formula="of:=[.$C$3]/[.C73]" office:value-type="float" office:value="106.382978723404" calcext:value-type="float">
            <text:p>106</text:p>
          </table:table-cell>
          <table:table-cell table:formula="of:=([.C73]*1000000/[.$C$3])/3600" office:value-type="float" office:value="2.61111111111111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.C26];[.C50])" office:value-type="float" office:value="49.435" calcext:value-type="float">
            <text:p>49.435</text:p>
          </table:table-cell>
          <table:table-cell table:style-name="ce13" table:formula="of:=[.$C$3]/[.C74]" office:value-type="float" office:value="101.142914938809" calcext:value-type="float">
            <text:p>101</text:p>
          </table:table-cell>
          <table:table-cell table:style-name="ce16" table:formula="of:=([.C74]*1000000/[.$C$3])/3600" office:value-type="float" office:value="2.74638888888889" calcext:value-type="float">
            <text:p>2.7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Comparison with the previous result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38"/>
          <table:table-cell table:style-name="ce9" office:value-type="string" calcext:value-type="string">
            <text:p>Entries per sec (before)</text:p>
          </table:table-cell>
          <table:table-cell table:style-name="ce9" office:value-type="string" calcext:value-type="string">
            <text:p>Entries per sec (after)</text:p>
          </table:table-cell>
          <table:table-cell table:style-name="ce14" office:value-type="string" calcext:value-type="string">
            <text:p>Improvemen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formula="of:=[$'batch-size-100-detail'.D60]" office:value-type="float" office:value="12.6892281142538" calcext:value-type="float">
            <text:p>13</text:p>
          </table:table-cell>
          <table:table-cell table:style-name="ce39" table:formula="of:=[.D60]" office:value-type="float" office:value="23.5832370351154" calcext:value-type="float">
            <text:p>24</text:p>
          </table:table-cell>
          <table:table-cell table:style-name="ce40" table:formula="of:=([.E82]-[.D82])/[.D82]" office:value-type="percentage" office:value="0.858524161026342" calcext:value-type="percentage">
            <text:p>85.8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39" table:formula="of:=[$'batch-size-100-detail'.D61]" office:value-type="float" office:value="23.467567821271" calcext:value-type="float">
            <text:p>23</text:p>
          </table:table-cell>
          <table:table-cell table:style-name="ce39" table:formula="of:=[.D61]" office:value-type="float" office:value="40.6950718268018" calcext:value-type="float">
            <text:p>41</text:p>
          </table:table-cell>
          <table:table-cell table:style-name="ce40" table:formula="of:=([.E83]-[.D83])/[.D83]" office:value-type="percentage" office:value="0.734098400683677" calcext:value-type="percentage">
            <text:p>73.4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39" table:formula="of:=[$'batch-size-100-detail'.D62]" office:value-type="float" office:value="35.2435328117291" calcext:value-type="float">
            <text:p>35</text:p>
          </table:table-cell>
          <table:table-cell table:style-name="ce39" table:formula="of:=[.D62]" office:value-type="float" office:value="54.5286002508316" calcext:value-type="float">
            <text:p>55</text:p>
          </table:table-cell>
          <table:table-cell table:style-name="ce40" table:formula="of:=([.E84]-[.D84])/[.D84]" office:value-type="percentage" office:value="0.547194503517095" calcext:value-type="percentage">
            <text:p>54.7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39" table:formula="of:=[$'batch-size-100-detail'.D63]" office:value-type="float" office:value="42.4899086466964" calcext:value-type="float">
            <text:p>42</text:p>
          </table:table-cell>
          <table:table-cell table:style-name="ce39" table:formula="of:=[.D63]" office:value-type="float" office:value="64.2508352608584" calcext:value-type="float">
            <text:p>64</text:p>
          </table:table-cell>
          <table:table-cell table:style-name="ce40" table:formula="of:=([.E85]-[.D85])/[.D85]" office:value-type="percentage" office:value="0.512143407864302" calcext:value-type="percentage">
            <text:p>51.2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39" table:formula="of:=[$'batch-size-100-detail'.D64]" office:value-type="float" office:value="42.8945223694934" calcext:value-type="float">
            <text:p>43</text:p>
          </table:table-cell>
          <table:table-cell table:style-name="ce39" table:formula="of:=[.D64]" office:value-type="float" office:value="74.1784734070173" calcext:value-type="float">
            <text:p>74</text:p>
          </table:table-cell>
          <table:table-cell table:style-name="ce40" table:formula="of:=([.E86]-[.D86])/[.D86]" office:value-type="percentage" office:value="0.729322750537794" calcext:value-type="percentage">
            <text:p>72.93%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39" table:formula="of:=[$'batch-size-100-detail'.D65]" office:value-type="float" office:value="54.7016027569608" calcext:value-type="float">
            <text:p>55</text:p>
          </table:table-cell>
          <table:table-cell table:style-name="ce39" table:formula="of:=[.D65]" office:value-type="float" office:value="80.0897004645203" calcext:value-type="float">
            <text:p>80</text:p>
          </table:table-cell>
          <table:table-cell table:style-name="ce40" table:formula="of:=([.E87]-[.D87])/[.D87]" office:value-type="percentage" office:value="0.464119814191895" calcext:value-type="percentage">
            <text:p>46.4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formula="of:=[$'batch-size-100-detail'.D66]" office:value-type="float" office:value="61.2369871402327" calcext:value-type="float">
            <text:p>61</text:p>
          </table:table-cell>
          <table:table-cell table:style-name="ce39" table:formula="of:=[.D66]" office:value-type="float" office:value="81.406707912732" calcext:value-type="float">
            <text:p>81</text:p>
          </table:table-cell>
          <table:table-cell table:style-name="ce40" table:formula="of:=([.E88]-[.D88])/[.D88]" office:value-type="percentage" office:value="0.329371540214914" calcext:value-type="percentage">
            <text:p>32.94%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39" table:formula="of:=[$'batch-size-100-detail'.D67]" office:value-type="float" office:value="56.8731160780299" calcext:value-type="float">
            <text:p>57</text:p>
          </table:table-cell>
          <table:table-cell table:style-name="ce39" table:formula="of:=[.D67]" office:value-type="float" office:value="87.8657411475266" calcext:value-type="float">
            <text:p>88</text:p>
          </table:table-cell>
          <table:table-cell table:style-name="ce40" table:formula="of:=([.E89]-[.D89])/[.D89]" office:value-type="percentage" office:value="0.54494332659696" calcext:value-type="percentage">
            <text:p>54.49%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39" table:formula="of:=[$'batch-size-100-detail'.D68]" office:value-type="float" office:value="68.7096330905593" calcext:value-type="float">
            <text:p>69</text:p>
          </table:table-cell>
          <table:table-cell table:style-name="ce39" table:formula="of:=[.D68]" office:value-type="float" office:value="95.2653138992093" calcext:value-type="float">
            <text:p>95</text:p>
          </table:table-cell>
          <table:table-cell table:style-name="ce40" table:formula="of:=([.E90]-[.D90])/[.D90]" office:value-type="percentage" office:value="0.386491378489092" calcext:value-type="percentage">
            <text:p>38.6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39" table:formula="of:=[$'batch-size-100-detail'.D69]" office:value-type="float" office:value="63.7429882712902" calcext:value-type="float">
            <text:p>64</text:p>
          </table:table-cell>
          <table:table-cell table:style-name="ce39" table:formula="of:=[.D69]" office:value-type="float" office:value="101.399310484689" calcext:value-type="float">
            <text:p>101</text:p>
          </table:table-cell>
          <table:table-cell table:style-name="ce40" table:formula="of:=([.E91]-[.D91])/[.D91]" office:value-type="percentage" office:value="0.590752382883796" calcext:value-type="percentage">
            <text:p>59.0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39" table:formula="of:=[$'batch-size-100-detail'.D70]" office:value-type="float" office:value="69.8177756056692" calcext:value-type="float">
            <text:p>70</text:p>
          </table:table-cell>
          <table:table-cell table:style-name="ce39" table:formula="of:=[.D70]" office:value-type="float" office:value="99.8601957259836" calcext:value-type="float">
            <text:p>100</text:p>
          </table:table-cell>
          <table:table-cell table:style-name="ce40" table:formula="of:=([.E92]-[.D92])/[.D92]" office:value-type="percentage" office:value="0.430297583383263" calcext:value-type="percentage">
            <text:p>43.03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9" table:formula="of:=[$'batch-size-100-detail'.D71]" office:value-type="float" office:value="59.4459636190703" calcext:value-type="float">
            <text:p>59</text:p>
          </table:table-cell>
          <table:table-cell table:style-name="ce39" table:formula="of:=[.D71]" office:value-type="float" office:value="97.9336010185095" calcext:value-type="float">
            <text:p>98</text:p>
          </table:table-cell>
          <table:table-cell table:style-name="ce40" table:formula="of:=([.E93]-[.D93])/[.D93]" office:value-type="percentage" office:value="0.647439036333366" calcext:value-type="percentage">
            <text:p>64.74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39" table:formula="of:=[$'batch-size-100-detail'.D72]" office:value-type="float" office:value="74.643576920206" calcext:value-type="float">
            <text:p>75</text:p>
          </table:table-cell>
          <table:table-cell table:style-name="ce39" table:formula="of:=[.D72]" office:value-type="float" office:value="104.166666666667" calcext:value-type="float">
            <text:p>104</text:p>
          </table:table-cell>
          <table:table-cell table:style-name="ce40" table:formula="of:=([.E94]-[.D94])/[.D94]" office:value-type="percentage" office:value="0.395520833333333" calcext:value-type="percentage">
            <text:p>39.5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39" table:formula="of:=[$'batch-size-100-detail'.D73]" office:value-type="float" office:value="69.8763189155195" calcext:value-type="float">
            <text:p>70</text:p>
          </table:table-cell>
          <table:table-cell table:style-name="ce39" table:formula="of:=[.D73]" office:value-type="float" office:value="106.382978723404" calcext:value-type="float">
            <text:p>106</text:p>
          </table:table-cell>
          <table:table-cell table:style-name="ce40" table:formula="of:=([.E95]-[.D95])/[.D95]" office:value-type="percentage" office:value="0.522446808510639" calcext:value-type="percentage">
            <text:p>52.24%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3" table:formula="of:=[$'batch-size-100-detail'.D74]" office:value-type="float" office:value="61.2557427258806" calcext:value-type="float">
            <text:p>61</text:p>
          </table:table-cell>
          <table:table-cell table:style-name="ce13" table:formula="of:=[.D74]" office:value-type="float" office:value="101.142914938809" calcext:value-type="float">
            <text:p>101</text:p>
          </table:table-cell>
          <table:table-cell table:style-name="ce41" table:formula="of:=([.E96]-[.D96])/[.D96]" office:value-type="percentage" office:value="0.651158086376049" calcext:value-type="percentage">
            <text:p>65.12%</text:p>
          </table:table-cell>
          <table:table-cell table:number-columns-repeated="7"/>
        </table:table-row>
      </table:table>
      <table:table table:name="batch-size-100-detail-overwrite-copy_object" table:style-name="ta1">
        <table:shapes>
          <draw:frame draw:z-index="6" draw:style-name="gr1" draw:text-style-name="P1" svg:width="9.2043in" svg:height="4.7169in" svg:x="12.4909in" svg:y="14.2768in">
            <draw:object draw:notify-on-update-of-ranges="'batch-size-100-detail-overwrite-copy_object'.B81:'batch-size-100-detail-overwrite-copy_object'.B81 'batch-size-100-detail-overwrite-copy_object'.B82:'batch-size-100-detail-overwrite-copy_object'.B96 'batch-size-100-detail-overwrite-copy_object'.C81:'batch-size-100-detail-overwrite-copy_object'.C81 'batch-size-100-detail-overwrite-copy_object'.C82:'batch-size-100-detail-overwrite-copy_object'.C96 'batch-size-100-detail-overwrite-copy_object'.B81:'batch-size-100-detail-overwrite-copy_object'.B81 'batch-size-100-detail-overwrite-copy_object'.B82:'batch-size-100-detail-overwrite-copy_object'.B96 'batch-size-100-detail-overwrite-copy_object'.D81:'batch-size-100-detail-overwrite-copy_object'.D81 'batch-size-100-detail-overwrite-copy_object'.D82:'batch-size-100-detail-overwrite-copy_object'.D96 'batch-size-100-detail-overwrite-copy_object'.B81:'batch-size-100-detail-overwrite-copy_object'.B81 'batch-size-100-detail-overwrite-copy_object'.B82:'batch-size-100-detail-overwrite-copy_object'.B96 'batch-size-100-detail-overwrite-copy_object'.E81:'batch-size-100-detail-overwrite-copy_object'.E81 'batch-size-100-detail-overwrite-copy_object'.E82:'batch-size-100-detail-overwrite-copy_object'.E9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8" table:default-cell-style-name="Default"/>
        <table:table-column table:style-name="co11" table:default-cell-style-name="ce4"/>
        <table:table-column table:style-name="co14" table:default-cell-style-name="Default"/>
        <table:table-column table:style-name="co9" table:default-cell-style-name="ce12"/>
        <table:table-column table:style-name="co15" table:default-cell-style-name="ce15"/>
        <table:table-column table:style-name="co13" table:default-cell-style-name="Default"/>
        <table:table-column table:style-name="co7" table:number-columns-repeated="7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2"/>
          <table:table-cell>
            <draw:frame draw:z-index="0" draw:style-name="gr1" draw:text-style-name="P1" svg:width="6.2988in" svg:height="3.5429in" svg:x="0.1894in" svg:y="0.0701in">
              <draw:object draw:notify-on-update-of-ranges="'batch-size-100-detail-overwrite-copy_object'.B13:'batch-size-100-detail-overwrite-copy_object'.B27 'second run'.C32:'second run'.C32 'batch-size-100-detail-overwrite-copy_object'.C13:'batch-size-100-detail-overwrite-copy_object'.C27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2425in" svg:y="0.0122in">
              <draw:object draw:notify-on-update-of-ranges="'batch-size-100-detail-overwrite-copy_object'.B13:'batch-size-100-detail-overwrite-copy_object'.B27 'second run'.D8:'second run'.D8 'batch-size-100-detail-overwrite-copy_object'.D13:'batch-size-100-detail-overwrite-copy_object'.D27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ce35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First Run</text:p>
          </table:table-cell>
          <table:table-cell table:style-name="ce35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41.74" calcext:value-type="float">
            <text:p>141.74</text:p>
          </table:table-cell>
          <table:table-cell table:formula="of:=[.$C$3]/[.C13]" office:value-type="float" office:value="35.27585720333" calcext:value-type="float">
            <text:p>35</text:p>
          </table:table-cell>
          <table:table-cell table:formula="of:=([.C13]*1000000/[.$C$3])/3600" office:value-type="float" office:value="7.87444444444444" calcext:value-type="float">
            <text:p>7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9.11" calcext:value-type="float">
            <text:p>79.11</text:p>
          </table:table-cell>
          <table:table-cell table:formula="of:=[.$C$3]/[.C14]" office:value-type="float" office:value="63.2031348754898" calcext:value-type="float">
            <text:p>63</text:p>
          </table:table-cell>
          <table:table-cell table:formula="of:=([.C14]*1000000/[.$C$3])/3600" office:value-type="float" office:value="4.395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7.1" calcext:value-type="float">
            <text:p>57.1</text:p>
          </table:table-cell>
          <table:table-cell table:formula="of:=[.$C$3]/[.C15]" office:value-type="float" office:value="87.5656742556918" calcext:value-type="float">
            <text:p>88</text:p>
          </table:table-cell>
          <table:table-cell table:formula="of:=([.C15]*1000000/[.$C$3])/3600" office:value-type="float" office:value="3.17222222222222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.8" calcext:value-type="float">
            <text:p>46.8</text:p>
          </table:table-cell>
          <table:table-cell table:formula="of:=[.$C$3]/[.C16]" office:value-type="float" office:value="106.837606837607" calcext:value-type="float">
            <text:p>107</text:p>
          </table:table-cell>
          <table:table-cell table:formula="of:=([.C16]*1000000/[.$C$3])/3600"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.51" calcext:value-type="float">
            <text:p>39.51</text:p>
          </table:table-cell>
          <table:table-cell table:formula="of:=[.$C$3]/[.C17]" office:value-type="float" office:value="126.550240445457" calcext:value-type="float">
            <text:p>127</text:p>
          </table:table-cell>
          <table:table-cell table:formula="of:=([.C17]*1000000/[.$C$3])/3600" office:value-type="float" office:value="2.195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.75" calcext:value-type="float">
            <text:p>37.75</text:p>
          </table:table-cell>
          <table:table-cell table:formula="of:=[.$C$3]/[.C18]" office:value-type="float" office:value="132.450331125828" calcext:value-type="float">
            <text:p>132</text:p>
          </table:table-cell>
          <table:table-cell table:formula="of:=([.C18]*1000000/[.$C$3])/3600" office:value-type="float" office:value="2.09722222222222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.99" calcext:value-type="float">
            <text:p>34.99</text:p>
          </table:table-cell>
          <table:table-cell table:formula="of:=[.$C$3]/[.C19]" office:value-type="float" office:value="142.897970848814" calcext:value-type="float">
            <text:p>143</text:p>
          </table:table-cell>
          <table:table-cell table:formula="of:=([.C19]*1000000/[.$C$3])/3600" office:value-type="float" office:value="1.9438888888888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30.52" calcext:value-type="float">
            <text:p>30.52</text:p>
          </table:table-cell>
          <table:table-cell table:formula="of:=[.$C$3]/[.C20]" office:value-type="float" office:value="163.826998689384" calcext:value-type="float">
            <text:p>164</text:p>
          </table:table-cell>
          <table:table-cell table:formula="of:=([.C20]*1000000/[.$C$3])/3600" office:value-type="float" office:value="1.69555555555556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27.89" calcext:value-type="float">
            <text:p>27.89</text:p>
          </table:table-cell>
          <table:table-cell table:formula="of:=[.$C$3]/[.C21]" office:value-type="float" office:value="179.275726066691" calcext:value-type="float">
            <text:p>179</text:p>
          </table:table-cell>
          <table:table-cell table:formula="of:=([.C21]*1000000/[.$C$3])/3600" office:value-type="float" office:value="1.54944444444444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.71" calcext:value-type="float">
            <text:p>26.71</text:p>
          </table:table-cell>
          <table:table-cell table:formula="of:=[.$C$3]/[.C22]" office:value-type="float" office:value="187.195806813927" calcext:value-type="float">
            <text:p>187</text:p>
          </table:table-cell>
          <table:table-cell table:formula="of:=([.C22]*1000000/[.$C$3])/3600" office:value-type="float" office:value="1.48388888888889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6.69" calcext:value-type="float">
            <text:p>26.69</text:p>
          </table:table-cell>
          <table:table-cell table:formula="of:=[.$C$3]/[.C23]" office:value-type="float" office:value="187.336080929187" calcext:value-type="float">
            <text:p>187</text:p>
          </table:table-cell>
          <table:table-cell table:formula="of:=([.C23]*1000000/[.$C$3])/3600" office:value-type="float" office:value="1.48277777777778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.94" calcext:value-type="float">
            <text:p>26.94</text:p>
          </table:table-cell>
          <table:table-cell table:formula="of:=[.$C$3]/[.C24]" office:value-type="float" office:value="185.597624350408" calcext:value-type="float">
            <text:p>186</text:p>
          </table:table-cell>
          <table:table-cell table:formula="of:=([.C24]*1000000/[.$C$3])/3600" office:value-type="float" office:value="1.49666666666667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5.74" calcext:value-type="float">
            <text:p>25.74</text:p>
          </table:table-cell>
          <table:table-cell table:formula="of:=[.$C$3]/[.C25]" office:value-type="float" office:value="194.250194250194" calcext:value-type="float">
            <text:p>194</text:p>
          </table:table-cell>
          <table:table-cell table:formula="of:=([.C25]*1000000/[.$C$3])/3600" office:value-type="float" office:value="1.43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7" office:value-type="float" office:value="24.52" calcext:value-type="float">
            <text:p>24.52</text:p>
          </table:table-cell>
          <table:table-cell table:formula="of:=[.$C$3]/[.C26]" office:value-type="float" office:value="203.915171288744" calcext:value-type="float">
            <text:p>204</text:p>
          </table:table-cell>
          <table:table-cell table:formula="of:=([.C25]*1000000/[.$C$3])/3600" office:value-type="float" office:value="1.43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24.08" calcext:value-type="float">
            <text:p>24.08</text:p>
          </table:table-cell>
          <table:table-cell table:style-name="ce13" table:formula="of:=[.$C$3]/[.C27]" office:value-type="float" office:value="207.641196013289" calcext:value-type="float">
            <text:p>208</text:p>
          </table:table-cell>
          <table:table-cell table:style-name="ce16" table:formula="of:=([.C26]*1000000/[.$C$3])/3600" office:value-type="float" office:value="1.36222222222222" calcext:value-type="float">
            <text:p>1.4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Second run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2" draw:style-name="gr1" draw:text-style-name="P1" svg:width="6.2988in" svg:height="3.5429in" svg:x="0.3138in" svg:y="0.0579in">
              <draw:object draw:notify-on-update-of-ranges="'batch-size-100-detail-overwrite-copy_object'.B36:'batch-size-100-detail-overwrite-copy_object'.B50 'second run'.C32:'second run'.C32 'batch-size-100-detail-overwrite-copy_object'.C36:'batch-size-100-detail-overwrite-copy_object'.C50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1701in" svg:y="0in">
              <draw:object draw:notify-on-update-of-ranges="'batch-size-100-detail-overwrite-copy_object'.B36:'batch-size-100-detail-overwrite-copy_object'.B50 'second run'.D8:'second run'.D8 'batch-size-100-detail-overwrite-copy_object'.D36:'batch-size-100-detail-overwrite-copy_object'.D50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34.17" calcext:value-type="float">
            <text:p>134.17</text:p>
          </table:table-cell>
          <table:table-cell table:formula="of:=[.$C$3]/[.C36]" office:value-type="float" office:value="37.2661548781397" calcext:value-type="float">
            <text:p>37</text:p>
          </table:table-cell>
          <table:table-cell table:formula="of:=([.C36]*1000000/[.$C$3])/3600" office:value-type="float" office:value="7.45388888888889" calcext:value-type="float">
            <text:p>7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.97" calcext:value-type="float">
            <text:p>72.97</text:p>
          </table:table-cell>
          <table:table-cell table:formula="of:=[.$C$3]/[.C37]" office:value-type="float" office:value="68.5213101274496" calcext:value-type="float">
            <text:p>69</text:p>
          </table:table-cell>
          <table:table-cell table:formula="of:=([.C37]*1000000/[.$C$3])/3600" office:value-type="float" office:value="4.05388888888889" calcext:value-type="float">
            <text:p>4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.14" calcext:value-type="float">
            <text:p>56.14</text:p>
          </table:table-cell>
          <table:table-cell table:formula="of:=[.$C$3]/[.C38]" office:value-type="float" office:value="89.063056644104" calcext:value-type="float">
            <text:p>89</text:p>
          </table:table-cell>
          <table:table-cell table:formula="of:=([.C38]*1000000/[.$C$3])/3600" office:value-type="float" office:value="3.11888888888889" calcext:value-type="float">
            <text:p>3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5.56" calcext:value-type="float">
            <text:p>45.56</text:p>
          </table:table-cell>
          <table:table-cell table:formula="of:=[.$C$3]/[.C39]" office:value-type="float" office:value="109.745390693591" calcext:value-type="float">
            <text:p>110</text:p>
          </table:table-cell>
          <table:table-cell table:formula="of:=([.C39]*1000000/[.$C$3])/3600" office:value-type="float" office:value="2.53111111111111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.51" calcext:value-type="float">
            <text:p>38.51</text:p>
          </table:table-cell>
          <table:table-cell table:formula="of:=[.$C$3]/[.C40]" office:value-type="float" office:value="129.836406128278" calcext:value-type="float">
            <text:p>130</text:p>
          </table:table-cell>
          <table:table-cell table:formula="of:=([.C40]*1000000/[.$C$3])/3600" office:value-type="float" office:value="2.13944444444444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.27" calcext:value-type="float">
            <text:p>36.27</text:p>
          </table:table-cell>
          <table:table-cell table:formula="of:=[.$C$3]/[.C41]" office:value-type="float" office:value="137.854976564654" calcext:value-type="float">
            <text:p>138</text:p>
          </table:table-cell>
          <table:table-cell table:formula="of:=([.C41]*1000000/[.$C$3])/3600" office:value-type="float" office:value="2.015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.12" calcext:value-type="float">
            <text:p>33.12</text:p>
          </table:table-cell>
          <table:table-cell table:formula="of:=[.$C$3]/[.C42]" office:value-type="float" office:value="150.966183574879" calcext:value-type="float">
            <text:p>151</text:p>
          </table:table-cell>
          <table:table-cell table:formula="of:=([.C42]*1000000/[.$C$3])/3600" office:value-type="float" office:value="1.84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29.99" calcext:value-type="float">
            <text:p>29.99</text:p>
          </table:table-cell>
          <table:table-cell table:formula="of:=[.$C$3]/[.C43]" office:value-type="float" office:value="166.722240746916" calcext:value-type="float">
            <text:p>167</text:p>
          </table:table-cell>
          <table:table-cell table:formula="of:=([.C43]*1000000/[.$C$3])/3600" office:value-type="float" office:value="1.66611111111111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28.39" calcext:value-type="float">
            <text:p>28.39</text:p>
          </table:table-cell>
          <table:table-cell table:formula="of:=[.$C$3]/[.C44]" office:value-type="float" office:value="176.11835153223" calcext:value-type="float">
            <text:p>176</text:p>
          </table:table-cell>
          <table:table-cell table:formula="of:=([.C44]*1000000/[.$C$3])/3600" office:value-type="float" office:value="1.57722222222222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.06" calcext:value-type="float">
            <text:p>25.06</text:p>
          </table:table-cell>
          <table:table-cell table:formula="of:=[.$C$3]/[.C45]" office:value-type="float" office:value="199.52114924182" calcext:value-type="float">
            <text:p>200</text:p>
          </table:table-cell>
          <table:table-cell table:formula="of:=([.C45]*1000000/[.$C$3])/3600" office:value-type="float" office:value="1.39222222222222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5.07" calcext:value-type="float">
            <text:p>25.07</text:p>
          </table:table-cell>
          <table:table-cell table:formula="of:=[.$C$3]/[.C46]" office:value-type="float" office:value="199.441563621859" calcext:value-type="float">
            <text:p>199</text:p>
          </table:table-cell>
          <table:table-cell table:formula="of:=([.C46]*1000000/[.$C$3])/3600" office:value-type="float" office:value="1.39277777777778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[.$C$3]/[.C47]" office:value-type="string" office:string-value="" calcext:value-type="error">
            <text:p>#DIV/0!</text:p>
          </table:table-cell>
          <table:table-cell table:formula="of:=([.C47]*1000000/[.$C$3])/3600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[.$C$3]/[.C48]" office:value-type="string" office:string-value="" calcext:value-type="error">
            <text:p>#DIV/0!</text:p>
          </table:table-cell>
          <table:table-cell table:formula="of:=([.C48]*1000000/[.$C$3])/3600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[.$C$3]/[.C49]" office:value-type="string" office:string-value="" calcext:value-type="error">
            <text:p>#DIV/0!</text:p>
          </table:table-cell>
          <table:table-cell table:formula="of:=([.C49]*1000000/[.$C$3])/3600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3" table:formula="of:=[.$C$3]/[.C50]" office:value-type="string" office:string-value="" calcext:value-type="error">
            <text:p>#DIV/0!</text:p>
          </table:table-cell>
          <table:table-cell table:style-name="ce16" table:formula="of:=([.C50]*1000000/[.$C$3])/3600" office:value-type="float" office:value="0" calcext:value-type="float">
            <text:p>0.0</text:p>
          </table:table-cell>
          <table:table-cell table:number-columns-repeated="8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Averag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>
            <draw:frame draw:z-index="4" draw:style-name="gr1" draw:text-style-name="P1" svg:width="6.2988in" svg:height="3.5429in" svg:x="0.235in" svg:y="0.1173in">
              <draw:object draw:notify-on-update-of-ranges="'batch-size-100-detail-overwrite-copy_object'.B60:'batch-size-100-detail-overwrite-copy_object'.B74 'second run'.C32:'second run'.C32 'batch-size-100-detail-overwrite-copy_object'.C60:'batch-size-100-detail-overwrite-copy_object'.C74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1701in" svg:y="0.1386in">
              <draw:object draw:notify-on-update-of-ranges="'batch-size-100-detail-overwrite-copy_object'.B60:'batch-size-100-detail-overwrite-copy_object'.B74 'second run'.D8:'second run'.D8 'batch-size-100-detail-overwrite-copy_object'.D60:'batch-size-100-detail-overwrite-copy_object'.D74"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13];[.C36])" office:value-type="float" office:value="137.955" calcext:value-type="float">
            <text:p>137.955</text:p>
          </table:table-cell>
          <table:table-cell table:formula="of:=[.$C$3]/[.C60]" office:value-type="float" office:value="36.2437026566634" calcext:value-type="float">
            <text:p>36</text:p>
          </table:table-cell>
          <table:table-cell table:formula="of:=([.C60]*1000000/[.$C$3])/3600" office:value-type="float" office:value="7.66416666666667" calcext:value-type="float">
            <text:p>7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14];[.C37])" office:value-type="float" office:value="76.04" calcext:value-type="float">
            <text:p>76.04</text:p>
          </table:table-cell>
          <table:table-cell table:formula="of:=[.$C$3]/[.C61]" office:value-type="float" office:value="65.7548658600737" calcext:value-type="float">
            <text:p>66</text:p>
          </table:table-cell>
          <table:table-cell table:formula="of:=([.C61]*1000000/[.$C$3])/3600" office:value-type="float" office:value="4.22444444444444" calcext:value-type="float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15];[.C38])" office:value-type="float" office:value="56.62" calcext:value-type="float">
            <text:p>56.62</text:p>
          </table:table-cell>
          <table:table-cell table:formula="of:=[.$C$3]/[.C62]" office:value-type="float" office:value="88.3080183680678" calcext:value-type="float">
            <text:p>88</text:p>
          </table:table-cell>
          <table:table-cell table:formula="of:=([.C62]*1000000/[.$C$3])/3600" office:value-type="float" office:value="3.14555555555556" calcext:value-type="float">
            <text:p>3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16];[.C39])" office:value-type="float" office:value="46.18" calcext:value-type="float">
            <text:p>46.18</text:p>
          </table:table-cell>
          <table:table-cell table:formula="of:=[.$C$3]/[.C63]" office:value-type="float" office:value="108.27197921178" calcext:value-type="float">
            <text:p>108</text:p>
          </table:table-cell>
          <table:table-cell table:formula="of:=([.C63]*1000000/[.$C$3])/3600" office:value-type="float" office:value="2.56555555555556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17];[.C40])" office:value-type="float" office:value="39.01" calcext:value-type="float">
            <text:p>39.01</text:p>
          </table:table-cell>
          <table:table-cell table:formula="of:=[.$C$3]/[.C64]" office:value-type="float" office:value="128.172263522174" calcext:value-type="float">
            <text:p>128</text:p>
          </table:table-cell>
          <table:table-cell table:formula="of:=([.C64]*1000000/[.$C$3])/3600" office:value-type="float" office:value="2.16722222222222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18];[.C41])" office:value-type="float" office:value="37.01" calcext:value-type="float">
            <text:p>37.01</text:p>
          </table:table-cell>
          <table:table-cell table:formula="of:=[.$C$3]/[.C65]" office:value-type="float" office:value="135.098621994056" calcext:value-type="float">
            <text:p>135</text:p>
          </table:table-cell>
          <table:table-cell table:formula="of:=([.C65]*1000000/[.$C$3])/3600" office:value-type="float" office:value="2.05611111111111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AVERAGE([.C19];[.C42])" office:value-type="float" office:value="34.055" calcext:value-type="float">
            <text:p>34.055</text:p>
          </table:table-cell>
          <table:table-cell table:formula="of:=[.$C$3]/[.C66]" office:value-type="float" office:value="146.82131845544" calcext:value-type="float">
            <text:p>147</text:p>
          </table:table-cell>
          <table:table-cell table:formula="of:=([.C66]*1000000/[.$C$3])/3600" office:value-type="float" office:value="1.89194444444444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table:formula="of:=AVERAGE([.C20];[.C43])" office:value-type="float" office:value="30.255" calcext:value-type="float">
            <text:p>30.255</text:p>
          </table:table-cell>
          <table:table-cell table:formula="of:=[.$C$3]/[.C67]" office:value-type="float" office:value="165.261940175178" calcext:value-type="float">
            <text:p>165</text:p>
          </table:table-cell>
          <table:table-cell table:formula="of:=([.C67]*1000000/[.$C$3])/3600" office:value-type="float" office:value="1.68083333333333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table:formula="of:=AVERAGE([.C21];[.C44])" office:value-type="float" office:value="28.14" calcext:value-type="float">
            <text:p>28.14</text:p>
          </table:table-cell>
          <table:table-cell table:formula="of:=[.$C$3]/[.C68]" office:value-type="float" office:value="177.683013503909" calcext:value-type="float">
            <text:p>178</text:p>
          </table:table-cell>
          <table:table-cell table:formula="of:=([.C68]*1000000/[.$C$3])/3600" office:value-type="float" office:value="1.56333333333333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table:formula="of:=AVERAGE([.C22];[.C45])" office:value-type="float" office:value="25.885" calcext:value-type="float">
            <text:p>25.885</text:p>
          </table:table-cell>
          <table:table-cell table:formula="of:=[.$C$3]/[.C69]" office:value-type="float" office:value="193.162062970833" calcext:value-type="float">
            <text:p>193</text:p>
          </table:table-cell>
          <table:table-cell table:formula="of:=([.C69]*1000000/[.$C$3])/3600" office:value-type="float" office:value="1.43805555555556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0" table:formula="of:=AVERAGE([.C23];[.C46])" office:value-type="float" office:value="25.88" calcext:value-type="float">
            <text:p>25.88</text:p>
          </table:table-cell>
          <table:table-cell table:formula="of:=[.$C$3]/[.C70]" office:value-type="float" office:value="193.199381761978" calcext:value-type="float">
            <text:p>193</text:p>
          </table:table-cell>
          <table:table-cell table:formula="of:=([.C70]*1000000/[.$C$3])/3600" office:value-type="float" office:value="1.43777777777778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" table:formula="of:=AVERAGE([.C24];[.C47])" office:value-type="float" office:value="26.94" calcext:value-type="float">
            <text:p>26.94</text:p>
          </table:table-cell>
          <table:table-cell table:formula="of:=[.$C$3]/[.C71]" office:value-type="float" office:value="185.597624350408" calcext:value-type="float">
            <text:p>186</text:p>
          </table:table-cell>
          <table:table-cell table:formula="of:=([.C71]*1000000/[.$C$3])/3600" office:value-type="float" office:value="1.49666666666667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0" table:formula="of:=AVERAGE([.C25];[.C48])" office:value-type="float" office:value="25.74" calcext:value-type="float">
            <text:p>25.74</text:p>
          </table:table-cell>
          <table:table-cell table:formula="of:=[.$C$3]/[.C72]" office:value-type="float" office:value="194.250194250194" calcext:value-type="float">
            <text:p>194</text:p>
          </table:table-cell>
          <table:table-cell table:formula="of:=([.C72]*1000000/[.$C$3])/3600" office:value-type="float" office:value="1.43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table:formula="of:=AVERAGE([.C25];[.C49])" office:value-type="float" office:value="25.74" calcext:value-type="float">
            <text:p>25.74</text:p>
          </table:table-cell>
          <table:table-cell table:formula="of:=[.$C$3]/[.C73]" office:value-type="float" office:value="194.250194250194" calcext:value-type="float">
            <text:p>194</text:p>
          </table:table-cell>
          <table:table-cell table:formula="of:=([.C73]*1000000/[.$C$3])/3600" office:value-type="float" office:value="1.43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.C26];[.C50])" office:value-type="float" office:value="24.52" calcext:value-type="float">
            <text:p>24.52</text:p>
          </table:table-cell>
          <table:table-cell table:style-name="ce13" table:formula="of:=[.$C$3]/[.C74]" office:value-type="float" office:value="203.915171288744" calcext:value-type="float">
            <text:p>204</text:p>
          </table:table-cell>
          <table:table-cell table:style-name="ce16" table:formula="of:=([.C74]*1000000/[.$C$3])/3600" office:value-type="float" office:value="1.36222222222222" calcext:value-type="float">
            <text:p>1.4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Comparison with the previous result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Entries per sec (before)</text:p>
          </table:table-cell>
          <table:table-cell table:style-name="ce9" office:value-type="string" calcext:value-type="string">
            <text:p>Entries per sec (-w)</text:p>
          </table:table-cell>
          <table:table-cell table:style-name="ce9" office:value-type="string" calcext:value-type="string">
            <text:p>Entries per sec (-w + copy_object)</text:p>
          </table:table-cell>
          <table:table-cell table:style-name="ce14" office:value-type="string" calcext:value-type="string">
            <text:p>Improvemen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9" table:formula="of:=[$'batch-size-100-detail'.D60]" office:value-type="float" office:value="12.6892281142538" calcext:value-type="float">
            <text:p>13</text:p>
          </table:table-cell>
          <table:table-cell table:style-name="ce39" table:formula="of:=[$'batch-size-100-detail-overwrite'.E82]" office:value-type="float" office:value="23.5832370351154" calcext:value-type="float">
            <text:p>24</text:p>
          </table:table-cell>
          <table:table-cell table:style-name="ce39" table:formula="of:=[.D60]" office:value-type="float" office:value="36.2437026566634" calcext:value-type="float">
            <text:p>36</text:p>
          </table:table-cell>
          <table:table-cell table:style-name="ce40" table:formula="of:=([.E82]-[.D82])/[.D82]" office:value-type="percentage" office:value="0.536841723750498" calcext:value-type="percentage">
            <text:p>53.6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9" table:formula="of:=[$'batch-size-100-detail'.D61]" office:value-type="float" office:value="23.467567821271" calcext:value-type="float">
            <text:p>23</text:p>
          </table:table-cell>
          <table:table-cell table:style-name="ce39" table:formula="of:=[$'batch-size-100-detail-overwrite'.E83]" office:value-type="float" office:value="40.6950718268018" calcext:value-type="float">
            <text:p>41</text:p>
          </table:table-cell>
          <table:table-cell table:style-name="ce39" table:formula="of:=[.D61]" office:value-type="float" office:value="65.7548658600737" calcext:value-type="float">
            <text:p>66</text:p>
          </table:table-cell>
          <table:table-cell table:style-name="ce40" table:formula="of:=([.E83]-[.D83])/[.D83]" office:value-type="percentage" office:value="0.61579431877959" calcext:value-type="percentage">
            <text:p>61.5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9" table:formula="of:=[$'batch-size-100-detail'.D62]" office:value-type="float" office:value="35.2435328117291" calcext:value-type="float">
            <text:p>35</text:p>
          </table:table-cell>
          <table:table-cell table:style-name="ce39" table:formula="of:=[$'batch-size-100-detail-overwrite'.E84]" office:value-type="float" office:value="54.5286002508316" calcext:value-type="float">
            <text:p>55</text:p>
          </table:table-cell>
          <table:table-cell table:style-name="ce39" table:formula="of:=[.D62]" office:value-type="float" office:value="88.3080183680678" calcext:value-type="float">
            <text:p>88</text:p>
          </table:table-cell>
          <table:table-cell table:style-name="ce40" table:formula="of:=([.E84]-[.D84])/[.D84]" office:value-type="percentage" office:value="0.619480748851996" calcext:value-type="percentage">
            <text:p>61.9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9" table:formula="of:=[$'batch-size-100-detail'.D63]" office:value-type="float" office:value="42.4899086466964" calcext:value-type="float">
            <text:p>42</text:p>
          </table:table-cell>
          <table:table-cell table:style-name="ce39" table:formula="of:=[$'batch-size-100-detail-overwrite'.E85]" office:value-type="float" office:value="64.2508352608584" calcext:value-type="float">
            <text:p>64</text:p>
          </table:table-cell>
          <table:table-cell table:style-name="ce39" table:formula="of:=[.D63]" office:value-type="float" office:value="108.27197921178" calcext:value-type="float">
            <text:p>108</text:p>
          </table:table-cell>
          <table:table-cell table:style-name="ce40" table:formula="of:=([.E85]-[.D85])/[.D85]" office:value-type="percentage" office:value="0.685145084452144" calcext:value-type="percentage">
            <text:p>68.5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9" table:formula="of:=[$'batch-size-100-detail'.D64]" office:value-type="float" office:value="42.8945223694934" calcext:value-type="float">
            <text:p>43</text:p>
          </table:table-cell>
          <table:table-cell table:style-name="ce39" table:formula="of:=[$'batch-size-100-detail-overwrite'.E86]" office:value-type="float" office:value="74.1784734070173" calcext:value-type="float">
            <text:p>74</text:p>
          </table:table-cell>
          <table:table-cell table:style-name="ce39" table:formula="of:=[.D64]" office:value-type="float" office:value="128.172263522174" calcext:value-type="float">
            <text:p>128</text:p>
          </table:table-cell>
          <table:table-cell table:style-name="ce40" table:formula="of:=([.E86]-[.D86])/[.D86]" office:value-type="percentage" office:value="0.727890284542425" calcext:value-type="percentage">
            <text:p>72.79%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9" table:formula="of:=[$'batch-size-100-detail'.D65]" office:value-type="float" office:value="54.7016027569608" calcext:value-type="float">
            <text:p>55</text:p>
          </table:table-cell>
          <table:table-cell table:style-name="ce39" table:formula="of:=[$'batch-size-100-detail-overwrite'.E87]" office:value-type="float" office:value="80.0897004645203" calcext:value-type="float">
            <text:p>80</text:p>
          </table:table-cell>
          <table:table-cell table:style-name="ce39" table:formula="of:=[.D65]" office:value-type="float" office:value="135.098621994056" calcext:value-type="float">
            <text:p>135</text:p>
          </table:table-cell>
          <table:table-cell table:style-name="ce40" table:formula="of:=([.E87]-[.D87])/[.D87]" office:value-type="percentage" office:value="0.686841394217779" calcext:value-type="percentage">
            <text:p>68.6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9" table:formula="of:=[$'batch-size-100-detail'.D66]" office:value-type="float" office:value="61.2369871402327" calcext:value-type="float">
            <text:p>61</text:p>
          </table:table-cell>
          <table:table-cell table:style-name="ce39" table:formula="of:=[$'batch-size-100-detail-overwrite'.E88]" office:value-type="float" office:value="81.406707912732" calcext:value-type="float">
            <text:p>81</text:p>
          </table:table-cell>
          <table:table-cell table:style-name="ce39" table:formula="of:=[.D66]" office:value-type="float" office:value="146.82131845544" calcext:value-type="float">
            <text:p>147</text:p>
          </table:table-cell>
          <table:table-cell table:style-name="ce40" table:formula="of:=([.E88]-[.D88])/[.D88]" office:value-type="percentage" office:value="0.803553075906622" calcext:value-type="percentage">
            <text:p>80.36%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9" table:formula="of:=[$'batch-size-100-detail'.D67]" office:value-type="float" office:value="56.8731160780299" calcext:value-type="float">
            <text:p>57</text:p>
          </table:table-cell>
          <table:table-cell table:style-name="ce39" table:formula="of:=[$'batch-size-100-detail-overwrite'.E89]" office:value-type="float" office:value="87.8657411475266" calcext:value-type="float">
            <text:p>88</text:p>
          </table:table-cell>
          <table:table-cell table:style-name="ce39" table:formula="of:=[.D67]" office:value-type="float" office:value="165.261940175178" calcext:value-type="float">
            <text:p>165</text:p>
          </table:table-cell>
          <table:table-cell table:style-name="ce40" table:formula="of:=([.E89]-[.D89])/[.D89]" office:value-type="percentage" office:value="0.880846141133697" calcext:value-type="percentage">
            <text:p>88.0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9" table:formula="of:=[$'batch-size-100-detail'.D68]" office:value-type="float" office:value="68.7096330905593" calcext:value-type="float">
            <text:p>69</text:p>
          </table:table-cell>
          <table:table-cell table:style-name="ce39" table:formula="of:=[$'batch-size-100-detail-overwrite'.E90]" office:value-type="float" office:value="95.2653138992093" calcext:value-type="float">
            <text:p>95</text:p>
          </table:table-cell>
          <table:table-cell table:style-name="ce39" table:formula="of:=[.D68]" office:value-type="float" office:value="177.683013503909" calcext:value-type="float">
            <text:p>178</text:p>
          </table:table-cell>
          <table:table-cell table:style-name="ce40" table:formula="of:=([.E90]-[.D90])/[.D90]" office:value-type="percentage" office:value="0.865138592750533" calcext:value-type="percentage">
            <text:p>86.5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9" table:formula="of:=[$'batch-size-100-detail'.D69]" office:value-type="float" office:value="63.7429882712902" calcext:value-type="float">
            <text:p>64</text:p>
          </table:table-cell>
          <table:table-cell table:style-name="ce39" table:formula="of:=[$'batch-size-100-detail-overwrite'.E91]" office:value-type="float" office:value="101.399310484689" calcext:value-type="float">
            <text:p>101</text:p>
          </table:table-cell>
          <table:table-cell table:style-name="ce39" table:formula="of:=[.D69]" office:value-type="float" office:value="193.162062970833" calcext:value-type="float">
            <text:p>193</text:p>
          </table:table-cell>
          <table:table-cell table:style-name="ce40" table:formula="of:=([.E91]-[.D91])/[.D91]" office:value-type="percentage" office:value="0.904964265018351" calcext:value-type="percentage">
            <text:p>90.50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9" table:formula="of:=[$'batch-size-100-detail'.D70]" office:value-type="float" office:value="69.8177756056692" calcext:value-type="float">
            <text:p>70</text:p>
          </table:table-cell>
          <table:table-cell table:style-name="ce39" table:formula="of:=[$'batch-size-100-detail-overwrite'.E92]" office:value-type="float" office:value="99.8601957259836" calcext:value-type="float">
            <text:p>100</text:p>
          </table:table-cell>
          <table:table-cell table:style-name="ce39" table:formula="of:=[.D70]" office:value-type="float" office:value="193.199381761978" calcext:value-type="float">
            <text:p>193</text:p>
          </table:table-cell>
          <table:table-cell table:style-name="ce40" table:formula="of:=([.E92]-[.D92])/[.D92]" office:value-type="percentage" office:value="0.934698608964451" calcext:value-type="percentage">
            <text:p>93.47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9" table:formula="of:=[$'batch-size-100-detail'.D71]" office:value-type="float" office:value="59.4459636190703" calcext:value-type="float">
            <text:p>59</text:p>
          </table:table-cell>
          <table:table-cell table:style-name="ce39" table:formula="of:=[$'batch-size-100-detail-overwrite'.E93]" office:value-type="float" office:value="97.9336010185095" calcext:value-type="float">
            <text:p>98</text:p>
          </table:table-cell>
          <table:table-cell table:style-name="ce39" table:formula="of:=[.D71]" office:value-type="float" office:value="185.597624350408" calcext:value-type="float">
            <text:p>186</text:p>
          </table:table-cell>
          <table:table-cell table:style-name="ce40" table:formula="of:=([.E93]-[.D93])/[.D93]" office:value-type="percentage" office:value="0.895137342242019" calcext:value-type="percentage">
            <text:p>89.5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9" table:formula="of:=[$'batch-size-100-detail'.D72]" office:value-type="float" office:value="74.643576920206" calcext:value-type="float">
            <text:p>75</text:p>
          </table:table-cell>
          <table:table-cell table:style-name="ce39" table:formula="of:=[$'batch-size-100-detail-overwrite'.E94]" office:value-type="float" office:value="104.166666666667" calcext:value-type="float">
            <text:p>104</text:p>
          </table:table-cell>
          <table:table-cell table:style-name="ce39" table:formula="of:=[.D72]" office:value-type="float" office:value="194.250194250194" calcext:value-type="float">
            <text:p>194</text:p>
          </table:table-cell>
          <table:table-cell table:style-name="ce40" table:formula="of:=([.E94]-[.D94])/[.D94]" office:value-type="percentage" office:value="0.864801864801865" calcext:value-type="percentage">
            <text:p>86.4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9" table:formula="of:=[$'batch-size-100-detail'.D73]" office:value-type="float" office:value="69.8763189155195" calcext:value-type="float">
            <text:p>70</text:p>
          </table:table-cell>
          <table:table-cell table:style-name="ce39" table:formula="of:=[$'batch-size-100-detail-overwrite'.E95]" office:value-type="float" office:value="106.382978723404" calcext:value-type="float">
            <text:p>106</text:p>
          </table:table-cell>
          <table:table-cell table:style-name="ce39" table:formula="of:=[.D73]" office:value-type="float" office:value="194.250194250194" calcext:value-type="float">
            <text:p>194</text:p>
          </table:table-cell>
          <table:table-cell table:style-name="ce40" table:formula="of:=([.E95]-[.D95])/[.D95]" office:value-type="percentage" office:value="0.825951825951826" calcext:value-type="percentage">
            <text:p>82.60%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3" table:formula="of:=[$'batch-size-100-detail'.D74]" office:value-type="float" office:value="61.2557427258806" calcext:value-type="float">
            <text:p>61</text:p>
          </table:table-cell>
          <table:table-cell table:style-name="ce13" table:formula="of:=[$'batch-size-100-detail-overwrite'.E96]" office:value-type="float" office:value="101.142914938809" calcext:value-type="float">
            <text:p>101</text:p>
          </table:table-cell>
          <table:table-cell table:style-name="ce13" table:formula="of:=[.D74]" office:value-type="float" office:value="203.915171288744" calcext:value-type="float">
            <text:p>204</text:p>
          </table:table-cell>
          <table:table-cell table:style-name="ce41" table:formula="of:=([.E96]-[.D96])/[.D96]" office:value-type="percentage" office:value="1.01610929853181" calcext:value-type="percentage">
            <text:p>101.61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m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mo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9:12:10.676820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0:12:16.374164209</meta:creation-date>
    <dc:date>2023-11-05T21:31:35.381534043</dc:date>
    <meta:editing-duration>P2DT1H35M38S</meta:editing-duration>
    <meta:editing-cycles>41</meta:editing-cycles>
    <meta:generator>LibreOffice/7.5.5.2$Linux_X86_64 LibreOffice_project/50$Build-2</meta:generator>
    <meta:document-statistic meta:table-count="6" meta:cell-count="1213" meta:object-count="4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9:'first run'.C16 'first run'.C8:'first run'.C8" chart:data-source-has-labels="row" svg:x="0.32cm" svg:y="2.138cm" svg:width="15.36cm" svg:height="6.682cm">
          <chart:coordinate-region svg:x="1.127cm" svg:y="2.338cm" svg:width="14.366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9:'first run'.C16" chart:label-cell-address="'first run'.C8:'first run'.C8" chart:class="chart:scatter">
            <chart:domain table:cell-range-address="'first run'.B9:'first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8:'first run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9:'first run'.B16</svg:desc>
                </draw:g>
              </table:table-cell>
              <table:table-cell office:value-type="float" office:value="515.81">
                <text:p>515.81</text:p>
                <draw:g>
                  <svg:desc>'first run'.C9:'first run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77">
                <text:p>233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4.28">
                <text:p>164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4.85">
                <text:p>19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6.47">
                <text:p>106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7.86">
                <text:p>9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4.31">
                <text:p>94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32:'second run'.B40 'second run'.D8:'second run'.D8 'second run'.D32:'second run'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32:'second run'.D40" chart:label-cell-address="'second run'.D8:'second run'.D8" chart:class="chart:scatter">
            <chart:domain table:cell-range-address="'second run'.B32:'second run'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cond run'.B32:'second run'.B40</svg:desc>
                </draw:g>
              </table:table-cell>
              <table:table-cell office:value-type="float" office:value="NaN">
                <text:p>NaN</text:p>
                <draw:g>
                  <svg:desc>'second run'.D32:'second ru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87694983423">
                <text:p>13.587694983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.0078023407022">
                <text:p>26.007802340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2794460441519">
                <text:p>34.2794460441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9627083691356">
                <text:p>42.962708369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.6807516308052">
                <text:p>48.680751630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3.3219579822971">
                <text:p>53.3219579822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2.5312656328164">
                <text:p>62.5312656328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7.8636731859738">
                <text:p>57.86367318597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72:'second run'.C79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72:'second run'.C79" chart:label-cell-address="'second run'.C32:'second run'.C32" chart:class="chart:scatter">
            <chart:domain table:cell-range-address="'second run'.B72:'second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72:'second run'.B79</svg:desc>
                </draw:g>
              </table:table-cell>
              <table:table-cell office:value-type="float" office:value="366.33">
                <text:p>366.33</text:p>
                <draw:g>
                  <svg:desc>'second run'.C72:'second run'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8.22">
                <text:p>188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8.59">
                <text:p>14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.58">
                <text:p>115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.67">
                <text:p>107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.35">
                <text:p>86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8.19">
                <text:p>78.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72:'second run'.B79 'second run'.D8:'second run'.D8 'second run'.D72:'second run'.D79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72:'second run'.D79" chart:label-cell-address="'second run'.D8:'second run'.D8" chart:class="chart:scatter">
            <chart:domain table:cell-range-address="'second run'.B72:'second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72:'second run'.B79</svg:desc>
                </draw:g>
              </table:table-cell>
              <table:table-cell office:value-type="float" office:value="13.6488958043294">
                <text:p>13.6488958043294</text:p>
                <draw:g>
                  <svg:desc>'second run'.D72:'second run'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646583784933">
                <text:p>26.564658378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.6496399488525">
                <text:p>33.64963994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.2600795985465">
                <text:p>43.2600795985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.4381907680877">
                <text:p>46.4381907680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7.9038795599305">
                <text:p>57.9038795599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2.6959247648903">
                <text:p>62.6959247648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3.9467962655071">
                <text:p>63.94679626550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53:'first run'.C6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53:'first run'.C60" chart:label-cell-address="'first run'.C32:'first run'.C32" chart:class="chart:scatter">
            <chart:domain table:cell-range-address="'first run'.B53:'first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53:'first run'.B60</svg:desc>
                </draw:g>
              </table:table-cell>
              <table:table-cell office:value-type="float" office:value="379.8">
                <text:p>379.8</text:p>
                <draw:g>
                  <svg:desc>'first run'.C53:'first run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9.04">
                <text:p>209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0.34">
                <text:p>150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09">
                <text:p>129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8.51">
                <text:p>118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0.44">
                <text:p>9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53:'first run'.B60 'first run'.D8:'first run'.D8 'first run'.D53:'first run'.D60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53:'first run'.D60" chart:label-cell-address="'first run'.D8:'first run'.D8" chart:class="chart:scatter">
            <chart:domain table:cell-range-address="'first run'.B53:'first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53:'first run'.B60</svg:desc>
                </draw:g>
              </table:table-cell>
              <table:table-cell office:value-type="float" office:value="13.1648235913639">
                <text:p>13.1648235913639</text:p>
                <draw:g>
                  <svg:desc>'first run'.D53:'first run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9188672024493">
                <text:p>23.9188672024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.2579486497273">
                <text:p>33.257948649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7326671314587">
                <text:p>38.7326671314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.2652543907297">
                <text:p>45.265254390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2.1905324445195">
                <text:p>42.1905324445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5.2852720035383">
                <text:p>55.2852720035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4.2299349240781">
                <text:p>54.22993492407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53:'second run'.B60 'first run'.D8:'first run'.D8 'second run'.D53:'second run'.D6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53:'second run'.D60" chart:label-cell-address="'first run'.D8:'first run'.D8" chart:class="chart:scatter">
            <chart:domain table:cell-range-address="'second run'.B53:'second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53:'second run'.B60</svg:desc>
                </draw:g>
              </table:table-cell>
              <table:table-cell office:value-type="float" office:value="13.3486397736071">
                <text:p>13.3486397736071</text:p>
                <draw:g>
                  <svg:desc>'second run'.D53:'second run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3446877534469">
                <text:p>25.3446877534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496062992126">
                <text:p>31.496062992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340618050763">
                <text:p>38.340618050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.174261722804">
                <text:p>47.174261722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5.7724484104852">
                <text:p>55.7724484104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6.369785794814">
                <text:p>56.369785794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2.0501365103003">
                <text:p>62.05013651030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53:'second run'.C6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53:'second run'.C60" chart:label-cell-address="'first run'.C32:'first run'.C32" chart:class="chart:scatter">
            <chart:domain table:cell-range-address="'second run'.B53:'second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53:'second run'.B60</svg:desc>
                </draw:g>
              </table:table-cell>
              <table:table-cell office:value-type="float" office:value="374.57">
                <text:p>374.57</text:p>
                <draw:g>
                  <svg:desc>'second run'.C53:'second run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8.75">
                <text:p>15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.41">
                <text:p>13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5.99">
                <text:p>105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0.58">
                <text:p>80.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9:average.C16 average.C8:average.C8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9:average.C16" chart:label-cell-address="average.C8:average.C8" chart:class="chart:scatter">
            <chart:domain table:cell-range-address="average.B9:average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8:average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9:average.B16</svg:desc>
                </draw:g>
              </table:table-cell>
              <table:table-cell office:value-type="float" office:value="444.42">
                <text:p>444.42</text:p>
                <draw:g>
                  <svg:desc>average.C9:averag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0.67">
                <text:p>23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3.225">
                <text:p>163.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4.685">
                <text:p>174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475">
                <text:p>97.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8.05">
                <text:p>108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6.155">
                <text:p>96.1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9:average.B16 average.D8:average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9:average.D16" chart:label-cell-address="average.D8:average.D8" chart:class="chart:scatter">
            <chart:domain table:cell-range-address="average.B9:average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9:average.B16</svg:desc>
                </draw:g>
              </table:table-cell>
              <table:table-cell office:value-type="float" office:value="11.2506187840331">
                <text:p>11.2506187840331</text:p>
                <draw:g>
                  <svg:desc>average.D9:average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6759873412234">
                <text:p>21.6759873412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6325624138459">
                <text:p>30.6325624138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6229498812148">
                <text:p>28.6229498812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2952038984355">
                <text:p>51.2952038984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6.2748727441">
                <text:p>46.2748727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0.3018108651911">
                <text:p>50.3018108651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9993760074879">
                <text:p>51.99937600748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33:average.C40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33:average.C40" chart:label-cell-address="average.C32:average.C32" chart:class="chart:scatter">
            <chart:domain table:cell-range-address="average.B33:average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33:average.B40</svg:desc>
                </draw:g>
              </table:table-cell>
              <table:table-cell office:value-type="float" office:value="394.035">
                <text:p>394.035</text:p>
                <draw:g>
                  <svg:desc>average.C33:average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3.06">
                <text:p>213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.87">
                <text:p>141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.675">
                <text:p>117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.565">
                <text:p>116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7.915">
                <text:p>87.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1.625">
                <text:p>81.6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33:'first run'.C4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33:'first run'.C40" chart:label-cell-address="'first run'.C32:'first run'.C32" chart:class="chart:scatter">
            <chart:domain table:cell-range-address="'first run'.B33:'first run'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33:'first run'.B40</svg:desc>
                </draw:g>
              </table:table-cell>
              <table:table-cell office:value-type="float" office:value="420.09">
                <text:p>420.09</text:p>
                <draw:g>
                  <svg:desc>'first run'.C33:'first run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87">
                <text:p>233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.88">
                <text:p>13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.42">
                <text:p>13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6.84">
                <text:p>76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32:average.B40 average.D8:average.D8 average.D32:average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32:average.D40" chart:label-cell-address="average.D8:average.D8" chart:class="chart:scatter">
            <chart:domain table:cell-range-address="average.B32:average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verage.B32:average.B40</svg:desc>
                </draw:g>
              </table:table-cell>
              <table:table-cell office:value-type="float" office:value="NaN">
                <text:p>NaN</text:p>
                <draw:g>
                  <svg:desc>average.D32:average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6892281142538">
                <text:p>12.689228114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72:average.C79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72:average.C79" chart:label-cell-address="average.C32:average.C32" chart:class="chart:scatter">
            <chart:domain table:cell-range-address="average.B72:average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72:average.B79</svg:desc>
                </draw:g>
              </table:table-cell>
              <table:table-cell office:value-type="float" office:value="383.01">
                <text:p>383.01</text:p>
                <draw:g>
                  <svg:desc>average.C72:average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5.385">
                <text:p>215.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.335">
                <text:p>154.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7.905">
                <text:p>127.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3.555">
                <text:p>93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7.245">
                <text:p>87.24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72:average.B79 average.D8:average.D8 average.D72:average.D79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72:average.D79" chart:label-cell-address="average.D8:average.D8" chart:class="chart:scatter">
            <chart:domain table:cell-range-address="average.B72:average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72:average.B79</svg:desc>
                </draw:g>
              </table:table-cell>
              <table:table-cell office:value-type="float" office:value="13.054489438918">
                <text:p>13.054489438918</text:p>
                <draw:g>
                  <svg:desc>average.D72:average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2142442602781">
                <text:p>23.2142442602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.3970583471021">
                <text:p>32.3970583471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0915132324772">
                <text:p>39.091513232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4678078588483">
                <text:p>40.4678078588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5.9770114942529">
                <text:p>45.9770114942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3.4444978889423">
                <text:p>53.4444978889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.3098744913749">
                <text:p>57.3098744913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53:average.C60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53:average.C60" chart:label-cell-address="average.C32:average.C32" chart:class="chart:scatter">
            <chart:domain table:cell-range-address="average.B53:average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53:average.B60</svg:desc>
                </draw:g>
              </table:table-cell>
              <table:table-cell office:value-type="float" office:value="377.185">
                <text:p>377.185</text:p>
                <draw:g>
                  <svg:desc>average.C53:average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3.16">
                <text:p>203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.545">
                <text:p>154.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75">
                <text:p>129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8.225">
                <text:p>108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4.08">
                <text:p>104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9.57">
                <text:p>89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6.39">
                <text:p>86.3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53:average.B60 average.D8:average.D8 average.D53:average.D6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53:average.D60" chart:label-cell-address="average.D8:average.D8" chart:class="chart:scatter">
            <chart:domain table:cell-range-address="average.B53:average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53:average.B60</svg:desc>
                </draw:g>
              </table:table-cell>
              <table:table-cell office:value-type="float" office:value="13.2560944894415">
                <text:p>13.2560944894415</text:p>
                <draw:g>
                  <svg:desc>average.D53:average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6111439259697">
                <text:p>24.6111439259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.3530363324598">
                <text:p>32.3530363324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5356454720617">
                <text:p>38.5356454720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.2000462000462">
                <text:p>46.2000462000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8.0399692544197">
                <text:p>48.0399692544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5.8222619180529">
                <text:p>55.8222619180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.8770691052205">
                <text:p>57.877069105220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13:'batch-size-100-detail'.C27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13:'batch-size-100-detail'.C27" chart:label-cell-address="'second run'.C32:'second run'.C32" chart:class="chart:scatter">
            <chart:domain table:cell-range-address="'batch-size-100-detail'.B13:'batch-size-100-detail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13:'batch-size-100-detail'.B27</svg:desc>
                </draw:g>
              </table:table-cell>
              <table:table-cell office:value-type="float" office:value="420.09">
                <text:p>420.09</text:p>
                <draw:g>
                  <svg:desc>'batch-size-100-detail'.C13:'batch-size-100-detail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87">
                <text:p>233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.88">
                <text:p>13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.42">
                <text:p>13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08">
                <text:p>92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5.03">
                <text:p>75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77">
                <text:p>75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6.72">
                <text:p>96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6.84">
                <text:p>76.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13:'batch-size-100-detail'.B27 'second run'.D8:'second run'.D8 'batch-size-100-detail'.D13:'batch-size-100-detail'.D27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13:'batch-size-100-detail'.D27" chart:label-cell-address="'second run'.D8:'second run'.D8" chart:class="chart:scatter">
            <chart:domain table:cell-range-address="'batch-size-100-detail'.B13:'batch-size-100-detail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13:'batch-size-100-detail'.B27</svg:desc>
                </draw:g>
              </table:table-cell>
              <table:table-cell office:value-type="float" office:value="11.9022114308839">
                <text:p>11.9022114308839</text:p>
                <draw:g>
                  <svg:desc>'batch-size-100-detail'.D13:'batch-size-100-detail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3793988113054">
                <text:p>21.3793988113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.2634174644619">
                <text:p>36.2634174644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0274018660166">
                <text:p>42.0274018660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.337678270204">
                <text:p>38.3376782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3006081668115">
                <text:p>54.3006081668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.3052959501558">
                <text:p>62.305295950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.9310260784792">
                <text:p>60.9310260784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.6400106624017">
                <text:p>66.6400106624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.0026001040042">
                <text:p>65.002600104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.9891777748449">
                <text:p>65.9891777748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6956162117453">
                <text:p>51.6956162117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5489786789921">
                <text:p>74.548978678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1.921749136939">
                <text:p>71.921749136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5.0702758979698">
                <text:p>65.07027589796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36:'batch-size-100-detail'.C5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36:'batch-size-100-detail'.C50" chart:label-cell-address="'second run'.C32:'second run'.C32" chart:class="chart:scatter">
            <chart:domain table:cell-range-address="'batch-size-100-detail'.B36:'batch-size-100-detail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36:'batch-size-100-detail'.B50</svg:desc>
                </draw:g>
              </table:table-cell>
              <table:table-cell office:value-type="float" office:value="367.98">
                <text:p>367.98</text:p>
                <draw:g>
                  <svg:desc>'batch-size-100-detail'.C36:'batch-size-100-detail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5.86">
                <text:p>14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.38">
                <text:p>116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.96">
                <text:p>79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.46">
                <text:p>67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6.41">
                <text:p>86.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36:'batch-size-100-detail'.B50 'second run'.D8:'second run'.D8 'batch-size-100-detail'.D36:'batch-size-100-detail'.D50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36:'batch-size-100-detail'.D50" chart:label-cell-address="'second run'.D8:'second run'.D8" chart:class="chart:scatter">
            <chart:domain table:cell-range-address="'batch-size-100-detail'.B36:'batch-size-100-detail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36:'batch-size-100-detail'.B50</svg:desc>
                </draw:g>
              </table:table-cell>
              <table:table-cell office:value-type="float" office:value="13.587694983423">
                <text:p>13.587694983423</text:p>
                <draw:g>
                  <svg:desc>'batch-size-100-detail'.D36:'batch-size-100-detail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0078023407022">
                <text:p>26.0078023407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.2794460441519">
                <text:p>34.2794460441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9627083691356">
                <text:p>42.9627083691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.6807516308052">
                <text:p>48.6807516308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.1085638708255">
                <text:p>55.1085638708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0.2046959662854">
                <text:p>60.2046959662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.3219579822971">
                <text:p>53.321957982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9119273861864">
                <text:p>70.9119273861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2.5312656328164">
                <text:p>62.5312656328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.1179958493922">
                <text:p>74.1179958493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.9300699300699">
                <text:p>69.930069930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7384155455904">
                <text:p>74.7384155455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7.9440141323549">
                <text:p>67.9440141323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7.8636731859738">
                <text:p>57.863673185973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60:'batch-size-100-detail'.C74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60:'batch-size-100-detail'.C74" chart:label-cell-address="'second run'.C32:'second run'.C32" chart:class="chart:scatter">
            <chart:domain table:cell-range-address="'batch-size-100-detail'.B60:'batch-size-100-detail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60:'batch-size-100-detail'.B74</svg:desc>
                </draw:g>
              </table:table-cell>
              <table:table-cell office:value-type="float" office:value="394.035">
                <text:p>394.035</text:p>
                <draw:g>
                  <svg:desc>'batch-size-100-detail'.C60:'batch-size-100-detail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3.06">
                <text:p>213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.87">
                <text:p>141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.675">
                <text:p>117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.565">
                <text:p>116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1.405">
                <text:p>91.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65">
                <text:p>8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.915">
                <text:p>87.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1.615">
                <text:p>71.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.985">
                <text:p>66.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1.555">
                <text:p>71.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1.625">
                <text:p>81.62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9:'first run'.B16 'first run'.D8:'first run'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9:'first run'.D16" chart:label-cell-address="'first run'.D8:'first run'.D8" chart:class="chart:scatter">
            <chart:domain table:cell-range-address="'first run'.B9:'first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9:'first run'.B16</svg:desc>
                </draw:g>
              </table:table-cell>
              <table:table-cell office:value-type="float" office:value="9.69349178961246">
                <text:p>9.69349178961246</text:p>
                <draw:g>
                  <svg:desc>'first run'.D9:'first run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3885442956752">
                <text:p>21.3885442956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4358412466521">
                <text:p>30.4358412466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6607646907878">
                <text:p>25.660764690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8027351844177">
                <text:p>51.8027351844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6.9615854231239">
                <text:p>46.9615854231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1.0933987328837">
                <text:p>51.0933987328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3.0166472272294">
                <text:p>53.0166472272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60:'batch-size-100-detail'.B74 'second run'.D8:'second run'.D8 'batch-size-100-detail'.D60:'batch-size-100-detail'.D74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60:'batch-size-100-detail'.D74" chart:label-cell-address="'second run'.D8:'second run'.D8" chart:class="chart:scatter">
            <chart:domain table:cell-range-address="'batch-size-100-detail'.B60:'batch-size-100-detail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60:'batch-size-100-detail'.B74</svg:desc>
                </draw:g>
              </table:table-cell>
              <table:table-cell office:value-type="float" office:value="12.6892281142538">
                <text:p>12.6892281142538</text:p>
                <draw:g>
                  <svg:desc>'batch-size-100-detail'.D60:'batch-size-100-detail'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7016027569608">
                <text:p>54.7016027569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369871402327">
                <text:p>61.2369871402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.7096330905593">
                <text:p>68.7096330905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8177756056692">
                <text:p>69.8177756056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59636190703">
                <text:p>59.4459636190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643576920206">
                <text:p>74.643576920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8763189155195">
                <text:p>69.8763189155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13:'batch-size-100-detail-overwrite'.C27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C13:'batch-size-100-detail-overwrite'.C27" chart:label-cell-address="'second run'.C32:'second run'.C32" chart:class="chart:scatter">
            <chart:domain table:cell-range-address="'batch-size-100-detail-overwrite'.B13:'batch-size-100-detail-overwrite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13:'batch-size-100-detail-overwrite'.B27</svg:desc>
                </draw:g>
              </table:table-cell>
              <table:table-cell office:value-type="float" office:value="210.72">
                <text:p>210.72</text:p>
                <draw:g>
                  <svg:desc>'batch-size-100-detail-overwrite'.C13:'batch-size-100-detail-overwrite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3.05">
                <text:p>123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.51">
                <text:p>96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.14">
                <text:p>79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.96">
                <text:p>63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0.51">
                <text:p>50.5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13:'batch-size-100-detail-overwrite'.B27 'second run'.D8:'second run'.D8 'batch-size-100-detail-overwrite'.D13:'batch-size-100-detail-overwrite'.D27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D13:'batch-size-100-detail-overwrite'.D27" chart:label-cell-address="'second run'.D8:'second run'.D8" chart:class="chart:scatter">
            <chart:domain table:cell-range-address="'batch-size-100-detail-overwrite'.B13:'batch-size-100-detail-overwrite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13:'batch-size-100-detail-overwrite'.B27</svg:desc>
                </draw:g>
              </table:table-cell>
              <table:table-cell office:value-type="float" office:value="23.7281700835232">
                <text:p>23.7281700835232</text:p>
                <draw:g>
                  <svg:desc>'batch-size-100-detail-overwrite'.D13:'batch-size-100-detail-overwrite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6338886631451">
                <text:p>40.633888663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.8081027872759">
                <text:p>51.8081027872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.1791761435431">
                <text:p>63.1791761435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.1207955542556">
                <text:p>73.1207955542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8.1738586616635">
                <text:p>78.1738586616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7929003762473">
                <text:p>81.7929003762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4.7601288353958">
                <text:p>84.7601288353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4.0733772342427">
                <text:p>94.0733772342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.276078590237">
                <text:p>101.276078590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8.599881680142">
                <text:p>98.599881680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6.8992248062015">
                <text:p>96.8992248062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7.735401853049">
                <text:p>107.735401853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.5024875621891">
                <text:p>99.5024875621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8.9902989507028">
                <text:p>98.99029895070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36:'batch-size-100-detail-overwrite'.C5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C36:'batch-size-100-detail-overwrite'.C50" chart:label-cell-address="'second run'.C32:'second run'.C32" chart:class="chart:scatter">
            <chart:domain table:cell-range-address="'batch-size-100-detail-overwrite'.B36:'batch-size-100-detail-overwrite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36:'batch-size-100-detail-overwrite'.B50</svg:desc>
                </draw:g>
              </table:table-cell>
              <table:table-cell office:value-type="float" office:value="213.31">
                <text:p>213.31</text:p>
                <draw:g>
                  <svg:desc>'batch-size-100-detail-overwrite'.C36:'batch-size-100-detail-overwrite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68">
                <text:p>122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43">
                <text:p>66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.62">
                <text:p>48.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36:'batch-size-100-detail-overwrite'.B50 'second run'.D8:'second run'.D8 'batch-size-100-detail-overwrite'.D36:'batch-size-100-detail-overwrite'.D50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D36:'batch-size-100-detail-overwrite'.D50" chart:label-cell-address="'second run'.D8:'second run'.D8" chart:class="chart:scatter">
            <chart:domain table:cell-range-address="'batch-size-100-detail-overwrite'.B36:'batch-size-100-detail-overwrite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36:'batch-size-100-detail-overwrite'.B50</svg:desc>
                </draw:g>
              </table:table-cell>
              <table:table-cell office:value-type="float" office:value="23.4400637569734">
                <text:p>23.4400637569734</text:p>
                <draw:g>
                  <svg:desc>'batch-size-100-detail-overwrite'.D36:'batch-size-100-detail-overwrite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7564395174438">
                <text:p>40.7564395174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.5506445672192">
                <text:p>57.5506445672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.359477124183">
                <text:p>65.359477124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.2671985548698">
                <text:p>75.2671985548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2.1018062397373">
                <text:p>82.1018062397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0241451952682">
                <text:p>81.0241451952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1.2075884713608">
                <text:p>91.2075884713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487842531841">
                <text:p>96.48784253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.522842639594">
                <text:p>101.522842639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1.153145862836">
                <text:p>101.15314586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8.9902989507028">
                <text:p>98.9902989507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0.82677959266">
                <text:p>100.82677959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5.064089094348">
                <text:p>105.064089094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2.838338132456">
                <text:p>102.83833813245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60:'batch-size-100-detail-overwrite'.C74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C60:'batch-size-100-detail-overwrite'.C74" chart:label-cell-address="'second run'.C32:'second run'.C32" chart:class="chart:scatter">
            <chart:domain table:cell-range-address="'batch-size-100-detail-overwrite'.B60:'batch-size-100-detail-overwrite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60:'batch-size-100-detail-overwrite'.B74</svg:desc>
                </draw:g>
              </table:table-cell>
              <table:table-cell office:value-type="float" office:value="212.015">
                <text:p>212.015</text:p>
                <draw:g>
                  <svg:desc>'batch-size-100-detail-overwrite'.C60:'batch-size-100-detail-overwrite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865">
                <text:p>122.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.695">
                <text:p>91.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7.405">
                <text:p>67.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.43">
                <text:p>62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42">
                <text:p>61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905">
                <text:p>56.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2.485">
                <text:p>52.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31">
                <text:p>49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055">
                <text:p>51.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435">
                <text:p>49.43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60:'batch-size-100-detail-overwrite'.B74 'second run'.D8:'second run'.D8 'batch-size-100-detail-overwrite'.D60:'batch-size-100-detail-overwrite'.D74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D60:'batch-size-100-detail-overwrite'.D74" chart:label-cell-address="'second run'.D8:'second run'.D8" chart:class="chart:scatter">
            <chart:domain table:cell-range-address="'batch-size-100-detail-overwrite'.B60:'batch-size-100-detail-overwrite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60:'batch-size-100-detail-overwrite'.B74</svg:desc>
                </draw:g>
              </table:table-cell>
              <table:table-cell office:value-type="float" office:value="23.5832370351154">
                <text:p>23.5832370351154</text:p>
                <draw:g>
                  <svg:desc>'batch-size-100-detail-overwrite'.D60:'batch-size-100-detail-overwrite'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6950718268018">
                <text:p>40.695071826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4.5286002508316">
                <text:p>54.5286002508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.2508352608584">
                <text:p>64.2508352608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784734070173">
                <text:p>74.1784734070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.0897004645203">
                <text:p>80.0897004645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406707912732">
                <text:p>81.406707912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.8657411475266">
                <text:p>87.8657411475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.2653138992093">
                <text:p>95.2653138992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.399310484689">
                <text:p>101.39931048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9.8601957259836">
                <text:p>99.8601957259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7.9336010185095">
                <text:p>97.9336010185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4.166666666667">
                <text:p>104.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.382978723404">
                <text:p>106.382978723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.142914938809">
                <text:p>101.14291493880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83cm" svg:height="11.859cm" xlink:href=".." xlink:type="simple" chart:class="chart:scatter" chart:style-name="ch1">
        <chart:title svg:x="6.277cm" svg:y="0.373cm" chart:style-name="ch2">
          <text:p>Performance improvement with the -w flag</text:p>
        </chart:title>
        <chart:subtitle svg:x="6.449cm" svg:y="1.389cm" chart:style-name="ch3">
          <text:p>batch size 100, 10K entries (5K legacy entries)</text:p>
        </chart:subtitle>
        <chart:legend chart:legend-position="end" svg:x="16.141cm" svg:y="5.381cm" style:legend-expansion="high" chart:style-name="ch4"/>
        <chart:plot-area chart:style-name="ch5" table:cell-range-address="'batch-size-100-detail-overwrite'.B81:'batch-size-100-detail-overwrite'.B96 'batch-size-100-detail-overwrite'.D81:'batch-size-100-detail-overwrite'.E96" chart:data-source-has-labels="row" svg:x="0.421cm" svg:y="2.309cm" svg:width="15.299cm" svg:height="9.313cm">
          <chart:coordinate-region svg:x="1.228cm" svg:y="2.508cm" svg:width="14.305cm" svg:height="8.46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batch-size-100-detail-overwrite'.D82:'batch-size-100-detail-overwrite'.D96" chart:label-cell-address="'batch-size-100-detail-overwrite'.D81:'batch-size-100-detail-overwrite'.D81" chart:class="chart:scatter">
            <chart:domain table:cell-range-address="'batch-size-100-detail-overwrite'.B82:'batch-size-100-detail-overwrite'.B96"/>
            <chart:data-point chart:repeated="15"/>
          </chart:series>
          <chart:series chart:style-name="ch10" chart:values-cell-range-address="'batch-size-100-detail-overwrite'.E82:'batch-size-100-detail-overwrite'.E96" chart:label-cell-address="'batch-size-100-detail-overwrite'.E81:'batch-size-100-detail-overwrite'.E8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 (before)</text:p>
                <draw:g>
                  <svg:desc>'batch-size-100-detail-overwrite'.D81:'batch-size-100-detail-overwrite'.D81</svg:desc>
                </draw:g>
              </table:table-cell>
              <table:table-cell office:value-type="string">
                <text:p>Entries per sec (after)</text:p>
                <draw:g>
                  <svg:desc>'batch-size-100-detail-overwrite'.E81:'batch-size-100-detail-overwrite'.E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82:'batch-size-100-detail-overwrite'.B96</svg:desc>
                </draw:g>
              </table:table-cell>
              <table:table-cell office:value-type="float" office:value="12.6892281142538">
                <text:p>12.6892281142538</text:p>
                <draw:g>
                  <svg:desc>'batch-size-100-detail-overwrite'.D82:'batch-size-100-detail-overwrite'.D96</svg:desc>
                </draw:g>
              </table:table-cell>
              <table:table-cell office:value-type="float" office:value="23.5832370351154">
                <text:p>23.5832370351154</text:p>
                <draw:g>
                  <svg:desc>'batch-size-100-detail-overwrite'.E82:'batch-size-100-detail-overwrite'.E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  <table:table-cell office:value-type="float" office:value="40.6950718268018">
                <text:p>40.695071826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  <table:table-cell office:value-type="float" office:value="54.5286002508316">
                <text:p>54.5286002508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  <table:table-cell office:value-type="float" office:value="64.2508352608584">
                <text:p>64.2508352608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  <table:table-cell office:value-type="float" office:value="74.1784734070173">
                <text:p>74.1784734070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7016027569608">
                <text:p>54.7016027569608</text:p>
              </table:table-cell>
              <table:table-cell office:value-type="float" office:value="80.0897004645203">
                <text:p>80.0897004645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369871402327">
                <text:p>61.2369871402327</text:p>
              </table:table-cell>
              <table:table-cell office:value-type="float" office:value="81.406707912732">
                <text:p>81.406707912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  <table:table-cell office:value-type="float" office:value="87.8657411475266">
                <text:p>87.8657411475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.7096330905593">
                <text:p>68.7096330905593</text:p>
              </table:table-cell>
              <table:table-cell office:value-type="float" office:value="95.2653138992093">
                <text:p>95.2653138992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  <table:table-cell office:value-type="float" office:value="101.399310484689">
                <text:p>101.39931048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8177756056692">
                <text:p>69.8177756056692</text:p>
              </table:table-cell>
              <table:table-cell office:value-type="float" office:value="99.8601957259836">
                <text:p>99.8601957259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59636190703">
                <text:p>59.4459636190703</text:p>
              </table:table-cell>
              <table:table-cell office:value-type="float" office:value="97.9336010185095">
                <text:p>97.9336010185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643576920206">
                <text:p>74.643576920206</text:p>
              </table:table-cell>
              <table:table-cell office:value-type="float" office:value="104.166666666667">
                <text:p>104.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8763189155195">
                <text:p>69.8763189155195</text:p>
              </table:table-cell>
              <table:table-cell office:value-type="float" office:value="106.382978723404">
                <text:p>106.382978723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  <table:table-cell office:value-type="float" office:value="101.142914938809">
                <text:p>101.14291493880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13:'batch-size-100-detail-overwrite-copy_object'.C27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C13:'batch-size-100-detail-overwrite-copy_object'.C27" chart:label-cell-address="'second run'.C32:'second run'.C32" chart:class="chart:scatter">
            <chart:domain table:cell-range-address="'batch-size-100-detail-overwrite-copy_object'.B13:'batch-size-100-detail-overwrite-copy_object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13:'batch-size-100-detail-overwrite-copy_object'.B27</svg:desc>
                </draw:g>
              </table:table-cell>
              <table:table-cell office:value-type="float" office:value="141.74">
                <text:p>141.74</text:p>
                <draw:g>
                  <svg:desc>'batch-size-100-detail-overwrite-copy_object'.C13:'batch-size-100-detail-overwrite-copy_object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51">
                <text:p>39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99">
                <text:p>34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08">
                <text:p>24.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13:'batch-size-100-detail-overwrite-copy_object'.B27 'second run'.D8:'second run'.D8 'batch-size-100-detail-overwrite-copy_object'.D13:'batch-size-100-detail-overwrite-copy_object'.D27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D13:'batch-size-100-detail-overwrite-copy_object'.D27" chart:label-cell-address="'second run'.D8:'second run'.D8" chart:class="chart:scatter">
            <chart:domain table:cell-range-address="'batch-size-100-detail-overwrite-copy_object'.B13:'batch-size-100-detail-overwrite-copy_object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13:'batch-size-100-detail-overwrite-copy_object'.B27</svg:desc>
                </draw:g>
              </table:table-cell>
              <table:table-cell office:value-type="float" office:value="35.27585720333">
                <text:p>35.27585720333</text:p>
                <draw:g>
                  <svg:desc>'batch-size-100-detail-overwrite-copy_object'.D13:'batch-size-100-detail-overwrite-copy_object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.2031348754898">
                <text:p>63.2031348754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7.5656742556918">
                <text:p>87.5656742556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6.837606837607">
                <text:p>106.837606837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6.550240445457">
                <text:p>126.55024044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2.450331125828">
                <text:p>132.450331125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2.897970848814">
                <text:p>142.897970848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3.826998689384">
                <text:p>163.826998689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9.275726066691">
                <text:p>179.275726066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7.195806813927">
                <text:p>187.195806813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7.336080929187">
                <text:p>187.336080929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5.597624350408">
                <text:p>185.597624350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4.250194250194">
                <text:p>194.250194250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3.915171288744">
                <text:p>203.915171288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7.641196013289">
                <text:p>207.6411960132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32:'first run'.B40 'first run'.D8:'first run'.D8 'first run'.D32:'first run'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32:'first run'.D40" chart:label-cell-address="'first run'.D8:'first run'.D8" chart:class="chart:scatter">
            <chart:domain table:cell-range-address="'first run'.B32:'first run'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rst run'.B32:'first run'.B40</svg:desc>
                </draw:g>
              </table:table-cell>
              <table:table-cell office:value-type="float" office:value="NaN">
                <text:p>NaN</text:p>
                <draw:g>
                  <svg:desc>'first run'.D32:'first ru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9022114308839">
                <text:p>11.9022114308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.3793988113054">
                <text:p>21.3793988113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6.2634174644619">
                <text:p>36.263417464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0274018660166">
                <text:p>42.0274018660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.337678270204">
                <text:p>38.337678270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0.9310260784792">
                <text:p>60.9310260784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.0026001040042">
                <text:p>65.002600104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5.0702758979698">
                <text:p>65.0702758979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36:'batch-size-100-detail-overwrite-copy_object'.C5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C36:'batch-size-100-detail-overwrite-copy_object'.C50" chart:label-cell-address="'second run'.C32:'second run'.C32" chart:class="chart:scatter">
            <chart:domain table:cell-range-address="'batch-size-100-detail-overwrite-copy_object'.B36:'batch-size-100-detail-overwrite-copy_object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36:'batch-size-100-detail-overwrite-copy_object'.B50</svg:desc>
                </draw:g>
              </table:table-cell>
              <table:table-cell office:value-type="float" office:value="134.17">
                <text:p>134.17</text:p>
                <draw:g>
                  <svg:desc>'batch-size-100-detail-overwrite-copy_object'.C36:'batch-size-100-detail-overwrite-copy_object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2.97">
                <text:p>72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36:'batch-size-100-detail-overwrite-copy_object'.B50 'second run'.D8:'second run'.D8 'batch-size-100-detail-overwrite-copy_object'.D36:'batch-size-100-detail-overwrite-copy_object'.D50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D36:'batch-size-100-detail-overwrite-copy_object'.D50" chart:label-cell-address="'second run'.D8:'second run'.D8" chart:class="chart:scatter">
            <chart:domain table:cell-range-address="'batch-size-100-detail-overwrite-copy_object'.B36:'batch-size-100-detail-overwrite-copy_object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36:'batch-size-100-detail-overwrite-copy_object'.B50</svg:desc>
                </draw:g>
              </table:table-cell>
              <table:table-cell office:value-type="float" office:value="37.2661548781397">
                <text:p>37.2661548781397</text:p>
                <draw:g>
                  <svg:desc>'batch-size-100-detail-overwrite-copy_object'.D36:'batch-size-100-detail-overwrite-copy_object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213101274496">
                <text:p>68.5213101274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9.063056644104">
                <text:p>89.063056644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9.745390693591">
                <text:p>109.745390693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9.836406128278">
                <text:p>129.83640612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7.854976564654">
                <text:p>137.854976564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0.966183574879">
                <text:p>150.966183574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6.722240746916">
                <text:p>166.722240746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6.11835153223">
                <text:p>176.11835153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.52114924182">
                <text:p>199.52114924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.441563621859">
                <text:p>199.44156362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60:'batch-size-100-detail-overwrite-copy_object'.C74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C60:'batch-size-100-detail-overwrite-copy_object'.C74" chart:label-cell-address="'second run'.C32:'second run'.C32" chart:class="chart:scatter">
            <chart:domain table:cell-range-address="'batch-size-100-detail-overwrite-copy_object'.B60:'batch-size-100-detail-overwrite-copy_object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60:'batch-size-100-detail-overwrite-copy_object'.B74</svg:desc>
                </draw:g>
              </table:table-cell>
              <table:table-cell office:value-type="float" office:value="137.955">
                <text:p>137.955</text:p>
                <draw:g>
                  <svg:desc>'batch-size-100-detail-overwrite-copy_object'.C60:'batch-size-100-detail-overwrite-copy_object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.04">
                <text:p>76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.62">
                <text:p>56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01">
                <text:p>39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055">
                <text:p>34.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255">
                <text:p>30.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885">
                <text:p>25.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52">
                <text:p>24.5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60:'batch-size-100-detail-overwrite-copy_object'.B74 'second run'.D8:'second run'.D8 'batch-size-100-detail-overwrite-copy_object'.D60:'batch-size-100-detail-overwrite-copy_object'.D74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D60:'batch-size-100-detail-overwrite-copy_object'.D74" chart:label-cell-address="'second run'.D8:'second run'.D8" chart:class="chart:scatter">
            <chart:domain table:cell-range-address="'batch-size-100-detail-overwrite-copy_object'.B60:'batch-size-100-detail-overwrite-copy_object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60:'batch-size-100-detail-overwrite-copy_object'.B74</svg:desc>
                </draw:g>
              </table:table-cell>
              <table:table-cell office:value-type="float" office:value="36.2437026566634">
                <text:p>36.2437026566634</text:p>
                <draw:g>
                  <svg:desc>'batch-size-100-detail-overwrite-copy_object'.D60:'batch-size-100-detail-overwrite-copy_object'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7548658600737">
                <text:p>65.7548658600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8.3080183680678">
                <text:p>88.308018368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8.27197921178">
                <text:p>108.27197921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8.172263522174">
                <text:p>128.172263522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5.098621994056">
                <text:p>135.098621994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6.82131845544">
                <text:p>146.82131845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5.261940175178">
                <text:p>165.261940175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7.683013503909">
                <text:p>177.683013503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3.162062970833">
                <text:p>193.162062970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3.199381761978">
                <text:p>193.19938176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5.597624350408">
                <text:p>185.597624350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4.250194250194">
                <text:p>194.250194250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4.250194250194">
                <text:p>194.250194250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3.915171288744">
                <text:p>203.9151712887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8cm" svg:height="11.982cm" xlink:href=".." xlink:type="simple" chart:class="chart:scatter" chart:style-name="ch1">
        <chart:title svg:x="4.701cm" svg:y="0.375cm" chart:style-name="ch2">
          <text:p>Performance improvements with the -w flag and -w flag + copy_object</text:p>
        </chart:title>
        <chart:subtitle svg:x="7.598cm" svg:y="1.393cm" chart:style-name="ch3">
          <text:p>batch size 100, 10K entries (5K legacy entries)</text:p>
        </chart:subtitle>
        <chart:legend chart:legend-position="end" svg:x="16.771cm" svg:y="5.194cm" style:legend-expansion="high" chart:style-name="ch4"/>
        <chart:plot-area chart:style-name="ch5" table:cell-range-address="'batch-size-100-detail-overwrite-copy_object'.B81:'batch-size-100-detail-overwrite-copy_object'.E96" chart:data-source-has-labels="row" svg:x="0.467cm" svg:y="2.315cm" svg:width="15.837cm" svg:height="9.428cm">
          <chart:coordinate-region svg:x="1.274cm" svg:y="2.514cm" svg:width="14.843cm" svg:height="8.58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batch-size-100-detail-overwrite-copy_object'.C82:'batch-size-100-detail-overwrite-copy_object'.C96" chart:label-cell-address="'batch-size-100-detail-overwrite-copy_object'.C81:'batch-size-100-detail-overwrite-copy_object'.C81" chart:class="chart:scatter">
            <chart:domain table:cell-range-address="'batch-size-100-detail-overwrite-copy_object'.B82:'batch-size-100-detail-overwrite-copy_object'.B96"/>
            <chart:data-point chart:repeated="15"/>
          </chart:series>
          <chart:series chart:style-name="ch10" chart:values-cell-range-address="'batch-size-100-detail-overwrite-copy_object'.D82:'batch-size-100-detail-overwrite-copy_object'.D96" chart:label-cell-address="'batch-size-100-detail-overwrite-copy_object'.D81:'batch-size-100-detail-overwrite-copy_object'.D81" chart:class="chart:scatter">
            <chart:data-point chart:repeated="15"/>
          </chart:series>
          <chart:series chart:style-name="ch11" chart:values-cell-range-address="'batch-size-100-detail-overwrite-copy_object'.E82:'batch-size-100-detail-overwrite-copy_object'.E96" chart:label-cell-address="'batch-size-100-detail-overwrite-copy_object'.E81:'batch-size-100-detail-overwrite-copy_object'.E8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 (before)</text:p>
                <draw:g>
                  <svg:desc>'batch-size-100-detail-overwrite-copy_object'.C81:'batch-size-100-detail-overwrite-copy_object'.C81</svg:desc>
                </draw:g>
              </table:table-cell>
              <table:table-cell office:value-type="string">
                <text:p>Entries per sec (-w)</text:p>
                <draw:g>
                  <svg:desc>'batch-size-100-detail-overwrite-copy_object'.D81:'batch-size-100-detail-overwrite-copy_object'.D81</svg:desc>
                </draw:g>
              </table:table-cell>
              <table:table-cell office:value-type="string">
                <text:p>Entries per sec (-w + copy_object)</text:p>
                <draw:g>
                  <svg:desc>'batch-size-100-detail-overwrite-copy_object'.E81:'batch-size-100-detail-overwrite-copy_object'.E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82:'batch-size-100-detail-overwrite-copy_object'.B96</svg:desc>
                </draw:g>
              </table:table-cell>
              <table:table-cell office:value-type="float" office:value="12.6892281142538">
                <text:p>12.6892281142538</text:p>
                <draw:g>
                  <svg:desc>'batch-size-100-detail-overwrite-copy_object'.C82:'batch-size-100-detail-overwrite-copy_object'.C96</svg:desc>
                </draw:g>
              </table:table-cell>
              <table:table-cell office:value-type="float" office:value="23.5832370351154">
                <text:p>23.5832370351154</text:p>
                <draw:g>
                  <svg:desc>'batch-size-100-detail-overwrite-copy_object'.D82:'batch-size-100-detail-overwrite-copy_object'.D96</svg:desc>
                </draw:g>
              </table:table-cell>
              <table:table-cell office:value-type="float" office:value="36.2437026566634">
                <text:p>36.2437026566634</text:p>
                <draw:g>
                  <svg:desc>'batch-size-100-detail-overwrite-copy_object'.E82:'batch-size-100-detail-overwrite-copy_object'.E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  <table:table-cell office:value-type="float" office:value="40.6950718268018">
                <text:p>40.6950718268018</text:p>
              </table:table-cell>
              <table:table-cell office:value-type="float" office:value="65.7548658600737">
                <text:p>65.7548658600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  <table:table-cell office:value-type="float" office:value="54.5286002508316">
                <text:p>54.5286002508316</text:p>
              </table:table-cell>
              <table:table-cell office:value-type="float" office:value="88.3080183680678">
                <text:p>88.308018368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  <table:table-cell office:value-type="float" office:value="64.2508352608584">
                <text:p>64.2508352608584</text:p>
              </table:table-cell>
              <table:table-cell office:value-type="float" office:value="108.27197921178">
                <text:p>108.27197921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  <table:table-cell office:value-type="float" office:value="74.1784734070173">
                <text:p>74.1784734070173</text:p>
              </table:table-cell>
              <table:table-cell office:value-type="float" office:value="128.172263522174">
                <text:p>128.172263522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7016027569608">
                <text:p>54.7016027569608</text:p>
              </table:table-cell>
              <table:table-cell office:value-type="float" office:value="80.0897004645203">
                <text:p>80.0897004645203</text:p>
              </table:table-cell>
              <table:table-cell office:value-type="float" office:value="135.098621994056">
                <text:p>135.098621994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369871402327">
                <text:p>61.2369871402327</text:p>
              </table:table-cell>
              <table:table-cell office:value-type="float" office:value="81.406707912732">
                <text:p>81.406707912732</text:p>
              </table:table-cell>
              <table:table-cell office:value-type="float" office:value="146.82131845544">
                <text:p>146.82131845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  <table:table-cell office:value-type="float" office:value="87.8657411475266">
                <text:p>87.8657411475266</text:p>
              </table:table-cell>
              <table:table-cell office:value-type="float" office:value="165.261940175178">
                <text:p>165.261940175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.7096330905593">
                <text:p>68.7096330905593</text:p>
              </table:table-cell>
              <table:table-cell office:value-type="float" office:value="95.2653138992093">
                <text:p>95.2653138992093</text:p>
              </table:table-cell>
              <table:table-cell office:value-type="float" office:value="177.683013503909">
                <text:p>177.683013503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  <table:table-cell office:value-type="float" office:value="101.399310484689">
                <text:p>101.399310484689</text:p>
              </table:table-cell>
              <table:table-cell office:value-type="float" office:value="193.162062970833">
                <text:p>193.162062970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8177756056692">
                <text:p>69.8177756056692</text:p>
              </table:table-cell>
              <table:table-cell office:value-type="float" office:value="99.8601957259836">
                <text:p>99.8601957259836</text:p>
              </table:table-cell>
              <table:table-cell office:value-type="float" office:value="193.199381761978">
                <text:p>193.19938176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59636190703">
                <text:p>59.4459636190703</text:p>
              </table:table-cell>
              <table:table-cell office:value-type="float" office:value="97.9336010185095">
                <text:p>97.9336010185095</text:p>
              </table:table-cell>
              <table:table-cell office:value-type="float" office:value="185.597624350408">
                <text:p>185.597624350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643576920206">
                <text:p>74.643576920206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94.250194250194">
                <text:p>194.250194250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8763189155195">
                <text:p>69.8763189155195</text:p>
              </table:table-cell>
              <table:table-cell office:value-type="float" office:value="106.382978723404">
                <text:p>106.382978723404</text:p>
              </table:table-cell>
              <table:table-cell office:value-type="float" office:value="194.250194250194">
                <text:p>194.250194250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  <table:table-cell office:value-type="float" office:value="101.142914938809">
                <text:p>101.142914938809</text:p>
              </table:table-cell>
              <table:table-cell office:value-type="float" office:value="203.915171288744">
                <text:p>203.91517128874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72:'first run'.C79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72:'first run'.C79" chart:label-cell-address="'first run'.C32:'first run'.C32" chart:class="chart:scatter">
            <chart:domain table:cell-range-address="'first run'.B72:'first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72:'first run'.B79</svg:desc>
                </draw:g>
              </table:table-cell>
              <table:table-cell office:value-type="float" office:value="399.69">
                <text:p>399.69</text:p>
                <draw:g>
                  <svg:desc>'first run'.C72:'first run'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2.55">
                <text:p>242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.23">
                <text:p>14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9.44">
                <text:p>139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1.15">
                <text:p>131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72:'first run'.B79 'first run'.D8:'first run'.D8 'first run'.D72:'first run'.D79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72:'first run'.D79" chart:label-cell-address="'first run'.D8:'first run'.D8" chart:class="chart:scatter">
            <chart:domain table:cell-range-address="'first run'.B72:'first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72:'first run'.B79</svg:desc>
                </draw:g>
              </table:table-cell>
              <table:table-cell office:value-type="float" office:value="12.5096950136356">
                <text:p>12.5096950136356</text:p>
                <draw:g>
                  <svg:desc>'first run'.D72:'first run'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614306328592">
                <text:p>20.614306328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2343828085957">
                <text:p>31.2343828085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.6557084789275">
                <text:p>35.6557084789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.8577165806082">
                <text:p>35.8577165806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.1242851696531">
                <text:p>38.1242851696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6.5722801788376">
                <text:p>46.5722801788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9210799584631">
                <text:p>51.92107995846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9:'second run'.C16 'second run'.C8:'second run'.C8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9:'second run'.C16" chart:label-cell-address="'second run'.C8:'second run'.C8" chart:class="chart:scatter">
            <chart:domain table:cell-range-address="'second run'.B9:'second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8:'second run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9:'second run'.B16</svg:desc>
                </draw:g>
              </table:table-cell>
              <table:table-cell office:value-type="float" office:value="373.03">
                <text:p>373.03</text:p>
                <draw:g>
                  <svg:desc>'second run'.C9:'second run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.57">
                <text:p>227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2.17">
                <text:p>16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.52">
                <text:p>154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43">
                <text:p>98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9:'second run'.B16 'second run'.D8:'second run'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9:'second run'.D16" chart:label-cell-address="'second run'.D8:'second run'.D8" chart:class="chart:scatter">
            <chart:domain table:cell-range-address="'second run'.B9:'second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9:'second run'.B16</svg:desc>
                </draw:g>
              </table:table-cell>
              <table:table-cell office:value-type="float" office:value="13.4037476878535">
                <text:p>13.4037476878535</text:p>
                <draw:g>
                  <svg:desc>'second run'.D9:'second run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9712615898405">
                <text:p>21.971261589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8318431275822">
                <text:p>30.8318431275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3582707740098">
                <text:p>32.3582707740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7975210809712">
                <text:p>50.7975210809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5.6079540271823">
                <text:p>45.6079540271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9.5343768575391">
                <text:p>49.5343768575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0204081632653">
                <text:p>51.02040816326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33:'second run'.C4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33:'second run'.C40" chart:label-cell-address="'second run'.C32:'second run'.C32" chart:class="chart:scatter">
            <chart:domain table:cell-range-address="'second run'.B33:'second run'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33:'second run'.B40</svg:desc>
                </draw:g>
              </table:table-cell>
              <table:table-cell office:value-type="float" office:value="367.98">
                <text:p>367.98</text:p>
                <draw:g>
                  <svg:desc>'second run'.C33:'second run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5.86">
                <text:p>14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.38">
                <text:p>116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9.96">
                <text:p>79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6.41">
                <text:p>86.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